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0" style:family="table-cell" style:parent-style-name="Default" style:data-style-name="N158">
      <style:text-properties style:text-position="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9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6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5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7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7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5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style:vertical-align="automatic"/>
    </style:style>
    <style:style style:name="ce36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8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5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6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4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8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52" style:family="table-cell" style:parent-style-name="Default" style:data-style-name="N158"/>
    <style:style style:name="ce4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80"/>
          <table:table-cell/>
          <table:table-cell table:style-name="ce207" office:value-type="string" calcext:value-type="string">
            <text:p>Revision 1.0-20140806</text:p>
          </table:table-cell>
          <table:table-cell table:style-name="ce54" table:number-columns-repeated="9"/>
          <table:table-cell table:style-name="ce371"/>
          <table:table-cell/>
          <table:table-cell table:style-name="ce377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37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379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5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29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0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0"/>
          <table:table-cell table:style-name="ce385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6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57" table:number-columns-repeated="2"/>
          <table:table-cell table:style-name="ce372"/>
          <table:table-cell/>
          <table:table-cell office:value-type="string" calcext:value-type="string">
            <text:p>Date</text:p>
          </table:table-cell>
          <table:table-cell table:style-name="ce381"/>
          <table:table-cell table:style-name="ce385" table:formula="of:=IF([.AB8]&lt;&gt;[.AD8];&quot;Change&quot;;&quot;&quot;)">
            <text:p/>
          </table:table-cell>
          <table:table-cell table:style-name="ce387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3"/>
          <table:table-cell/>
          <table:table-cell table:style-name="ce210"/>
          <table:table-cell table:style-name="ce237" office:value-type="string" calcext:value-type="string">
            <text:p>Location</text:p>
          </table:table-cell>
          <table:table-cell table:style-name="ce54" table:number-columns-repeated="2"/>
          <table:table-cell table:style-name="ce318" office:value-type="string" calcext:value-type="string">
            <text:p>Input Changes Only</text:p>
          </table:table-cell>
          <table:table-cell table:style-name="ce54" table:number-columns-repeated="3"/>
          <table:table-cell table:style-name="ce318" office:value-type="string" calcext:value-type="string">
            <text:p>Input Changes Only</text:p>
          </table:table-cell>
          <table:table-cell table:style-name="ce54"/>
          <table:table-cell table:style-name="ce371"/>
          <table:table-cell/>
          <table:table-cell office:value-type="string" calcext:value-type="string">
            <text:p>Inspector</text:p>
          </table:table-cell>
          <table:table-cell table:style-name="ce382"/>
          <table:table-cell table:style-name="ce385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8" table:formula="of:=IF([.V10]=&quot;&quot;;&quot;&quot;;[.V1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Facility:</text:p>
          </table:table-cell>
          <table:table-cell table:style-name="ce296" table:formula="of:=IF([.S10]&lt;&gt;&quot;&quot;;[.S10];IF([.AB10]=&quot;&quot;;&quot;&quot;;[.AB10]))">
            <text:p/>
          </table:table-cell>
          <table:table-cell table:style-name="ce240"/>
          <table:table-cell/>
          <table:table-cell table:style-name="ce20" office:value-type="string" calcext:value-type="string">
            <text:p>Site Number:</text:p>
          </table:table-cell>
          <table:table-cell table:style-name="ce296" table:formula="of:=IF([.W10]&lt;&gt;&quot;&quot;;[.W10];IF([.AB15]=&quot;&quot;;&quot;&quot;;[.AB1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Facility:</text:p>
          </table:table-cell>
          <table:table-cell table:style-name="ce382"/>
          <table:table-cell table:style-name="ce385" table:formula="of:=IF([.AB10]&lt;&gt;[.AD10];&quot;Change&quot;;&quot;&quot;)">
            <text:p/>
          </table:table-cell>
          <table:table-cell table:style-name="ce388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72" table:formula="of:=IF([.V11]=&quot;&quot;;&quot;&quot;;[.V11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Department:</text:p>
          </table:table-cell>
          <table:table-cell table:style-name="ce296" table:formula="of:=IF([.S11]&lt;&gt;&quot;&quot;;[.S11];IF([.AB11]=&quot;&quot;;&quot;&quot;;[.AB11]))">
            <text:p/>
          </table:table-cell>
          <table:table-cell table:style-name="ce240"/>
          <table:table-cell/>
          <table:table-cell table:style-name="ce20" office:value-type="string" calcext:value-type="string">
            <text:p>Authorized Use:</text:p>
          </table:table-cell>
          <table:table-cell table:style-name="ce296" table:formula="of:=IF([.W11]&lt;&gt;&quot;&quot;;[.W11];IF([.AB16]=&quot;&quot;;&quot;&quot;;[.AB1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Department:</text:p>
          </table:table-cell>
          <table:table-cell table:style-name="ce382"/>
          <table:table-cell table:style-name="ce385" table:formula="of:=IF([.AB11]&lt;&gt;[.AD11];&quot;Change&quot;;&quot;&quot;)">
            <text:p/>
          </table:table-cell>
          <table:table-cell table:style-name="ce388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3" table:formula="of:=IF([.V12]=&quot;&quot;;&quot;&quot;;[.V12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Area/Division:</text:p>
          </table:table-cell>
          <table:table-cell table:style-name="ce296" table:formula="of:=IF([.S12]&lt;&gt;&quot;&quot;;[.S12];IF([.AB12]=&quot;&quot;;&quot;&quot;;[.AB12]))">
            <text:p/>
          </table:table-cell>
          <table:table-cell table:style-name="ce240"/>
          <table:table-cell/>
          <table:table-cell table:style-name="ce20" office:value-type="string" calcext:value-type="string">
            <text:p>Date of Installation:</text:p>
          </table:table-cell>
          <table:table-cell table:style-name="ce350" table:formula="of:=IF([.W12]&lt;&gt;&quot;&quot;;[.W12];IF([.AB17]=&quot;&quot;;&quot;&quot;;[.AB17]))">
            <text:p/>
          </table:table-cell>
          <table:table-cell table:style-name="ce358"/>
          <table:table-cell/>
          <table:table-cell table:style-name="ce241"/>
          <table:table-cell/>
          <table:table-cell office:value-type="string" calcext:value-type="string">
            <text:p>Area/Division:</text:p>
          </table:table-cell>
          <table:table-cell table:style-name="ce382"/>
          <table:table-cell table:style-name="ce385" table:formula="of:=IF([.AB12]&lt;&gt;[.AD12];&quot;Change&quot;;&quot;&quot;)">
            <text:p/>
          </table:table-cell>
          <table:table-cell table:style-name="ce388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74" table:formula="of:=IF([.V13]=&quot;&quot;;&quot;&quot;;[.V13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urvey ID:</text:p>
          </table:table-cell>
          <table:table-cell table:style-name="ce262" table:formula="of:=IF([.S13]&lt;&gt;&quot;&quot;;[.S13];IF([.AB13]=&quot;&quot;;&quot;&quot;;[.AB13]))">
            <text:p/>
          </table:table-cell>
          <table:table-cell table:style-name="ce239"/>
          <table:table-cell/>
          <table:table-cell table:style-name="ce20" office:value-type="string" calcext:value-type="string">
            <text:p>Number of X-ray Tubes:</text:p>
          </table:table-cell>
          <table:table-cell table:style-name="ce262" table:formula="of:=IF([.W13]&lt;&gt;&quot;&quot;;[.W13];IF([.AB18]=&quot;&quot;;&quot;&quot;;[.AB1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urvey ID:</text:p>
          </table:table-cell>
          <table:table-cell table:style-name="ce382"/>
          <table:table-cell table:style-name="ce385" table:formula="of:=IF([.AB13]&lt;&gt;[.AD13];&quot;Change&quot;;&quot;&quot;)">
            <text:p/>
          </table:table-cell>
          <table:table-cell table:style-name="ce388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Room Number:</text:p>
          </table:table-cell>
          <table:table-cell table:style-name="ce296" table:formula="of:=IF([.S14]&lt;&gt;&quot;&quot;;[.S14];IF([.AB14]=&quot;&quot;;&quot;&quot;;[.AB14]))">
            <text:p/>
          </table:table-cell>
          <table:table-cell table:style-name="ce240"/>
          <table:table-cell/>
          <table:table-cell table:style-name="ce20" office:value-type="string" calcext:value-type="string">
            <text:p>Accession Number:</text:p>
          </table:table-cell>
          <table:table-cell table:style-name="ce262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Room Number:</text:p>
          </table:table-cell>
          <table:table-cell table:style-name="ce382"/>
          <table:table-cell table:style-name="ce385" table:formula="of:=IF([.AB14]&lt;&gt;[.AD14];&quot;Change&quot;;&quot;&quot;)">
            <text:p/>
          </table:table-cell>
          <table:table-cell table:style-name="ce388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ite Number:</text:p>
          </table:table-cell>
          <table:table-cell table:style-name="ce382"/>
          <table:table-cell table:style-name="ce385" table:formula="of:=IF([.AB15]&lt;&gt;[.AD15];&quot;Change&quot;;&quot;&quot;)">
            <text:p/>
          </table:table-cell>
          <table:table-cell table:style-name="ce388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17]=&quot;&quot;;&quot;&quot;;[.R1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9" table:formula="of:=IF([.V17]=&quot;&quot;;&quot;&quot;;[.V1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horized Use:</text:p>
          </table:table-cell>
          <table:table-cell table:style-name="ce382"/>
          <table:table-cell table:style-name="ce385" table:formula="of:=IF([.AB16]&lt;&gt;[.AD16];&quot;Change&quot;;&quot;&quot;)">
            <text:p/>
          </table:table-cell>
          <table:table-cell table:style-name="ce388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18]=&quot;&quot;;&quot;&quot;;[.R1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8" table:formula="of:=IF([.V18]=&quot;&quot;;&quot;&quot;;[.V1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96" table:formula="of:=IF([.S17]&lt;&gt;&quot;&quot;;[.S17];IF([.AB21]=&quot;&quot;;&quot;&quot;;[.AB21]))">
            <text:p/>
          </table:table-cell>
          <table:table-cell table:style-name="ce240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W17]&lt;&gt;&quot;&quot;;[.W17];IF([.AB24]=&quot;&quot;;&quot;&quot;;[.AB24]))">
            <text:p/>
          </table:table-cell>
          <table:table-cell table:style-name="ce319"/>
          <table:table-cell/>
          <table:table-cell table:style-name="ce241"/>
          <table:table-cell/>
          <table:table-cell office:value-type="string" calcext:value-type="string">
            <text:p>Date of Installation:</text:p>
          </table:table-cell>
          <table:table-cell table:style-name="ce383"/>
          <table:table-cell table:style-name="ce385" table:formula="of:=IF([.AB17]&lt;&gt;[.AD17];&quot;Change&quot;;&quot;&quot;)">
            <text:p/>
          </table:table-cell>
          <table:table-cell table:style-name="ce389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8" table:formula="of:=IF([.V19]=&quot;&quot;;&quot;&quot;;[.V1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96" table:formula="of:=IF([.S18]&lt;&gt;&quot;&quot;;[.S18];IF([.AB22]=&quot;&quot;;&quot;&quot;;[.AB22]))">
            <text:p/>
          </table:table-cell>
          <table:table-cell table:style-name="ce240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W18]&lt;&gt;&quot;&quot;;[.W18];IF([.AB25]=&quot;&quot;;&quot;&quot;;[.AB2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Number of X-ray Tubes:</text:p>
          </table:table-cell>
          <table:table-cell table:style-name="ce382"/>
          <table:table-cell table:style-name="ce385" table:formula="of:=IF([.AB18]&lt;&gt;[.AD18];&quot;Change&quot;;&quot;&quot;)">
            <text:p/>
          </table:table-cell>
          <table:table-cell table:style-name="ce388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x kVp:</text:p>
          </table:table-cell>
          <table:table-cell table:style-name="ce262" table:formula="of:=IF([.S19]&lt;&gt;&quot;&quot;;[.S19];IF([.AB23]=&quot;&quot;;&quot;&quot;;[.AB23]))">
            <text:p/>
          </table:table-cell>
          <table:table-cell table:style-name="ce240"/>
          <table:table-cell/>
          <table:table-cell table:style-name="ce20" office:value-type="string" calcext:value-type="string">
            <text:p>Max mA:</text:p>
          </table:table-cell>
          <table:table-cell table:style-name="ce262" table:formula="of:=IF([.W19]&lt;&gt;&quot;&quot;;[.W19];IF([.AB26]=&quot;&quot;;&quot;&quot;;[.AB2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ccesssion Number:</text:p>
          </table:table-cell>
          <table:table-cell table:style-name="ce382"/>
          <table:table-cell table:style-name="ce385" table:formula="of:=IF([.AB19]&lt;&gt;[.AD19];&quot;Change&quot;;&quot;&quot;)">
            <text:p/>
          </table:table-cell>
          <table:table-cell table:style-name="ce388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22]=&quot;&quot;;&quot;&quot;;[.R22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22]=&quot;&quot;;&quot;&quot;;[.V22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21]&lt;&gt;[.AD21];&quot;Change&quot;;&quot;&quot;)">
            <text:p/>
          </table:table-cell>
          <table:table-cell table:style-name="ce388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23]=&quot;&quot;;&quot;&quot;;[.R23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23]=&quot;&quot;;&quot;&quot;;[.V23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22]&lt;&gt;&quot;&quot;;[.S22];IF([.AB28]=&quot;&quot;;&quot;&quot;;[.AB28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22]&lt;&gt;&quot;&quot;;[.W22];IF([.AB36]=&quot;&quot;;&quot;&quot;;[.AB3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22]&lt;&gt;[.AD22];&quot;Change&quot;;&quot;&quot;)">
            <text:p/>
          </table:table-cell>
          <table:table-cell table:style-name="ce388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24]=&quot;&quot;;&quot;&quot;;[.V2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23]&lt;&gt;&quot;&quot;;[.S23];IF([.AB29]=&quot;&quot;;&quot;&quot;;[.AB29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23]&lt;&gt;&quot;&quot;;[.W23];IF([.AB37]=&quot;&quot;;&quot;&quot;;[.AB37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x kVp:</text:p>
          </table:table-cell>
          <table:table-cell table:style-name="ce382"/>
          <table:table-cell table:style-name="ce385" table:formula="of:=IF([.AB23]&lt;&gt;[.AD23];&quot;Change&quot;;&quot;&quot;)">
            <text:p/>
          </table:table-cell>
          <table:table-cell table:style-name="ce388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5]=&quot;&quot;;&quot;&quot;;[.R25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24]&lt;&gt;&quot;&quot;;[.W24];IF([.AB38]=&quot;&quot;;&quot;&quot;;[.AB3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4]&lt;&gt;[.AD24];&quot;Change&quot;;&quot;&quot;)">
            <text:p/>
          </table:table-cell>
          <table:table-cell table:style-name="ce389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26]=&quot;&quot;;&quot;&quot;;[.R26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5]&lt;&gt;&quot;&quot;;[.S25];IF([.AB30]=&quot;&quot;;&quot;&quot;;[.AB30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25]&lt;&gt;[.AD25];&quot;Change&quot;;&quot;&quot;)">
            <text:p/>
          </table:table-cell>
          <table:table-cell table:style-name="ce388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27]=&quot;&quot;;&quot;&quot;;[.R2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27]=&quot;&quot;;&quot;&quot;;[.V2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26]&lt;&gt;&quot;&quot;;[.S26];IF([.AB31]=&quot;&quot;;&quot;&quot;;[.AB31]))">
            <text:p/>
          </table:table-cell>
          <table:table-cell table:style-name="ce240"/>
          <table:table-cell/>
          <table:table-cell table:style-name="ce238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x mA:</text:p>
          </table:table-cell>
          <table:table-cell table:style-name="ce382"/>
          <table:table-cell table:style-name="ce385" table:formula="of:=IF([.AB26]&lt;&gt;[.AD26];&quot;Change&quot;;&quot;&quot;)">
            <text:p/>
          </table:table-cell>
          <table:table-cell table:style-name="ce388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7" table:formula="of:=IF([.V28]=&quot;&quot;;&quot;&quot;;[.V2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27]&lt;&gt;&quot;&quot;;[.W27];IF([.AB39]=&quot;&quot;;&quot;&quot;;[.AB39]))">
            <text:p/>
          </table:table-cell>
          <table:table-cell table:style-name="ce240"/>
          <table:table-cell/>
          <table:table-cell table:style-name="ce241"/>
          <table:table-cell/>
          <table:table-cell table:style-name="ce238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9]=&quot;&quot;;&quot;&quot;;[.R29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28]&lt;&gt;&quot;&quot;;[.W28];IF([.AB40]=&quot;&quot;;&quot;&quot;;[.AB4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28]&lt;&gt;[.AD28];&quot;Change&quot;;&quot;&quot;)">
            <text:p/>
          </table:table-cell>
          <table:table-cell table:style-name="ce388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0]=&quot;&quot;;&quot;&quot;;[.R30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9]&lt;&gt;&quot;&quot;;[.S29];IF([.AB33]=&quot;&quot;;&quot;&quot;;[.AB33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9]&lt;&gt;[.AD29];&quot;Change&quot;;&quot;&quot;)">
            <text:p/>
          </table:table-cell>
          <table:table-cell table:style-name="ce389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1]=&quot;&quot;;&quot;&quot;;[.R3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0]&lt;&gt;&quot;&quot;;[.S30];IF([.AB34]=&quot;&quot;;&quot;&quot;;[.AB34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0]&lt;&gt;[.AD30];&quot;Change&quot;;&quot;&quot;)">
            <text:p/>
          </table:table-cell>
          <table:table-cell table:style-name="ce388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1]&lt;&gt;[.AD31];&quot;Change&quot;;&quot;&quot;)">
            <text:p/>
          </table:table-cell>
          <table:table-cell table:style-name="ce388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2]&lt;&gt;[.AD32];&quot;Change&quot;;&quot;&quot;)">
            <text:p/>
          </table:table-cell>
          <table:table-cell table:style-name="ce388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34]=&quot;&quot;;&quot;&quot;;[.R34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34]=&quot;&quot;;&quot;&quot;;[.V3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3]&lt;&gt;[.AD33];&quot;Change&quot;;&quot;&quot;)">
            <text:p/>
          </table:table-cell>
          <table:table-cell table:style-name="ce388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35]=&quot;&quot;;&quot;&quot;;[.R35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35]=&quot;&quot;;&quot;&quot;;[.V35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34]&lt;&gt;&quot;&quot;;[.S34];IF([.AB42]=&quot;&quot;;&quot;&quot;;[.AB42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34]&lt;&gt;&quot;&quot;;[.W34];IF([.AB50]=&quot;&quot;;&quot;&quot;;[.AB5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4]&lt;&gt;[.AD34];&quot;Change&quot;;&quot;&quot;)">
            <text:p/>
          </table:table-cell>
          <table:table-cell table:style-name="ce388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36]=&quot;&quot;;&quot;&quot;;[.V36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35]&lt;&gt;&quot;&quot;;[.S35];IF([.AB43]=&quot;&quot;;&quot;&quot;;[.AB43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35]&lt;&gt;&quot;&quot;;[.W35];IF([.AB51]=&quot;&quot;;&quot;&quot;;[.AB51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5]&lt;&gt;[.AD35];&quot;Change&quot;;&quot;&quot;)">
            <text:p/>
          </table:table-cell>
          <table:table-cell table:style-name="ce388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37]=&quot;&quot;;&quot;&quot;;[.R37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36]&lt;&gt;&quot;&quot;;[.W36];IF([.AB52]=&quot;&quot;;&quot;&quot;;[.AB52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36]&lt;&gt;[.AD36];&quot;Change&quot;;&quot;&quot;)">
            <text:p/>
          </table:table-cell>
          <table:table-cell table:style-name="ce388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8]=&quot;&quot;;&quot;&quot;;[.R3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37]&lt;&gt;&quot;&quot;;[.S37];IF([.AB44]=&quot;&quot;;&quot;&quot;;[.AB44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37]&lt;&gt;[.AD37];&quot;Change&quot;;&quot;&quot;)">
            <text:p/>
          </table:table-cell>
          <table:table-cell table:style-name="ce388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9]=&quot;&quot;;&quot;&quot;;[.R3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39]=&quot;&quot;;&quot;&quot;;[.V3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8]&lt;&gt;&quot;&quot;;[.S38];IF([.AB45]=&quot;&quot;;&quot;&quot;;[.AB45]))">
            <text:p/>
          </table:table-cell>
          <table:table-cell table:style-name="ce24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38]&lt;&gt;[.AD38];&quot;Change&quot;;&quot;&quot;)">
            <text:p/>
          </table:table-cell>
          <table:table-cell table:style-name="ce388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7" table:formula="of:=IF([.V40]=&quot;&quot;;&quot;&quot;;[.V4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39]&lt;&gt;&quot;&quot;;[.W39];IF([.AB53]=&quot;&quot;;&quot;&quot;;[.AB53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39]&lt;&gt;[.AD39];&quot;Change&quot;;&quot;&quot;)">
            <text:p/>
          </table:table-cell>
          <table:table-cell table:style-name="ce388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41]=&quot;&quot;;&quot;&quot;;[.R4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6" table:formula="of:=IF([.W40]&lt;&gt;&quot;&quot;;[.W40];IF([.AB54]=&quot;&quot;;&quot;&quot;;[.AB54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40]&lt;&gt;[.AD40];&quot;Change&quot;;&quot;&quot;)">
            <text:p/>
          </table:table-cell>
          <table:table-cell table:style-name="ce388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42]=&quot;&quot;;&quot;&quot;;[.R42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41]&lt;&gt;&quot;&quot;;[.S41];IF([.AB47]=&quot;&quot;;&quot;&quot;;[.AB47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table:style-name="ce238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43]=&quot;&quot;;&quot;&quot;;[.R43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42]&lt;&gt;&quot;&quot;;[.S42];IF([.AB48]=&quot;&quot;;&quot;&quot;;[.AB48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42]&lt;&gt;[.AD42];&quot;Change&quot;;&quot;&quot;)">
            <text:p/>
          </table:table-cell>
          <table:table-cell table:style-name="ce388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5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43]&lt;&gt;[.AD43];&quot;Change&quot;;&quot;&quot;)">
            <text:p/>
          </table:table-cell>
          <table:table-cell table:style-name="ce389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4]&lt;&gt;[.AD44];&quot;Change&quot;;&quot;&quot;)">
            <text:p/>
          </table:table-cell>
          <table:table-cell table:style-name="ce388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5]&lt;&gt;[.AD45];&quot;Change&quot;;&quot;&quot;)">
            <text:p/>
          </table:table-cell>
          <table:table-cell table:style-name="ce388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8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6]&lt;&gt;[.AD46];&quot;Change&quot;;&quot;&quot;)">
            <text:p/>
          </table:table-cell>
          <table:table-cell table:style-name="ce388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1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7]&lt;&gt;[.AD47];&quot;Change&quot;;&quot;&quot;)">
            <text:p/>
          </table:table-cell>
          <table:table-cell table:style-name="ce388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2" table:formula="of:=IF([.X48]&lt;&gt;&quot;&quot;;[.X48];IF([.AB55]=&quot;&quot;;&quot;&quot;;[.AB55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8]&lt;&gt;[.AD48];&quot;Change&quot;;&quot;&quot;)">
            <text:p/>
          </table:table-cell>
          <table:table-cell table:style-name="ce388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9]&lt;&gt;[.AD49];&quot;Change&quot;;&quot;&quot;)">
            <text:p/>
          </table:table-cell>
          <table:table-cell table:style-name="ce388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50]&lt;&gt;[.AD50];&quot;Change&quot;;&quot;&quot;)">
            <text:p/>
          </table:table-cell>
          <table:table-cell table:style-name="ce388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9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51]&lt;&gt;[.AD51];&quot;Change&quot;;&quot;&quot;)">
            <text:p/>
          </table:table-cell>
          <table:table-cell table:style-name="ce388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5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3" office:value-type="float" office:value="2" calcext:value-type="float">
            <text:p>2</text:p>
          </table:table-cell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52]&lt;&gt;[.AD52];&quot;Change&quot;;&quot;&quot;)">
            <text:p/>
          </table:table-cell>
          <table:table-cell table:style-name="ce388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5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3" office:value-type="float" office:value="3" calcext:value-type="float">
            <text:p>3</text:p>
          </table:table-cell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53]&lt;&gt;[.AD53];&quot;Change&quot;;&quot;&quot;)">
            <text:p/>
          </table:table-cell>
          <table:table-cell table:style-name="ce388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5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3" office:value-type="string" calcext:value-type="string">
            <text:p>AP</text:p>
          </table:table-cell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54]&lt;&gt;[.AD54];&quot;Change&quot;;&quot;&quot;)">
            <text:p/>
          </table:table-cell>
          <table:table-cell table:style-name="ce388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5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3" office:value-type="string" calcext:value-type="string">
            <text:p>Front</text:p>
          </table:table-cell>
          <table:table-cell table:style-name="ce241"/>
          <table:table-cell/>
          <table:table-cell table:style-name="ce5" office:value-type="string" calcext:value-type="string">
            <text:p>Tube Number:</text:p>
          </table:table-cell>
          <table:table-cell table:style-name="ce382"/>
          <table:table-cell table:style-name="ce385" table:formula="of:=IF([.AB55]&lt;&gt;[.AD55];&quot;Change&quot;;&quot;&quot;)">
            <text:p/>
          </table:table-cell>
          <table:table-cell table:style-name="ce390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Fluoroscopy Systems</text:p>
          </table:table-cell>
          <table:table-cell table:number-columns-repeated="2"/>
          <table:table-cell table:style-name="ce215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3" office:value-type="string" calcext:value-type="string">
            <text:p>Frontal</text:p>
          </table:table-cell>
          <table:table-cell table:style-name="ce241"/>
          <table:table-cell/>
          <table:table-cell table:style-name="ce39" office:value-type="string" calcext:value-type="string">
            <text:p>Tube Designation:</text:p>
          </table:table-cell>
          <table:table-cell table:style-name="ce382"/>
          <table:table-cell table:style-name="ce38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0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5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3" office:value-type="string" calcext:value-type="string">
            <text:p>Lat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0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5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3" office:value-type="string" calcext:value-type="string">
            <text:p>Lateral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0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5" table:formula="of:=IF([.X59]&lt;&gt;&quot;&quot;;[.X59];IF([.AB64]=&quot;&quot;;&quot;&quot;;[.AB64]))">
            <text:p/>
          </table:table-cell>
          <table:table-cell table:style-name="ce363"/>
          <table:table-cell table:style-name="ce241"/>
          <table:table-cell table:number-columns-repeated="2"/>
          <table:table-cell table:style-name="ce382"/>
          <table:table-cell table:style-name="ce38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0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0" table:formula="of:=IF([.X60]&lt;&gt;&quot;&quot;;[.X60];IF([.AB65]=&quot;&quot;;&quot;&quot;;[.AB65]))">
            <text:p/>
          </table:table-cell>
          <table:table-cell table:style-name="ce364"/>
          <table:table-cell table:style-name="ce241"/>
          <table:table-cell table:number-columns-repeated="2"/>
          <table:table-cell table:style-name="ce382"/>
          <table:table-cell table:style-name="ce38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0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0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3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0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3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0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3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4]&lt;&gt;[.AD64];&quot;Change&quot;;&quot;&quot;)">
            <text:p/>
          </table:table-cell>
          <table:table-cell table:style-name="ce390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5]&lt;&gt;[.AD65];&quot;Change&quot;;&quot;&quot;)">
            <text:p/>
          </table:table-cell>
          <table:table-cell table:style-name="ce390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3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ormal:</text:p>
          </table:table-cell>
          <table:table-cell table:style-name="ce382"/>
          <table:table-cell table:style-name="ce385" table:formula="of:=IF([.AB67]&lt;&gt;[.AD67];&quot;Change&quot;;&quot;&quot;)">
            <text:p/>
          </table:table-cell>
          <table:table-cell table:style-name="ce388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2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1:</text:p>
          </table:table-cell>
          <table:table-cell table:style-name="ce382"/>
          <table:table-cell table:style-name="ce385" table:formula="of:=IF([.AB68]&lt;&gt;[.AD68];&quot;Change&quot;;&quot;&quot;)">
            <text:p/>
          </table:table-cell>
          <table:table-cell table:style-name="ce388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10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0"/>
          <table:table-cell/>
          <table:table-cell table:style-name="ce212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2:</text:p>
          </table:table-cell>
          <table:table-cell table:style-name="ce382"/>
          <table:table-cell table:style-name="ce385" table:formula="of:=IF([.AB69]&lt;&gt;[.AD69];&quot;Change&quot;;&quot;&quot;)">
            <text:p/>
          </table:table-cell>
          <table:table-cell table:style-name="ce388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8" table:formula="of:=IF([.O4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3:</text:p>
          </table:table-cell>
          <table:table-cell table:style-name="ce382"/>
          <table:table-cell table:style-name="ce385" table:formula="of:=IF([.AB70]&lt;&gt;[.AD70];&quot;Change&quot;;&quot;&quot;)">
            <text:p/>
          </table:table-cell>
          <table:table-cell table:style-name="ce388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8" table:formula="of:=IF([.O5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4:</text:p>
          </table:table-cell>
          <table:table-cell table:style-name="ce382"/>
          <table:table-cell table:style-name="ce385" table:formula="of:=IF([.AB71]&lt;&gt;[.AD71];&quot;Change&quot;;&quot;&quot;)">
            <text:p/>
          </table:table-cell>
          <table:table-cell table:style-name="ce388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8" table:formula="of:=IF([.O51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Radiation Safety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8" table:formula="of:=IF([.O52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nual/Auto:</text:p>
          </table:table-cell>
          <table:table-cell table:style-name="ce382"/>
          <table:table-cell table:style-name="ce385" table:formula="of:=IF([.AB73]&lt;&gt;[.AD73];&quot;Change&quot;;&quot;&quot;)">
            <text:p/>
          </table:table-cell>
          <table:table-cell table:style-name="ce390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8" table:formula="of:=IF([.O5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Lucite/Al:</text:p>
          </table:table-cell>
          <table:table-cell table:style-name="ce382"/>
          <table:table-cell table:style-name="ce38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0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8" table:formula="of:=IF([.O5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# dose rates:</text:p>
          </table:table-cell>
          <table:table-cell table:style-name="ce382"/>
          <table:table-cell table:style-name="ce385" table:formula="of:=IF([.AB75]&lt;&gt;[.AD75];&quot;Change&quot;;&quot;&quot;)">
            <text:p/>
          </table:table-cell>
          <table:table-cell table:style-name="ce388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8" table:formula="of:=IF([.O5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High level present:</text:p>
          </table:table-cell>
          <table:table-cell table:style-name="ce382"/>
          <table:table-cell table:style-name="ce385" table:formula="of:=IF([.AB76]&lt;&gt;[.AD76];&quot;Change&quot;;&quot;&quot;)">
            <text:p/>
          </table:table-cell>
          <table:table-cell table:style-name="ce388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1"/>
          <table:table-cell/>
          <table:table-cell table:style-name="ce212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cm/in:</text:p>
          </table:table-cell>
          <table:table-cell table:style-name="ce382"/>
          <table:table-cell table:style-name="ce38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1" office:value-type="string" calcext:value-type="string">
            <text:p>Radiation Safety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o/mA:</text:p>
          </table:table-cell>
          <table:table-cell table:style-name="ce382"/>
          <table:table-cell table:style-name="ce38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8" table:formula="of:=IF([.O7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79]&lt;&gt;[.AD79];&quot;Change&quot;;&quot;&quot;)">
            <text:p/>
          </table:table-cell>
          <table:table-cell table:style-name="ce388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8" table:formula="of:=IF([.O7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80]&lt;&gt;[.AD80];&quot;Change&quot;;&quot;&quot;)">
            <text:p/>
          </table:table-cell>
          <table:table-cell table:style-name="ce388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8" table:formula="of:=IF([.O7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81]&lt;&gt;[.AD81];&quot;Change&quot;;&quot;&quot;)">
            <text:p/>
          </table:table-cell>
          <table:table-cell table:style-name="ce388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8" table:formula="of:=IF([.O76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Physical Inspection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8" table:formula="of:=IF([.O7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3]&lt;&gt;[.AD83];&quot;Change&quot;;&quot;&quot;)">
            <text:p/>
          </table:table-cell>
          <table:table-cell table:style-name="ce388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8" table:formula="of:=IF([.O7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4]&lt;&gt;[.AD84];&quot;Change&quot;;&quot;&quot;)">
            <text:p/>
          </table:table-cell>
          <table:table-cell table:style-name="ce388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8" table:formula="of:=IF([.O7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5]&lt;&gt;[.AD85];&quot;Change&quot;;&quot;&quot;)">
            <text:p/>
          </table:table-cell>
          <table:table-cell table:style-name="ce388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8" table:formula="of:=IF([.O8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6]&lt;&gt;[.AD86];&quot;Change&quot;;&quot;&quot;)">
            <text:p/>
          </table:table-cell>
          <table:table-cell table:style-name="ce388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8" table:formula="of:=IF([.O8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7]&lt;&gt;[.AD87];&quot;Change&quot;;&quot;&quot;)">
            <text:p/>
          </table:table-cell>
          <table:table-cell table:style-name="ce388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9"/>
          <table:table-cell/>
          <table:table-cell table:style-name="ce214"/>
          <table:table-cell table:style-name="ce52"/>
          <table:table-cell table:number-columns-repeated="2"/>
          <table:table-cell table:style-name="ce19"/>
          <table:table-cell table:style-name="ce111" office:value-type="string" calcext:value-type="string">
            <text:p>Automatic Brightness Control / Display Monitor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8]&lt;&gt;[.AD88];&quot;Change&quot;;&quot;&quot;)">
            <text:p/>
          </table:table-cell>
          <table:table-cell table:style-name="ce388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1" office:value-type="string" calcext:value-type="string">
            <text:p>Fluoroscopy Systems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9]&lt;&gt;[.AD89];&quot;Change&quot;;&quot;&quot;)">
            <text:p/>
          </table:table-cell>
          <table:table-cell table:style-name="ce388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8" table:formula="of:=IF([.O5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0]&lt;&gt;[.AD90];&quot;Change&quot;;&quot;&quot;)">
            <text:p/>
          </table:table-cell>
          <table:table-cell table:style-name="ce388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8" table:formula="of:=IF([.O5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1]&lt;&gt;[.AD91];&quot;Change&quot;;&quot;&quot;)">
            <text:p/>
          </table:table-cell>
          <table:table-cell table:style-name="ce388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8" table:formula="of:=IF([.O5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8" table:formula="of:=IF([.O6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3]&lt;&gt;[.AD93];&quot;Change&quot;;&quot;&quot;)">
            <text:p/>
          </table:table-cell>
          <table:table-cell table:style-name="ce388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8" table:formula="of:=IF([.O6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4]&lt;&gt;[.AD94];&quot;Change&quot;;&quot;&quot;)">
            <text:p/>
          </table:table-cell>
          <table:table-cell table:style-name="ce388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8" table:formula="of:=IF([.O62]=2;&quot;NO&quot;;&quot;&quot;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5]&lt;&gt;[.AD95];&quot;Change&quot;;&quot;&quot;)">
            <text:p/>
          </table:table-cell>
          <table:table-cell table:style-name="ce388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8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6]&lt;&gt;[.AD96];&quot;Change&quot;;&quot;&quot;)">
            <text:p/>
          </table:table-cell>
          <table:table-cell table:style-name="ce388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8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7]&lt;&gt;[.AD97];&quot;Change&quot;;&quot;&quot;)">
            <text:p/>
          </table:table-cell>
          <table:table-cell table:style-name="ce388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8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8]&lt;&gt;[.AD98];&quot;Change&quot;;&quot;&quot;)">
            <text:p/>
          </table:table-cell>
          <table:table-cell table:style-name="ce388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8" table:formula="of:=IF([.O66]=2;&quot;NO&quot;;&quot;&quot;)">
            <text:p/>
          </table:table-cell>
          <table:table-cell/>
          <table:table-cell table:style-name="ce211" office:value-type="string" calcext:value-type="string">
            <text:p>Entrance Exposure Rate</text:p>
          </table:table-cell>
          <table:table-cell table:style-name="ce54"/>
          <table:table-cell table:style-name="ce261" table:formula="of:=IF([.R99]&lt;&gt;&quot;&quot;;[.R99];IF([.AB73]=&quot;&quot;;&quot;&quot;;[.AB73]))">
            <text:p/>
          </table:table-cell>
          <table:table-cell table:style-name="ce298"/>
          <table:table-cell table:style-name="ce320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6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8" office:value-type="string" calcext:value-type="string">
            <text:p>Auto</text:p>
          </table:table-cell>
          <table:table-cell table:style-name="ce320" office:value-type="string" calcext:value-type="string">
            <text:p>Auto/mA mode</text:p>
          </table:table-cell>
          <table:table-cell table:style-name="ce37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9]&lt;&gt;[.AD99];&quot;Change&quot;;&quot;&quot;)">
            <text:p/>
          </table:table-cell>
          <table:table-cell table:style-name="ce38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8" table:formula="of:=IF([.O67]=2;&quot;NO&quot;;&quot;&quot;)">
            <text:p/>
          </table:table-cell>
          <table:table-cell/>
          <table:table-cell table:style-name="ce208"/>
          <table:table-cell/>
          <table:table-cell table:style-name="ce26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100]&lt;&gt;[.AD100];&quot;Change&quot;;&quot;&quot;)">
            <text:p/>
          </table:table-cell>
          <table:table-cell table:style-name="ce38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8" table:formula="of:=IF([.O68]=2;&quot;NO&quot;;&quot;&quot;)">
            <text:p/>
          </table:table-cell>
          <table:table-cell/>
          <table:table-cell table:style-name="ce215" table:formula="of:=IF([.P101]&lt;&gt;&quot;&quot;;[.P101];IF([.AB75]=&quot;&quot;;&quot;&quot;;[.AB75]))">
            <text:p/>
          </table:table-cell>
          <table:table-cell table:style-name="ce239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101]&lt;&gt;[.AD101];&quot;Change&quot;;&quot;&quot;)">
            <text:p/>
          </table:table-cell>
          <table:table-cell table:style-name="ce38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8" table:formula="of:=IF([.O69]=2;&quot;NO&quot;;&quot;&quot;)">
            <text:p/>
          </table:table-cell>
          <table:table-cell/>
          <table:table-cell table:style-name="ce215" table:formula="of:=IF([.P102]&lt;&gt;&quot;&quot;;[.P102];IF([.AB76]=&quot;&quot;;&quot;&quot;;[.AB76]))">
            <text:p/>
          </table:table-cell>
          <table:table-cell table:style-name="ce239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1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8" table:formula="of:=IF([.O70]=2;&quot;NO&quot;;&quot;&quot;)">
            <text:p/>
          </table:table-cell>
          <table:table-cell/>
          <table:table-cell table:style-name="ce216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1"/>
          <table:table-cell/>
          <table:table-cell office:value-type="string" calcext:value-type="string">
            <text:p>HVL Measured kV:</text:p>
          </table:table-cell>
          <table:table-cell table:style-name="ce382"/>
          <table:table-cell table:style-name="ce38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0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8" table:formula="of:=IF([.O71]=2;&quot;NO&quot;;&quot;&quot;)">
            <text:p/>
          </table:table-cell>
          <table:table-cell/>
          <table:table-cell table:style-name="ce217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0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HVL Measured:</text:p>
          </table:table-cell>
          <table:table-cell table:style-name="ce382"/>
          <table:table-cell table:style-name="ce38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8" table:formula="of:=IF([.X181]=&quot;&quot;;&quot;TBD&quot;;IF([.X181]=1;&quot;YES&quot;;IF([.X181]=3;&quot;NA&quot;;&quot;&quot;)))">
            <text:p/>
          </table:table-cell>
          <table:table-cell table:style-name="ce190" table:formula="of:=IF([.X181]=2;&quot;NO&quot;;&quot;&quot;)">
            <text:p/>
          </table:table-cell>
          <table:table-cell/>
          <table:table-cell table:style-name="ce218" office:value-type="string" calcext:value-type="string">
            <text:p>Patient Entrance Exposure Rate (Fluoroscopy)*</text:p>
          </table:table-cell>
          <table:table-cell table:number-columns-repeated="9"/>
          <table:table-cell table:style-name="ce241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06]&lt;&gt;&quot;&quot;;[.R106];IF([.AB79]=&quot;&quot;;&quot;&quot;;[.AB79]))">
            <text:p/>
          </table:table-cell>
          <table:table-cell table:style-name="ce239"/>
          <table:table-cell table:style-name="ce241"/>
          <table:table-cell table:style-name="ce262" table:formula="of:=IF([.U106]&lt;&gt;&quot;&quot;;[.U106];IF([.AB80]=&quot;&quot;;&quot;&quot;;[.AB80]))">
            <text:p/>
          </table:table-cell>
          <table:table-cell table:style-name="ce239"/>
          <table:table-cell table:style-name="ce241"/>
          <table:table-cell table:style-name="ce262" table:formula="of:=IF([.X106]&lt;&gt;&quot;&quot;;[.X106];IF([.AB81]=&quot;&quot;;&quot;&quot;;[.AB81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106]&lt;&gt;[.AD106];&quot;Change&quot;;&quot;&quot;)">
            <text:p/>
          </table:table-cell>
          <table:table-cell table:style-name="ce388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Automatic Brightness Control / Display Monitor</text:p>
          </table:table-cell>
          <table:table-cell table:number-columns-repeated="6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107]&lt;&gt;[.AD107];&quot;Change&quot;;&quot;&quot;)">
            <text:p/>
          </table:table-cell>
          <table:table-cell table:style-name="ce388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8" table:formula="of:=IF([.O89]=2;&quot;NO&quot;;&quot;&quot;)">
            <text:p/>
          </table:table-cell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108]&lt;&gt;[.AD108];&quot;Change&quot;;&quot;&quot;)">
            <text:p/>
          </table:table-cell>
          <table:table-cell table:style-name="ce388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8" table:formula="of:=IF([.O90]=2;&quot;NO&quot;;&quot;&quot;)">
            <text:p/>
          </table:table-cell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8" table:formula="of:=IF([.O91]=2;&quot;NO&quot;;&quot;&quot;)">
            <text:p/>
          </table:table-cell>
          <table:table-cell/>
          <table:table-cell table:style-name="ce221" table:formula="of:=IF([.O111]&lt;&gt;&quot;&quot;;[.O111];IF([.AB67]=&quot;&quot;;&quot;&quot;;[.AB67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10]&lt;&gt;[.AD110];&quot;Change&quot;;&quot;&quot;)">
            <text:p/>
          </table:table-cell>
          <table:table-cell table:style-name="ce390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8" table:formula="of:=IF([.O92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11]&lt;&gt;[.AD111];&quot;Change&quot;;&quot;&quot;)">
            <text:p/>
          </table:table-cell>
          <table:table-cell table:style-name="ce390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7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8" table:formula="of:=IF([.O93]=2;&quot;NO&quot;;&quot;&quot;)">
            <text:p/>
          </table:table-cell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12]&lt;&gt;[.AD112];&quot;Change&quot;;&quot;&quot;)">
            <text:p/>
          </table:table-cell>
          <table:table-cell table:style-name="ce390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7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8" table:formula="of:=IF([.O94]=2;&quot;NO&quot;;&quot;&quot;)">
            <text:p/>
          </table:table-cell>
          <table:table-cell/>
          <table:table-cell table:style-name="ce221" table:formula="of:=IF([.O114]&lt;&gt;&quot;&quot;;[.O114];IF([.AB68]=&quot;&quot;;&quot;&quot;;[.AB68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13]&lt;&gt;[.AD113];&quot;Change&quot;;&quot;&quot;)">
            <text:p/>
          </table:table-cell>
          <table:table-cell table:style-name="ce390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14]&lt;&gt;[.AD114];&quot;Change&quot;;&quot;&quot;)">
            <text:p/>
          </table:table-cell>
          <table:table-cell table:style-name="ce390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Physical Inspection</text:p>
          </table:table-cell>
          <table:table-cell table:number-columns-repeated="6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15]&lt;&gt;[.AD115];&quot;Change&quot;;&quot;&quot;)">
            <text:p/>
          </table:table-cell>
          <table:table-cell table:style-name="ce390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8" table:formula="of:=IF([.O83]=2;&quot;NO&quot;;&quot;&quot;)">
            <text:p/>
          </table:table-cell>
          <table:table-cell/>
          <table:table-cell table:style-name="ce221" table:formula="of:=IF([.O117]&lt;&gt;&quot;&quot;;[.O117];IF([.AB69]=&quot;&quot;;&quot;&quot;;[.AB69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16]&lt;&gt;[.AD116];&quot;Change&quot;;&quot;&quot;)">
            <text:p/>
          </table:table-cell>
          <table:table-cell table:style-name="ce390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8" table:formula="of:=IF([.O84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17]&lt;&gt;[.AD117];&quot;Change&quot;;&quot;&quot;)">
            <text:p/>
          </table:table-cell>
          <table:table-cell table:style-name="ce390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8" table:formula="of:=IF([.O85]=2;&quot;NO&quot;;&quot;&quot;)">
            <text:p/>
          </table:table-cell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18]&lt;&gt;[.AD118];&quot;Change&quot;;&quot;&quot;)">
            <text:p/>
          </table:table-cell>
          <table:table-cell table:style-name="ce390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8" table:formula="of:=IF([.O86]=2;&quot;NO&quot;;&quot;&quot;)">
            <text:p/>
          </table:table-cell>
          <table:table-cell/>
          <table:table-cell table:style-name="ce221" table:formula="of:=IF([.O120]&lt;&gt;&quot;&quot;;[.O120];IF([.AB70]=&quot;&quot;;&quot;&quot;;[.AB70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19]&lt;&gt;[.AD119];&quot;Change&quot;;&quot;&quot;)">
            <text:p/>
          </table:table-cell>
          <table:table-cell table:style-name="ce390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8" table:formula="of:=IF([.O87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20]&lt;&gt;[.AD120];&quot;Change&quot;;&quot;&quot;)">
            <text:p/>
          </table:table-cell>
          <table:table-cell table:style-name="ce390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21]&lt;&gt;[.AD121];&quot;Change&quot;;&quot;&quot;)">
            <text:p/>
          </table:table-cell>
          <table:table-cell table:style-name="ce390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1" table:formula="of:=IF([.O123]&lt;&gt;&quot;&quot;;[.O123];IF([.AB71]=&quot;&quot;;&quot;&quot;;[.AB71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22]&lt;&gt;[.AD122];&quot;Change&quot;;&quot;&quot;)">
            <text:p/>
          </table:table-cell>
          <table:table-cell table:style-name="ce390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23]&lt;&gt;[.AD123];&quot;Change&quot;;&quot;&quot;)">
            <text:p/>
          </table:table-cell>
          <table:table-cell table:style-name="ce390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24]&lt;&gt;[.AD124];&quot;Change&quot;;&quot;&quot;)">
            <text:p/>
          </table:table-cell>
          <table:table-cell table:style-name="ce390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83]=&quot;&quot;;&quot;&quot;;[.AB83])">
            <text:p/>
          </table:table-cell>
          <table:table-cell table:style-name="ce303" table:formula="of:=IF([.AB84]=&quot;&quot;;&quot;&quot;;[.AB84])">
            <text:p/>
          </table:table-cell>
          <table:table-cell table:style-name="ce325" table:formula="of:=IF([.AB85]=&quot;&quot;;&quot;&quot;;[.AB85])">
            <text:p/>
          </table:table-cell>
          <table:table-cell table:style-name="ce268" table:formula="of:=IF([.AB86]=&quot;&quot;;&quot;&quot;;[.AB86])">
            <text:p/>
          </table:table-cell>
          <table:table-cell table:style-name="ce303" table:formula="of:=IF([.AB87]=&quot;&quot;;&quot;&quot;;[.AB87])">
            <text:p/>
          </table:table-cell>
          <table:table-cell table:style-name="ce325" table:formula="of:=IF([.AB88]=&quot;&quot;;&quot;&quot;;[.AB88])">
            <text:p/>
          </table:table-cell>
          <table:table-cell table:style-name="ce268" table:formula="of:=IF([.AB89]=&quot;&quot;;&quot;&quot;;[.AB89])">
            <text:p/>
          </table:table-cell>
          <table:table-cell table:style-name="ce303" table:formula="of:=IF([.AB90]=&quot;&quot;;&quot;&quot;;[.AB90])">
            <text:p/>
          </table:table-cell>
          <table:table-cell table:style-name="ce325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4" office:value-type="string" calcext:value-type="string">
            <text:p>Acceptable:</text:p>
          </table:table-cell>
          <table:table-cell table:style-name="ce32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5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5" office:value-type="string" calcext:value-type="string">
            <text:p>Acceptable:</text:p>
          </table:table-cell>
          <table:table-cell table:style-name="ce373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26]&lt;&gt;[.AD126];&quot;Change&quot;;&quot;&quot;)">
            <text:p/>
          </table:table-cell>
          <table:table-cell table:style-name="ce390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27]&lt;&gt;[.AD127];&quot;Change&quot;;&quot;&quot;)">
            <text:p/>
          </table:table-cell>
          <table:table-cell table:style-name="ce390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28]&lt;&gt;[.AD128];&quot;Change&quot;;&quot;&quot;)">
            <text:p/>
          </table:table-cell>
          <table:table-cell table:style-name="ce390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29]&lt;&gt;[.AD129];&quot;Change&quot;;&quot;&quot;)">
            <text:p/>
          </table:table-cell>
          <table:table-cell table:style-name="ce390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30]&lt;&gt;[.AD130];&quot;Change&quot;;&quot;&quot;)">
            <text:p/>
          </table:table-cell>
          <table:table-cell table:style-name="ce390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31]&lt;&gt;[.AD131];&quot;Change&quot;;&quot;&quot;)">
            <text:p/>
          </table:table-cell>
          <table:table-cell table:style-name="ce390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32]&lt;&gt;[.AD132];&quot;Change&quot;;&quot;&quot;)">
            <text:p/>
          </table:table-cell>
          <table:table-cell table:style-name="ce390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41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33]&lt;&gt;[.AD133];&quot;Change&quot;;&quot;&quot;)">
            <text:p/>
          </table:table-cell>
          <table:table-cell table:style-name="ce390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33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34]&lt;&gt;[.AD134];&quot;Change&quot;;&quot;&quot;)">
            <text:p/>
          </table:table-cell>
          <table:table-cell table:style-name="ce390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80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35]&lt;&gt;[.AD135];&quot;Change&quot;;&quot;&quot;)">
            <text:p/>
          </table:table-cell>
          <table:table-cell table:style-name="ce390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36]&lt;&gt;[.AD136];&quot;Change&quot;;&quot;&quot;)">
            <text:p/>
          </table:table-cell>
          <table:table-cell table:style-name="ce390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1"/>
          <table:table-cell/>
          <table:table-cell table:style-name="ce22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6" office:value-type="string" calcext:value-type="string">
            <text:p>Mode:</text:p>
          </table:table-cell>
          <table:table-cell table:style-name="ce239"/>
          <table:table-cell table:style-name="ce320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71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37]&lt;&gt;[.AD137];&quot;Change&quot;;&quot;&quot;)">
            <text:p/>
          </table:table-cell>
          <table:table-cell table:style-name="ce390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38]&lt;&gt;&quot;&quot;;[.R138];IF([.AB106]=&quot;&quot;;&quot;&quot;;[.AB106]))">
            <text:p/>
          </table:table-cell>
          <table:table-cell table:style-name="ce239"/>
          <table:table-cell table:style-name="ce241"/>
          <table:table-cell table:style-name="ce262" table:formula="of:=IF([.U138]&lt;&gt;&quot;&quot;;[.U138];IF([.AB107]=&quot;&quot;;&quot;&quot;;[.AB107]))">
            <text:p/>
          </table:table-cell>
          <table:table-cell table:style-name="ce239"/>
          <table:table-cell table:style-name="ce241"/>
          <table:table-cell table:style-name="ce262" table:formula="of:=IF([.X138]&lt;&gt;&quot;&quot;;[.X138];IF([.AB108]=&quot;&quot;;&quot;&quot;;[.AB108]))">
            <text:p/>
          </table:table-cell>
          <table:table-cell table:style-name="ce239"/>
          <table:table-cell table:style-name="ce241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38]&lt;&gt;[.AD138];&quot;Change&quot;;&quot;&quot;)">
            <text:p/>
          </table:table-cell>
          <table:table-cell table:style-name="ce390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39]&lt;&gt;[.AD139];&quot;Change&quot;;&quot;&quot;)">
            <text:p/>
          </table:table-cell>
          <table:table-cell table:style-name="ce390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2" table:formula="of:=IF([.R173]=&quot;&quot;;&quot;&quot;;[.R173])">
            <text:p/>
          </table:table-cell>
          <table:table-cell table:style-name="ce112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40]&lt;&gt;[.AD140];&quot;Change&quot;;&quot;&quot;)">
            <text:p/>
          </table:table-cell>
          <table:table-cell table:style-name="ce390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2" table:formula="of:=IF([.R175]=&quot;&quot;;&quot;&quot;;[.R175])">
            <text:p/>
          </table:table-cell>
          <table:table-cell table:style-name="ce112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1"/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2" table:formula="of:=IF([.R177]=&quot;&quot;;&quot;&quot;;[.R177])">
            <text:p/>
          </table:table-cell>
          <table:table-cell table:style-name="ce112" table:formula="of:=IF([.R178]=&quot;&quot;;&quot;&quot;;[.R178])">
            <text:p/>
          </table:table-cell>
          <table:table-cell/>
          <table:table-cell table:style-name="ce19"/>
          <table:table-cell table:style-name="ce169" office:value-type="string" calcext:value-type="string">
            <text:p>ACCEPATBLE RESULTS (mm Al)</text:p>
          </table:table-cell>
          <table:table-cell table:number-columns-repeated="2"/>
          <table:table-cell table:style-name="ce181"/>
          <table:table-cell/>
          <table:table-cell table:style-name="ce221" table:formula="of:=[.O110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Transmission:</text:p>
          </table:table-cell>
          <table:table-cell table:style-name="ce382"/>
          <table:table-cell table:style-name="ce385" table:formula="of:=IF([.AB142]&lt;&gt;[.AD142];&quot;Change&quot;;&quot;&quot;)">
            <text:p/>
          </table:table-cell>
          <table:table-cell table:style-name="ce390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2" table:formula="of:=IF([.R179]=&quot;&quot;;&quot;&quot;;[.R179])">
            <text:p/>
          </table:table-cell>
          <table:table-cell table:style-name="ce112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3]&lt;&gt;[.AD143];&quot;Change&quot;;&quot;&quot;)">
            <text:p/>
          </table:table-cell>
          <table:table-cell table:style-name="ce390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2" table:formula="of:=IF([.R181]=&quot;&quot;;&quot;&quot;;[.R181])">
            <text:p/>
          </table:table-cell>
          <table:table-cell table:style-name="ce112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1"/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4]&lt;&gt;[.AD144];&quot;Change&quot;;&quot;&quot;)">
            <text:p/>
          </table:table-cell>
          <table:table-cell table:style-name="ce390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2" table:formula="of:=IF([.R183]=&quot;&quot;;&quot;&quot;;[.R183])">
            <text:p/>
          </table:table-cell>
          <table:table-cell table:style-name="ce112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1"/>
          <table:table-cell/>
          <table:table-cell table:style-name="ce221" table:formula="of:=[.O113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7]&lt;&gt;[.AD146];&quot;Change&quot;;&quot;&quot;)">
            <text:p/>
          </table:table-cell>
          <table:table-cell table:style-name="ce390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7]&lt;&gt;[.AD147];&quot;Change&quot;;&quot;&quot;)">
            <text:p/>
          </table:table-cell>
          <table:table-cell table:style-name="ce390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6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kVp:</text:p>
          </table:table-cell>
          <table:table-cell table:style-name="ce382"/>
          <table:table-cell table:style-name="ce38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0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Normal:</text:p>
          </table:table-cell>
          <table:table-cell table:style-name="ce382"/>
          <table:table-cell table:style-name="ce385" table:formula="of:=IF([.AB150]&lt;&gt;[.AD150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9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1:</text:p>
          </table:table-cell>
          <table:table-cell table:style-name="ce382"/>
          <table:table-cell table:style-name="ce385" table:formula="of:=IF([.AB151]&lt;&gt;[.AD151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Huttner Mag 2:</text:p>
          </table:table-cell>
          <table:table-cell table:style-name="ce382"/>
          <table:table-cell table:style-name="ce385" table:formula="of:=IF([.AB152]&lt;&gt;[.AD152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Mag 3:</text:p>
          </table:table-cell>
          <table:table-cell table:style-name="ce382"/>
          <table:table-cell table:style-name="ce385" table:formula="of:=IF([.AB153]&lt;&gt;[.AD153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22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4:</text:p>
          </table:table-cell>
          <table:table-cell table:style-name="ce382"/>
          <table:table-cell table:style-name="ce385" table:formula="of:=IF([.AB154]&lt;&gt;[.AD154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N3 Normal:</text:p>
          </table:table-cell>
          <table:table-cell table:style-name="ce382"/>
          <table:table-cell table:style-name="ce385" table:formula="of:=IF([.AB155]&lt;&gt;[.AD155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N3 Mag 1:</text:p>
          </table:table-cell>
          <table:table-cell table:style-name="ce382"/>
          <table:table-cell table:style-name="ce385" table:formula="of:=IF([.AB156]&lt;&gt;[.AD156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93]=&quot;&quot;;&quot;&quot;;[.AB93])">
            <text:p/>
          </table:table-cell>
          <table:table-cell table:style-name="ce303" table:formula="of:=IF([.AB94]=&quot;&quot;;&quot;&quot;;[.AB94])">
            <text:p/>
          </table:table-cell>
          <table:table-cell table:style-name="ce325" table:formula="of:=IF([.AB95]=&quot;&quot;;&quot;&quot;;[.AB95])">
            <text:p/>
          </table:table-cell>
          <table:table-cell table:style-name="ce268" table:formula="of:=IF([.AB96]=&quot;&quot;;&quot;&quot;;[.AB96])">
            <text:p/>
          </table:table-cell>
          <table:table-cell table:style-name="ce303" table:formula="of:=IF([.AB97]=&quot;&quot;;&quot;&quot;;[.AB97])">
            <text:p/>
          </table:table-cell>
          <table:table-cell table:style-name="ce325" table:formula="of:=IF([.AB98]=&quot;&quot;;&quot;&quot;;[.AB98])">
            <text:p/>
          </table:table-cell>
          <table:table-cell table:style-name="ce268" table:formula="of:=IF([.AB99]=&quot;&quot;;&quot;&quot;;[.AB99])">
            <text:p/>
          </table:table-cell>
          <table:table-cell table:style-name="ce303" table:formula="of:=IF([.AB100]=&quot;&quot;;&quot;&quot;;[.AB100])">
            <text:p/>
          </table:table-cell>
          <table:table-cell table:style-name="ce32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2"/>
          <table:table-cell table:style-name="ce385" table:formula="of:=IF([.AB157]&lt;&gt;[.AD157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27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6" office:value-type="string" calcext:value-type="string">
            <text:p>Acceptable:</text:p>
          </table:table-cell>
          <table:table-cell table:style-name="ce352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6" office:value-type="string" calcext:value-type="string">
            <text:p>Acceptable:</text:p>
          </table:table-cell>
          <table:table-cell table:style-name="ce374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2"/>
          <table:table-cell table:style-name="ce385" table:formula="of:=IF([.AB158]&lt;&gt;[.AD158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3 Mag 4:</text:p>
          </table:table-cell>
          <table:table-cell table:style-name="ce382"/>
          <table:table-cell table:style-name="ce385" table:formula="of:=IF([.AB159]&lt;&gt;[.AD159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ield Size:</text:p>
          </table:table-cell>
          <table:table-cell table:style-name="ce382"/>
          <table:table-cell table:style-name="ce385" table:formula="of:=IF([.AB160]&lt;&gt;[.AD160];&quot;Change&quot;;&quot;&quot;)">
            <text:p/>
          </table:table-cell>
          <table:table-cell table:style-name="ce388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SID:</text:p>
          </table:table-cell>
          <table:table-cell table:style-name="ce382"/>
          <table:table-cell table:style-name="ce385" table:formula="of:=IF([.AB161]&lt;&gt;[.AD161];&quot;Change&quot;;&quot;&quot;)">
            <text:p/>
          </table:table-cell>
          <table:table-cell table:style-name="ce388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ront:</text:p>
          </table:table-cell>
          <table:table-cell table:style-name="ce382"/>
          <table:table-cell table:style-name="ce385" table:formula="of:=IF([.AB162]&lt;&gt;[.AD162];&quot;Change&quot;;&quot;&quot;)">
            <text:p/>
          </table:table-cell>
          <table:table-cell table:style-name="ce388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Back:</text:p>
          </table:table-cell>
          <table:table-cell table:style-name="ce382"/>
          <table:table-cell table:style-name="ce385" table:formula="of:=IF([.AB163]&lt;&gt;[.AD163];&quot;Change&quot;;&quot;&quot;)">
            <text:p/>
          </table:table-cell>
          <table:table-cell table:style-name="ce388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Left:</text:p>
          </table:table-cell>
          <table:table-cell table:style-name="ce382"/>
          <table:table-cell table:style-name="ce385" table:formula="of:=IF([.AB164]&lt;&gt;[.AD164];&quot;Change&quot;;&quot;&quot;)">
            <text:p/>
          </table:table-cell>
          <table:table-cell table:style-name="ce388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ight:</text:p>
          </table:table-cell>
          <table:table-cell table:style-name="ce382"/>
          <table:table-cell table:style-name="ce385" table:formula="of:=IF([.AB165]&lt;&gt;[.AD165];&quot;Change&quot;;&quot;&quot;)">
            <text:p/>
          </table:table-cell>
          <table:table-cell table:style-name="ce388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65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66]&lt;&gt;[.AD166];&quot;Change&quot;;&quot;&quot;)">
            <text:p/>
          </table:table-cell>
          <table:table-cell table:style-name="ce388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67]&lt;&gt;[.AD167];&quot;Change&quot;;&quot;&quot;)">
            <text:p/>
          </table:table-cell>
          <table:table-cell table:style-name="ce388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68]&lt;&gt;[.AD168];&quot;Change&quot;;&quot;&quot;)">
            <text:p/>
          </table:table-cell>
          <table:table-cell table:style-name="ce388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Half Value Layer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69]&lt;&gt;[.AD169];&quot;Change&quot;;&quot;&quot;)">
            <text:p/>
          </table:table-cell>
          <table:table-cell table:style-name="ce38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2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70]&lt;&gt;[.AD170];&quot;Change&quot;;&quot;&quot;)">
            <text:p/>
          </table:table-cell>
          <table:table-cell table:style-name="ce38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5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71]&lt;&gt;[.AD171];&quot;Change&quot;;&quot;&quot;)">
            <text:p/>
          </table:table-cell>
          <table:table-cell table:style-name="ce38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5" office:value-type="string" calcext:value-type="string">
            <text:p>kV</text:p>
          </table:table-cell>
          <table:table-cell table:style-name="ce246" office:value-type="string" calcext:value-type="string">
            <text:p>mA</text:p>
          </table:table-cell>
          <table:table-cell table:style-name="ce225" office:value-type="string" calcext:value-type="string">
            <text:p>mm Al</text:p>
          </table:table-cell>
          <table:table-cell table:style-name="ce307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72]&lt;&gt;[.AD172];&quot;Change&quot;;&quot;&quot;)">
            <text:p/>
          </table:table-cell>
          <table:table-cell table:style-name="ce38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6" office:value-type="float" office:value="80" calcext:value-type="float">
            <text:p>80</text:p>
          </table:table-cell>
          <table:table-cell table:style-name="ce247"/>
          <table:table-cell table:style-name="ce271" office:value-type="float" office:value="0" calcext:value-type="float">
            <text:p>0.0</text:p>
          </table:table-cell>
          <table:table-cell table:style-name="ce308"/>
          <table:table-cell/>
          <table:table-cell table:style-name="ce256" office:value-type="string" calcext:value-type="string">
            <text:p>mm Al</text:p>
          </table:table-cell>
          <table:table-cell table:style-name="ce256" office:value-type="string" calcext:value-type="string">
            <text:p>Avg Exp</text:p>
          </table:table-cell>
          <table:table-cell table:style-name="ce256" office:value-type="string" calcext:value-type="string">
            <text:p>DATA(1/2)</text:p>
          </table:table-cell>
          <table:table-cell table:style-name="ce256" office:value-type="string" calcext:value-type="string">
            <text:p>Data Al</text:p>
          </table:table-cell>
          <table:table-cell table:style-name="ce220" office:value-type="string" calcext:value-type="string">
            <text:p>HVL</text:p>
          </table:table-cell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73]&lt;&gt;[.AD173];&quot;Change&quot;;&quot;&quot;)">
            <text:p/>
          </table:table-cell>
          <table:table-cell table:style-name="ce38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9"/>
          <table:table-cell/>
          <table:table-cell table:style-name="ce256" table:formula="of:=[.Q173]" office:value-type="float" office:value="0" calcext:value-type="float">
            <text:p>0.00</text:p>
          </table:table-cell>
          <table:table-cell table:style-name="ce256" table:formula="of:=IF(MIN([.R173:.R174])=0;&quot;&quot;;AVERAGE([.R173:.R174]))">
            <text:p/>
          </table:table-cell>
          <table:table-cell table:style-name="ce256" table:formula="of:=IF(EXP_0=&quot;&quot;;&quot;&quot;;ABS(EXP_0-EXP_0/2))">
            <text:p/>
          </table:table-cell>
          <table:table-cell table:style-name="ce25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2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74]&lt;&gt;[.AD174];&quot;Change&quot;;&quot;&quot;)">
            <text:p/>
          </table:table-cell>
          <table:table-cell table:style-name="ce38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3"/>
          <table:table-cell table:style-name="ce308"/>
          <table:table-cell/>
          <table:table-cell table:style-name="ce256" table:formula="of:=IF([.Q175]=&quot;&quot;;&quot;&quot;;[.Q175])">
            <text:p/>
          </table:table-cell>
          <table:table-cell table:style-name="ce256" table:formula="of:=IF(MIN([.R175:.R176])=0;&quot;&quot;;AVERAGE([.R175:.R176]))">
            <text:p/>
          </table:table-cell>
          <table:table-cell table:style-name="ce256" table:formula="of:=IF(EXP_1=&quot;&quot;;&quot;&quot;;ABS(EXP_1-EXP_0/2))">
            <text:p/>
          </table:table-cell>
          <table:table-cell table:style-name="ce25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75]&lt;&gt;[.AD175];&quot;Change&quot;;&quot;&quot;)">
            <text:p/>
          </table:table-cell>
          <table:table-cell table:style-name="ce38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5]=&quot;&quot;;&quot;&quot;;[.Q175])">
            <text:p/>
          </table:table-cell>
          <table:table-cell table:style-name="ce309"/>
          <table:table-cell/>
          <table:table-cell table:style-name="ce256" table:formula="of:=IF([.Q177]=&quot;&quot;;&quot;&quot;;[.Q177])">
            <text:p/>
          </table:table-cell>
          <table:table-cell table:style-name="ce256" table:formula="of:=IF(MIN([.R177:.R178])=0;&quot;&quot;;AVERAGE([.R177:.R178]))">
            <text:p/>
          </table:table-cell>
          <table:table-cell table:style-name="ce256" table:formula="of:=IF(EXP_2=&quot;&quot;;&quot;&quot;;ABS(EXP_2-EXP_0/2))">
            <text:p/>
          </table:table-cell>
          <table:table-cell table:number-columns-repeated="2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76]&lt;&gt;[.AD176];&quot;Change&quot;;&quot;&quot;)">
            <text:p/>
          </table:table-cell>
          <table:table-cell table:style-name="ce38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79]=&quot;&quot;;&quot;&quot;;[.Q179])">
            <text:p/>
          </table:table-cell>
          <table:table-cell table:style-name="ce256" table:formula="of:=IF(MIN([.R179:.R180])=0;&quot;&quot;;AVERAGE([.R179:.R180]))">
            <text:p/>
          </table:table-cell>
          <table:table-cell table:style-name="ce25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77]&lt;&gt;[.AD177];&quot;Change&quot;;&quot;&quot;)">
            <text:p/>
          </table:table-cell>
          <table:table-cell table:style-name="ce38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7]=&quot;&quot;;&quot;&quot;;[.Q177])">
            <text:p/>
          </table:table-cell>
          <table:table-cell table:style-name="ce309"/>
          <table:table-cell/>
          <table:table-cell table:style-name="ce256" table:formula="of:=IF([.Q181]=&quot;&quot;;&quot;&quot;;[.Q181])">
            <text:p/>
          </table:table-cell>
          <table:table-cell table:style-name="ce256" table:formula="of:=IF(MIN([.R181:.R182])=0;&quot;&quot;;AVERAGE([.R181:.R182]))">
            <text:p/>
          </table:table-cell>
          <table:table-cell table:style-name="ce256" table:formula="of:=IF(EXP_4=&quot;&quot;;&quot;&quot;;ABS(EXP_4-EXP_0/2))">
            <text:p/>
          </table:table-cell>
          <table:table-cell table:style-name="ce25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6" table:formula="of:=IF(EXPLOW=&quot;&quot;;&quot;&quot;;LN(EXPLOW))">
            <text:p/>
          </table:table-cell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78]&lt;&gt;[.AD178];&quot;Change&quot;;&quot;&quot;)">
            <text:p/>
          </table:table-cell>
          <table:table-cell table:style-name="ce38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83]=&quot;&quot;;&quot;&quot;;[.Q183])">
            <text:p/>
          </table:table-cell>
          <table:table-cell table:style-name="ce256" table:formula="of:=IF(MIN([.R183:.R184])=0;&quot;&quot;;AVERAGE([.R183:.R184]))">
            <text:p/>
          </table:table-cell>
          <table:table-cell table:style-name="ce256" table:formula="of:=IF(EXP_5=&quot;&quot;;&quot;&quot;;ABS(EXP_5-EXP_0/2))">
            <text:p/>
          </table:table-cell>
          <table:table-cell table:style-name="ce25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6" table:formula="of:=IF(EXPHIGH=&quot;&quot;;&quot;&quot;;LN(EXPHIGH))">
            <text:p/>
          </table:table-cell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79]&lt;&gt;[.AD179];&quot;Change&quot;;&quot;&quot;)">
            <text:p/>
          </table:table-cell>
          <table:table-cell table:style-name="ce38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9]=&quot;&quot;;&quot;&quot;;[.Q179])">
            <text:p/>
          </table:table-cell>
          <table:table-cell table:style-name="ce309"/>
          <table:table-cell/>
          <table:table-cell table:style-name="ce337" table:formula="of:=HVL" office:value-type="string" office:string-value="TBD" calcext:value-type="string">
            <text:p>TBD</text:p>
          </table:table-cell>
          <table:table-cell table:style-name="ce337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80]&lt;&gt;[.AD180];&quot;Change&quot;;&quot;&quot;)">
            <text:p/>
          </table:table-cell>
          <table:table-cell table:style-name="ce38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338" office:value-type="string" calcext:value-type="string" table:number-columns-spanned="2" table:number-rows-spanned="1">
            <text:p>Acceptable (mm Al)</text:p>
          </table:table-cell>
          <table:covered-table-cell table:style-name="ce256"/>
          <table:table-cell/>
          <table:table-cell table:style-name="ce20" office:value-type="string" calcext:value-type="string">
            <text:p>HVL Acceptable:</text:p>
          </table:table-cell>
          <table:table-cell table:style-name="ce367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81]&lt;&gt;[.AD181];&quot;Change&quot;;&quot;&quot;)">
            <text:p/>
          </table:table-cell>
          <table:table-cell table:style-name="ce38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1]=&quot;&quot;;&quot;&quot;;[.Q181])">
            <text:p/>
          </table:table-cell>
          <table:table-cell table:style-name="ce309"/>
          <table:table-cell/>
          <table:table-cell table:style-name="ce256" office:value-type="string" calcext:value-type="string">
            <text:p>Low</text:p>
          </table:table-cell>
          <table:table-cell table:style-name="ce25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82]&lt;&gt;[.AD182];&quot;Change&quot;;&quot;&quot;)">
            <text:p/>
          </table:table-cell>
          <table:table-cell table:style-name="ce38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office:value-type="string" calcext:value-type="string">
            <text:p>Desired</text:p>
          </table:table-cell>
          <table:table-cell table:style-name="ce25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8" table:formula="of:=IF([.AB104]=&quot;&quot;;&quot;&quot;;[.AB104])">
            <text:p/>
          </table:table-cell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83]&lt;&gt;[.AD183];&quot;Change&quot;;&quot;&quot;)">
            <text:p/>
          </table:table-cell>
          <table:table-cell table:style-name="ce38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3]=&quot;&quot;;&quot;&quot;;[.Q183])">
            <text:p/>
          </table:table-cell>
          <table:table-cell table:style-name="ce309"/>
          <table:table-cell/>
          <table:table-cell table:style-name="ce256" office:value-type="string" calcext:value-type="string">
            <text:p>High</text:p>
          </table:table-cell>
          <table:table-cell table:style-name="ce25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84]&lt;&gt;[.AD184];&quot;Change&quot;;&quot;&quot;)">
            <text:p/>
          </table:table-cell>
          <table:table-cell table:style-name="ce38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85]&lt;&gt;[.AD185];&quot;Change&quot;;&quot;&quot;)">
            <text:p/>
          </table:table-cell>
          <table:table-cell table:style-name="ce38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86]&lt;&gt;[.AD186];&quot;Change&quot;;&quot;&quot;)">
            <text:p/>
          </table:table-cell>
          <table:table-cell table:style-name="ce38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87]&lt;&gt;[.AD187];&quot;Change&quot;;&quot;&quot;)">
            <text:p/>
          </table:table-cell>
          <table:table-cell table:style-name="ce38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88]&lt;&gt;[.AD188];&quot;Change&quot;;&quot;&quot;)">
            <text:p/>
          </table:table-cell>
          <table:table-cell table:style-name="ce38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89]&lt;&gt;[.AD189];&quot;Change&quot;;&quot;&quot;)">
            <text:p/>
          </table:table-cell>
          <table:table-cell table:style-name="ce38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90]&lt;&gt;[.AD190];&quot;Change&quot;;&quot;&quot;)">
            <text:p/>
          </table:table-cell>
          <table:table-cell table:style-name="ce38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91]&lt;&gt;[.AD191];&quot;Change&quot;;&quot;&quot;)">
            <text:p/>
          </table:table-cell>
          <table:table-cell table:style-name="ce38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92]&lt;&gt;[.AD192];&quot;Change&quot;;&quot;&quot;)">
            <text:p/>
          </table:table-cell>
          <table:table-cell table:style-name="ce38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3]=&quot;&quot;;&quot;&quot;;[.AB11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93]&lt;&gt;[.AD193];&quot;Change&quot;;&quot;&quot;)">
            <text:p/>
          </table:table-cell>
          <table:table-cell table:style-name="ce38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4]=&quot;&quot;;&quot;&quot;;[.AB11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94]&lt;&gt;[.AD194];&quot;Change&quot;;&quot;&quot;)">
            <text:p/>
          </table:table-cell>
          <table:table-cell table:style-name="ce38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T$107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5]=&quot;&quot;;&quot;&quot;;[.AB11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95]&lt;&gt;[.AD195];&quot;Change&quot;;&quot;&quot;)">
            <text:p/>
          </table:table-cell>
          <table:table-cell table:style-name="ce38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6]=&quot;&quot;;&quot;&quot;;[.AB11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96]&lt;&gt;[.AD196];&quot;Change&quot;;&quot;&quot;)">
            <text:p/>
          </table:table-cell>
          <table:table-cell table:style-name="ce38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7]=&quot;&quot;;&quot;&quot;;[.AB11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97]&lt;&gt;[.AD197];&quot;Change&quot;;&quot;&quot;)">
            <text:p/>
          </table:table-cell>
          <table:table-cell table:style-name="ce38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8]=&quot;&quot;;&quot;&quot;;[.AB118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98]&lt;&gt;[.AD198];&quot;Change&quot;;&quot;&quot;)">
            <text:p/>
          </table:table-cell>
          <table:table-cell table:style-name="ce38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9]=&quot;&quot;;&quot;&quot;;[.AB11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99]&lt;&gt;[.AD199];&quot;Change&quot;;&quot;&quot;)">
            <text:p/>
          </table:table-cell>
          <table:table-cell table:style-name="ce38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0]=&quot;&quot;;&quot;&quot;;[.AB12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00]&lt;&gt;[.AD200];&quot;Change&quot;;&quot;&quot;)">
            <text:p/>
          </table:table-cell>
          <table:table-cell table:style-name="ce388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1]=&quot;&quot;;&quot;&quot;;[.AB12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01]&lt;&gt;[.AD201];&quot;Change&quot;;&quot;&quot;)">
            <text:p/>
          </table:table-cell>
          <table:table-cell table:style-name="ce388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2]=&quot;&quot;;&quot;&quot;;[.AB12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02]&lt;&gt;[.AD202];&quot;Change&quot;;&quot;&quot;)">
            <text:p/>
          </table:table-cell>
          <table:table-cell table:style-name="ce388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3]=&quot;&quot;;&quot;&quot;;[.AB12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03]&lt;&gt;[.AD203];&quot;Change&quot;;&quot;&quot;)">
            <text:p/>
          </table:table-cell>
          <table:table-cell table:style-name="ce388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3" table:formula="of:=[.R108]" office:value-type="string" office:string-value="mA" calcext:value-type="string">
            <text:p>mA</text:p>
          </table:table-cell>
          <table:table-cell table:style-name="ce127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3" table:formula="of:=[.U108]" office:value-type="string" office:string-value="mA" calcext:value-type="string">
            <text:p>mA</text:p>
          </table:table-cell>
          <table:table-cell table:style-name="ce127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3" table:formula="of:=[.X108]" office:value-type="string" office:string-value="mA" calcext:value-type="string">
            <text:p>mA</text:p>
          </table:table-cell>
          <table:table-cell table:style-name="ce191" table:formula="of:=[.Y108]" office:value-type="string" office:string-value="mGy/min" calcext:value-type="string">
            <text:p>mGy/min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4]=&quot;&quot;;&quot;&quot;;[.AB12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04]&lt;&gt;[.AD204];&quot;Change&quot;;&quot;&quot;)">
            <text:p/>
          </table:table-cell>
          <table:table-cell table:style-name="ce388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4" table:formula="of:=IF([.R109]=&quot;&quot;;&quot;&quot;;[.R109])">
            <text:p/>
          </table:table-cell>
          <table:table-cell table:style-name="ce128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4" table:formula="of:=IF([.U109]=&quot;&quot;;&quot;&quot;;[.U109])">
            <text:p/>
          </table:table-cell>
          <table:table-cell table:style-name="ce128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4" table:formula="of:=IF([.X109]=&quot;&quot;;&quot;&quot;;[.X109])">
            <text:p/>
          </table:table-cell>
          <table:table-cell table:style-name="ce192" table:formula="of:=IF([.Y109]=&quot;&quot;;&quot;&quot;;[.Y109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05]&lt;&gt;[.AD205];&quot;Change&quot;;&quot;&quot;)">
            <text:p/>
          </table:table-cell>
          <table:table-cell table:style-name="ce388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9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9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3" table:formula="of:=IF([.Y110]=&quot;&quot;;&quot;&quot;;[.Y110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06]&lt;&gt;[.AD206];&quot;Change&quot;;&quot;&quot;)">
            <text:p/>
          </table:table-cell>
          <table:table-cell table:style-name="ce388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5" table:formula="of:=IF([.R111]=&quot;&quot;;&quot;&quot;;[.R111])">
            <text:p/>
          </table:table-cell>
          <table:table-cell table:style-name="ce130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5" table:formula="of:=IF([.U111]=&quot;&quot;;&quot;&quot;;[.U111])">
            <text:p/>
          </table:table-cell>
          <table:table-cell table:style-name="ce130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5" table:formula="of:=IF([.X111]=&quot;&quot;;&quot;&quot;;[.X111])">
            <text:p/>
          </table:table-cell>
          <table:table-cell table:style-name="ce194" table:formula="of:=IF([.Y111]=&quot;&quot;;&quot;&quot;;[.Y111])">
            <text:p/>
          </table:table-cell>
          <table:table-cell/>
          <table:table-cell table:style-name="ce208"/>
          <table:table-cell/>
          <table:table-cell table:style-name="ce53"/>
          <table:table-cell table:style-name="ce305" table:formula="of:=LEN([.Q20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07]&lt;&gt;[.AD207];&quot;Change&quot;;&quot;&quot;)">
            <text:p/>
          </table:table-cell>
          <table:table-cell table:style-name="ce388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4" table:formula="of:=IF([.R112]=&quot;&quot;;&quot;&quot;;[.R112])">
            <text:p/>
          </table:table-cell>
          <table:table-cell table:style-name="ce128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4" table:formula="of:=IF([.U112]=&quot;&quot;;&quot;&quot;;[.U112])">
            <text:p/>
          </table:table-cell>
          <table:table-cell table:style-name="ce128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4" table:formula="of:=IF([.X112]=&quot;&quot;;&quot;&quot;;[.X112])">
            <text:p/>
          </table:table-cell>
          <table:table-cell table:style-name="ce192" table:formula="of:=IF([.Y112]=&quot;&quot;;&quot;&quot;;[.Y112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08]&lt;&gt;[.AD208];&quot;Change&quot;;&quot;&quot;)">
            <text:p/>
          </table:table-cell>
          <table:table-cell table:style-name="ce388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9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9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3" table:formula="of:=IF([.Y113]=&quot;&quot;;&quot;&quot;;[.Y113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09]&lt;&gt;[.AD209];&quot;Change&quot;;&quot;&quot;)">
            <text:p/>
          </table:table-cell>
          <table:table-cell table:style-name="ce388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5" table:formula="of:=IF([.R114]=&quot;&quot;;&quot;&quot;;[.R114])">
            <text:p/>
          </table:table-cell>
          <table:table-cell table:style-name="ce130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5" table:formula="of:=IF([.U114]=&quot;&quot;;&quot;&quot;;[.U114])">
            <text:p/>
          </table:table-cell>
          <table:table-cell table:style-name="ce130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5" table:formula="of:=IF([.X114]=&quot;&quot;;&quot;&quot;;[.X114])">
            <text:p/>
          </table:table-cell>
          <table:table-cell table:style-name="ce194" table:formula="of:=IF([.Y114]=&quot;&quot;;&quot;&quot;;[.Y114])">
            <text:p/>
          </table:table-cell>
          <table:table-cell/>
          <table:table-cell table:style-name="ce22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10]&lt;&gt;[.AD210];&quot;Change&quot;;&quot;&quot;)">
            <text:p/>
          </table:table-cell>
          <table:table-cell table:style-name="ce388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4" table:formula="of:=IF([.R115]=&quot;&quot;;&quot;&quot;;[.R115])">
            <text:p/>
          </table:table-cell>
          <table:table-cell table:style-name="ce128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4" table:formula="of:=IF([.U115]=&quot;&quot;;&quot;&quot;;[.U115])">
            <text:p/>
          </table:table-cell>
          <table:table-cell table:style-name="ce128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4" table:formula="of:=IF([.X115]=&quot;&quot;;&quot;&quot;;[.X115])">
            <text:p/>
          </table:table-cell>
          <table:table-cell table:style-name="ce192" table:formula="of:=IF([.Y115]=&quot;&quot;;&quot;&quot;;[.Y115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11]&lt;&gt;[.AD211];&quot;Change&quot;;&quot;&quot;)">
            <text:p/>
          </table:table-cell>
          <table:table-cell table:style-name="ce388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9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9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3" table:formula="of:=IF([.Y116]=&quot;&quot;;&quot;&quot;;[.Y116])">
            <text:p/>
          </table:table-cell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12]&lt;&gt;[.AD212];&quot;Change&quot;;&quot;&quot;)">
            <text:p/>
          </table:table-cell>
          <table:table-cell table:style-name="ce388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5" table:formula="of:=IF([.R117]=&quot;&quot;;&quot;&quot;;[.R117])">
            <text:p/>
          </table:table-cell>
          <table:table-cell table:style-name="ce130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5" table:formula="of:=IF([.U117]=&quot;&quot;;&quot;&quot;;[.U117])">
            <text:p/>
          </table:table-cell>
          <table:table-cell table:style-name="ce130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5" table:formula="of:=IF([.X117]=&quot;&quot;;&quot;&quot;;[.X117])">
            <text:p/>
          </table:table-cell>
          <table:table-cell table:style-name="ce194" table:formula="of:=IF([.Y117]=&quot;&quot;;&quot;&quot;;[.Y117])">
            <text:p/>
          </table:table-cell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13]&lt;&gt;[.AD213];&quot;Change&quot;;&quot;&quot;)">
            <text:p/>
          </table:table-cell>
          <table:table-cell table:style-name="ce388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4" table:formula="of:=IF([.R118]=&quot;&quot;;&quot;&quot;;[.R118])">
            <text:p/>
          </table:table-cell>
          <table:table-cell table:style-name="ce128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4" table:formula="of:=IF([.U118]=&quot;&quot;;&quot;&quot;;[.U118])">
            <text:p/>
          </table:table-cell>
          <table:table-cell table:style-name="ce128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4" table:formula="of:=IF([.X118]=&quot;&quot;;&quot;&quot;;[.X118])">
            <text:p/>
          </table:table-cell>
          <table:table-cell table:style-name="ce192" table:formula="of:=IF([.Y118]=&quot;&quot;;&quot;&quot;;[.Y118])">
            <text:p/>
          </table:table-cell>
          <table:table-cell/>
          <table:table-cell table:style-name="ce22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14]&lt;&gt;[.AD214];&quot;Change&quot;;&quot;&quot;)">
            <text:p/>
          </table:table-cell>
          <table:table-cell table:style-name="ce388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9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9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3" table:formula="of:=IF([.Y119]=&quot;&quot;;&quot;&quot;;[.Y119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15]&lt;&gt;[.AD215];&quot;Change&quot;;&quot;&quot;)">
            <text:p/>
          </table:table-cell>
          <table:table-cell table:style-name="ce388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5" table:formula="of:=IF([.R120]=&quot;&quot;;&quot;&quot;;[.R120])">
            <text:p/>
          </table:table-cell>
          <table:table-cell table:style-name="ce130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130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5" table:formula="of:=IF([.X120]=&quot;&quot;;&quot;&quot;;[.X120])">
            <text:p/>
          </table:table-cell>
          <table:table-cell table:style-name="ce194" table:formula="of:=IF([.Y120]=&quot;&quot;;&quot;&quot;;[.Y120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16]&lt;&gt;[.AD216];&quot;Change&quot;;&quot;&quot;)">
            <text:p/>
          </table:table-cell>
          <table:table-cell table:style-name="ce388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4" table:formula="of:=IF([.R121]=&quot;&quot;;&quot;&quot;;[.R121])">
            <text:p/>
          </table:table-cell>
          <table:table-cell table:style-name="ce128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4" table:formula="of:=IF([.U121]=&quot;&quot;;&quot;&quot;;[.U121])">
            <text:p/>
          </table:table-cell>
          <table:table-cell table:style-name="ce128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4" table:formula="of:=IF([.X121]=&quot;&quot;;&quot;&quot;;[.X121])">
            <text:p/>
          </table:table-cell>
          <table:table-cell table:style-name="ce192" table:formula="of:=IF([.Y121]=&quot;&quot;;&quot;&quot;;[.Y121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9]=&quot;&quot;;&quot;&quot;;[.AB12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17]&lt;&gt;[.AD217];&quot;Change&quot;;&quot;&quot;)">
            <text:p/>
          </table:table-cell>
          <table:table-cell table:style-name="ce388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9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9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3" table:formula="of:=IF([.Y122]=&quot;&quot;;&quot;&quot;;[.Y122])">
            <text:p/>
          </table:table-cell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0]=&quot;&quot;;&quot;&quot;;[.AB13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18]&lt;&gt;[.AD218];&quot;Change&quot;;&quot;&quot;)">
            <text:p/>
          </table:table-cell>
          <table:table-cell table:style-name="ce388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5" table:formula="of:=IF([.R123]=&quot;&quot;;&quot;&quot;;[.R123])">
            <text:p/>
          </table:table-cell>
          <table:table-cell table:style-name="ce130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5" table:formula="of:=IF([.U123]=&quot;&quot;;&quot;&quot;;[.U123])">
            <text:p/>
          </table:table-cell>
          <table:table-cell table:style-name="ce130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5" table:formula="of:=IF([.X123]=&quot;&quot;;&quot;&quot;;[.X123])">
            <text:p/>
          </table:table-cell>
          <table:table-cell table:style-name="ce194" table:formula="of:=IF([.Y123]=&quot;&quot;;&quot;&quot;;[.Y123])">
            <text:p/>
          </table:table-cell>
          <table:table-cell/>
          <table:table-cell table:style-name="ce228" table:formula="of:=[.$T$139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1]=&quot;&quot;;&quot;&quot;;[.AB13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19]&lt;&gt;[.AD219];&quot;Change&quot;;&quot;&quot;)">
            <text:p/>
          </table:table-cell>
          <table:table-cell table:style-name="ce388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6" table:formula="of:=IF([.R124]=&quot;&quot;;&quot;&quot;;[.R124])">
            <text:p/>
          </table:table-cell>
          <table:table-cell table:style-name="ce131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6" table:formula="of:=IF([.U124]=&quot;&quot;;&quot;&quot;;[.U124])">
            <text:p/>
          </table:table-cell>
          <table:table-cell table:style-name="ce131" table:formula="of:=IF([.V124]=&quot;&quot;;&quot;&quot;;[.V124])">
            <text:p/>
          </table:table-cell>
          <table:table-cell table:style-name="ce175" table:formula="of:=IF([.W124]=&quot;&quot;;&quot;&quot;;[.W124])">
            <text:p/>
          </table:table-cell>
          <table:table-cell table:style-name="ce179" table:formula="of:=IF([.X124]=&quot;&quot;;&quot;&quot;;[.X124])">
            <text:p/>
          </table:table-cell>
          <table:table-cell table:style-name="ce195" table:formula="of:=IF([.Y124]=&quot;&quot;;&quot;&quot;;[.Y124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2]=&quot;&quot;;&quot;&quot;;[.AB13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20]&lt;&gt;[.AD220];&quot;Change&quot;;&quot;&quot;)">
            <text:p/>
          </table:table-cell>
          <table:table-cell table:style-name="ce388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3]=&quot;&quot;;&quot;&quot;;[.AB13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21]&lt;&gt;[.AD221];&quot;Change&quot;;&quot;&quot;)">
            <text:p/>
          </table:table-cell>
          <table:table-cell table:style-name="ce388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7" table:formula="of:=[.R126]" office:value-type="string" office:string-value="Acceptable:" calcext:value-type="string">
            <text:p>Acceptable:</text:p>
          </table:table-cell>
          <table:table-cell table:style-name="ce132" table:formula="of:=[.S126]" office:value-type="string" office:string-value="NA" calcext:value-type="string">
            <text:p>NA</text:p>
          </table:table-cell>
          <table:table-cell/>
          <table:table-cell table:style-name="ce117" table:formula="of:=[.U126]" office:value-type="string" office:string-value="Acceptable:" calcext:value-type="string">
            <text:p>Acceptable:</text:p>
          </table:table-cell>
          <table:table-cell table:style-name="ce132" table:formula="of:=[.V126]" office:value-type="string" office:string-value="NA" calcext:value-type="string">
            <text:p>NA</text:p>
          </table:table-cell>
          <table:table-cell/>
          <table:table-cell table:style-name="ce117" table:formula="of:=[.X126]" office:value-type="string" office:string-value="Acceptable:" calcext:value-type="string">
            <text:p>Acceptable:</text:p>
          </table:table-cell>
          <table:table-cell table:style-name="ce196" table:formula="of:=[.Y126]" office:value-type="string" office:string-value="NA" calcext:value-type="string">
            <text:p>NA</text:p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4]=&quot;&quot;;&quot;&quot;;[.AB13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22]&lt;&gt;[.AD222];&quot;Change&quot;;&quot;&quot;)">
            <text:p/>
          </table:table-cell>
          <table:table-cell table:style-name="ce388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5]=&quot;&quot;;&quot;&quot;;[.AB13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23]&lt;&gt;[.AD223];&quot;Change&quot;;&quot;&quot;)">
            <text:p/>
          </table:table-cell>
          <table:table-cell table:style-name="ce388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1"/>
          <table:table-cell/>
          <table:table-cell table:style-name="ce22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6]=&quot;&quot;;&quot;&quot;;[.AB13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24]&lt;&gt;[.AD224];&quot;Change&quot;;&quot;&quot;)">
            <text:p/>
          </table:table-cell>
          <table:table-cell table:style-name="ce388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7]=&quot;&quot;;&quot;&quot;;[.AB13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25]&lt;&gt;[.AD225];&quot;Change&quot;;&quot;&quot;)">
            <text:p/>
          </table:table-cell>
          <table:table-cell table:style-name="ce388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8]=&quot;&quot;;&quot;&quot;;[.AB138])">
            <text:p/>
          </table:table-cell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9]=&quot;&quot;;&quot;&quot;;[.AB13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Fluoro:</text:p>
          </table:table-cell>
          <table:table-cell table:style-name="ce380"/>
          <table:table-cell table:style-name="ce385" table:formula="of:=IF([.AB227]&lt;&gt;[.AD227];&quot;Change&quot;;&quot;&quot;)">
            <text:p/>
          </table:table-cell>
          <table:table-cell table:style-name="ce386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40]=&quot;&quot;;&quot;&quot;;[.AB14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Dig Acq:</text:p>
          </table:table-cell>
          <table:table-cell table:style-name="ce380"/>
          <table:table-cell table:style-name="ce385" table:formula="of:=IF([.AB228]&lt;&gt;[.AD228];&quot;Change&quot;;&quot;&quot;)">
            <text:p/>
          </table:table-cell>
          <table:table-cell table:style-name="ce386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Receptor Entr Exp Fluoro:</text:p>
          </table:table-cell>
          <table:table-cell table:style-name="ce380"/>
          <table:table-cell table:style-name="ce385" table:formula="of:=IF([.AB229]&lt;&gt;[.AD229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eceptor Entr Exp Dig Acq:</text:p>
          </table:table-cell>
          <table:table-cell table:style-name="ce380"/>
          <table:table-cell table:style-name="ce385" table:formula="of:=IF([.AB230]&lt;&gt;[.AD230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Scatter/Transmission:</text:p>
          </table:table-cell>
          <table:table-cell table:style-name="ce380"/>
          <table:table-cell table:style-name="ce385" table:formula="of:=IF([.AB231]&lt;&gt;[.AD231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Leeds Phantom:</text:p>
          </table:table-cell>
          <table:table-cell table:style-name="ce380"/>
          <table:table-cell table:style-name="ce385" table:formula="of:=IF([.AB232]&lt;&gt;[.AD232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:</text:p>
          </table:table-cell>
          <table:table-cell table:style-name="ce380"/>
          <table:table-cell table:style-name="ce385" table:formula="of:=IF([.AB233]&lt;&gt;[.AD233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23" office:value-type="string" calcext:value-type="string">
            <text:p>Scatter and Transmiss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Beam Limitation:</text:p>
          </table:table-cell>
          <table:table-cell table:style-name="ce380"/>
          <table:table-cell table:style-name="ce385" table:formula="of:=IF([.AB234]&lt;&gt;[.AD234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Comment Page 1</text:p>
          </table:table-cell>
          <table:table-cell table:style-name="ce380"/>
          <table:table-cell table:style-name="ce385" table:formula="of:=IF([.AB235]&lt;&gt;[.AD235];&quot;Change&quot;;&quot;&quot;)">
            <text:p/>
          </table:table-cell>
          <table:table-cell table:style-name="ce386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8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9" office:value-type="string" calcext:value-type="string">
            <text:p>Acceptable</text:p>
          </table:table-cell>
          <table:table-cell table:style-name="ce241"/>
          <table:table-cell table:number-columns-repeated="2"/>
          <table:table-cell table:style-name="ce380"/>
          <table:table-cell table:style-name="ce385" table:formula="of:=IF([.AB237]&lt;&gt;[.AD237];&quot;Change&quot;;&quot;&quot;)">
            <text:p/>
          </table:table-cell>
          <table:table-cell table:style-name="ce386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 table:style-name="ce278" office:value-type="string" calcext:value-type="string">
            <text:p>Transmission* @ 10cm</text:p>
          </table:table-cell>
          <table:table-cell table:style-name="ce310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0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9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2"/>
          <table:table-cell table:style-name="ce325" table:formula="of:=IF([.AB142]=&quot;&quot;;&quot;&quot;;[.AB142])">
            <text:p/>
          </table:table-cell>
          <table:table-cell/>
          <table:table-cell table:style-name="ce370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50" office:value-type="string" calcext:value-type="string" table:number-columns-spanned="1" table:number-rows-spanned="2">
            <text:p>Scatter – Fluoro</text:p>
          </table:table-cell>
          <table:table-cell table:style-name="ce279" office:value-type="string" calcext:value-type="string">
            <text:p>Eye level</text:p>
          </table:table-cell>
          <table:table-cell table:style-name="ce311" table:formula="of:=IF([.R238]=&quot;&quot;;&quot;&quot;;[.R238])">
            <text:p/>
          </table:table-cell>
          <table:table-cell table:style-name="ce311" table:formula="of:=IF([.S238]=&quot;&quot;;&quot;&quot;;[.S238])">
            <text:p/>
          </table:table-cell>
          <table:table-cell table:style-name="ce340"/>
          <table:table-cell table:style-name="ce300"/>
          <table:table-cell table:style-name="ce353" table:formula="of:=IF([.AB143]=&quot;&quot;;&quot;&quot;;[.AB143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39]&lt;&gt;[.AD239];&quot;Change&quot;;&quot;&quot;)">
            <text:p/>
          </table:table-cell>
          <table:table-cell table:style-name="ce386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1"/>
          <table:table-cell table:style-name="ce280" office:value-type="string" calcext:value-type="string">
            <text:p>Waist level</text:p>
          </table:table-cell>
          <table:table-cell table:style-name="ce312" table:formula="of:=IF([.R238]=&quot;&quot;;&quot;&quot;;[.R238])">
            <text:p/>
          </table:table-cell>
          <table:table-cell table:style-name="ce312" table:formula="of:=IF([.S238]=&quot;&quot;;&quot;&quot;;[.S238])">
            <text:p/>
          </table:table-cell>
          <table:table-cell table:style-name="ce341"/>
          <table:table-cell table:style-name="ce301"/>
          <table:table-cell table:style-name="ce354" table:formula="of:=IF([.AB144]=&quot;&quot;;&quot;&quot;;[.AB144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50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3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2"/>
          <table:table-cell table:style-name="ce299"/>
          <table:table-cell table:style-name="ce355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41]&lt;&gt;[.AD241];&quot;Change&quot;;&quot;&quot;)">
            <text:p/>
          </table:table-cell>
          <table:table-cell table:style-name="ce386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2"/>
          <table:table-cell table:style-name="ce280" office:value-type="string" calcext:value-type="string">
            <text:p>Waist level</text:p>
          </table:table-cell>
          <table:table-cell table:style-name="ce312" table:formula="of:=IF([.R241]=&quot;&quot;;&quot;&quot;;[.R241])">
            <text:p/>
          </table:table-cell>
          <table:table-cell table:style-name="ce312" table:formula="of:=IF([.S241]=&quot;&quot;;&quot;&quot;;[.S241])">
            <text:p/>
          </table:table-cell>
          <table:table-cell table:style-name="ce341"/>
          <table:table-cell table:style-name="ce301"/>
          <table:table-cell table:style-name="ce354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1"/>
          <table:table-cell table:number-columns-repeated="2"/>
          <table:table-cell table:style-name="ce380"/>
          <table:table-cell table:style-name="ce385" table:formula="of:=IF([.AB243]&lt;&gt;[.AD243];&quot;Change&quot;;&quot;&quot;)">
            <text:p/>
          </table:table-cell>
          <table:table-cell table:style-name="ce386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5]&lt;&gt;[.AD245];&quot;Change&quot;;&quot;&quot;)">
            <text:p/>
          </table:table-cell>
          <table:table-cell table:style-name="ce386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7]&lt;&gt;[.AD247];&quot;Change&quot;;&quot;&quot;)">
            <text:p/>
          </table:table-cell>
          <table:table-cell table:style-name="ce386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47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9]&lt;&gt;[.AD249];&quot;Change&quot;;&quot;&quot;)">
            <text:p/>
          </table:table-cell>
          <table:table-cell table:style-name="ce386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1"/>
          <table:table-cell/>
          <table:table-cell table:style-name="ce223" office:value-type="string" calcext:value-type="string">
            <text:p>Leeds Phantom</text:p>
          </table:table-cell>
          <table:table-cell table:style-name="ce54" table:number-columns-repeated="9"/>
          <table:table-cell table:style-name="ce371"/>
          <table:table-cell table:number-columns-repeated="2"/>
          <table:table-cell table:style-name="ce380"/>
          <table:table-cell table:style-name="ce385" table:formula="of:=IF([.AB251]&lt;&gt;[.AD251];&quot;Change&quot;;&quot;&quot;)">
            <text:p/>
          </table:table-cell>
          <table:table-cell table:style-name="ce386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 office:value-type="string" calcext:value-type="string">
            <text:p>Receptor Size</text:p>
          </table:table-cell>
          <table:table-cell table:style-name="ce253" office:value-type="string" calcext:value-type="string">
            <text:p>MS1</text:p>
          </table:table-cell>
          <table:table-cell table:style-name="ce282" office:value-type="string" calcext:value-type="string">
            <text:p>MS3</text:p>
          </table:table-cell>
          <table:table-cell table:style-name="ce314" office:value-type="string" calcext:value-type="string">
            <text:p>MS4</text:p>
          </table:table-cell>
          <table:table-cell table:style-name="ce243" office:value-type="string" calcext:value-type="string">
            <text:p>Huttner</text:p>
          </table:table-cell>
          <table:table-cell table:style-name="ce243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9" office:value-type="float" office:value="70" calcext:value-type="float">
            <text:p>70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3]&lt;&gt;[.AD253];&quot;Change&quot;;&quot;&quot;)">
            <text:p/>
          </table:table-cell>
          <table:table-cell table:style-name="ce386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8"/>
          <table:table-cell/>
          <table:table-cell table:style-name="ce230" table:formula="of:=IF([.$O$110]=&quot;&quot;;&quot;&quot;;[.$O$110]&amp;&quot; &quot;&amp;flocm_in)">
            <text:p/>
          </table:table-cell>
          <table:table-cell table:style-name="ce226"/>
          <table:table-cell table:style-name="ce247"/>
          <table:table-cell table:style-name="ce308"/>
          <table:table-cell table:style-name="ce328" table:number-columns-repeated="2"/>
          <table:table-cell/>
          <table:table-cell table:style-name="ce338" office:value-type="string" calcext:value-type="string" table:number-columns-spanned="2" table:number-rows-spanned="1">
            <text:p>MS1-4</text:p>
          </table:table-cell>
          <table:covered-table-cell table:style-name="ce256"/>
          <table:table-cell table:style-name="ce52" office:value-type="string" calcext:value-type="string">
            <text:p>Huttner: Enter col.row</text:p>
          </table:table-cell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  <table:table-cell/>
          <table:table-cell table:style-name="ce231" table:formula="of:=IF([.$O$113]=&quot;&quot;;&quot;&quot;;[.$O$113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1" calcext:value-type="float">
            <text:p>1</text:p>
          </table:table-cell>
          <table:table-cell table:style-name="ce256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5"/>
          <table:table-cell table:number-columns-repeated="2"/>
          <table:table-cell table:style-name="ce380"/>
          <table:table-cell table:style-name="ce385" table:formula="of:=IF([.AB255]&lt;&gt;[.AD255];&quot;Change&quot;;&quot;&quot;)">
            <text:p/>
          </table:table-cell>
          <table:table-cell table:style-name="ce386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4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1"/>
          <table:table-cell/>
          <table:table-cell table:style-name="ce231" table:formula="of:=IF([.$O$116]=&quot;&quot;;&quot;&quot;;[.$O$116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2" calcext:value-type="float">
            <text:p>2</text:p>
          </table:table-cell>
          <table:table-cell table:style-name="ce256" office:value-type="string" calcext:value-type="string">
            <text:p>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65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31" table:formula="of:=IF([.$O$119]=&quot;&quot;;&quot;&quot;;[.$O$119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3" calcext:value-type="float">
            <text:p>3</text:p>
          </table:table-cell>
          <table:table-cell table:style-name="ce256" office:value-type="string" calcext:value-type="string">
            <text:p>Barely visible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7]&lt;&gt;[.AD257];&quot;Change&quot;;&quot;&quot;)">
            <text:p/>
          </table:table-cell>
          <table:table-cell table:style-name="ce386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32" table:formula="of:=IF([.$O$122]=&quot;&quot;;&quot;&quot;;[.$O$122]&amp;&quot; &quot;&amp;flocm_in)">
            <text:p/>
          </table:table-cell>
          <table:table-cell table:style-name="ce255"/>
          <table:table-cell table:style-name="ce284"/>
          <table:table-cell table:style-name="ce309"/>
          <table:table-cell table:style-name="ce330" table:number-columns-repeated="2"/>
          <table:table-cell/>
          <table:table-cell table:style-name="ce311" office:value-type="float" office:value="4" calcext:value-type="float">
            <text:p>4</text:p>
          </table:table-cell>
          <table:table-cell table:style-name="ce256" office:value-type="string" calcext:value-type="string">
            <text:p>Not 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2"/>
          <table:table-cell office:value-type="string" calcext:value-type="string">
            <text:p>Acceptable:</text:p>
          </table:table-cell>
          <table:table-cell table:style-name="ce331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3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9]&lt;&gt;[.AD259];&quot;Change&quot;;&quot;&quot;)">
            <text:p/>
          </table:table-cell>
          <table:table-cell table:style-name="ce386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61]&lt;&gt;[.AD261];&quot;Change&quot;;&quot;&quot;)">
            <text:p/>
          </table:table-cell>
          <table:table-cell table:style-name="ce386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2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63]&lt;&gt;[.AD263];&quot;Change&quot;;&quot;&quot;)">
            <text:p/>
          </table:table-cell>
          <table:table-cell table:style-name="ce386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8" office:value-type="string" calcext:value-type="string">
            <text:p>TO.10</text:p>
          </table:table-cell>
          <table:table-cell table:style-name="ce19"/>
          <table:table-cell table:style-name="ce28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7"/>
          <table:table-cell table:style-name="ce256" office:value-type="string" calcext:value-type="string">
            <text:p>Row</text:p>
          </table:table-cell>
          <table:table-cell table:style-name="ce286" table:formula="of:=IF([.$O$110]=&quot;&quot;;&quot;&quot;;[.$O$110]&amp;&quot; &quot;&amp;flocm_in)">
            <text:p/>
          </table:table-cell>
          <table:table-cell table:style-name="ce286" table:formula="of:=IF([.$O$113]=&quot;&quot;;&quot;&quot;;[.$O$113]&amp;&quot; &quot;&amp;flocm_in)">
            <text:p/>
          </table:table-cell>
          <table:table-cell table:style-name="ce286" table:formula="of:=IF([.$O$116]=&quot;&quot;;&quot;&quot;;[.$O$116]&amp;&quot; &quot;&amp;flocm_in)">
            <text:p/>
          </table:table-cell>
          <table:table-cell table:style-name="ce286" table:formula="of:=IF([.$O$119]=&quot;&quot;;&quot;&quot;;[.$O$119]&amp;&quot; &quot;&amp;flocm_in)">
            <text:p/>
          </table:table-cell>
          <table:table-cell table:style-name="ce286" table:formula="of:=IF([.$O$122]=&quot;&quot;;&quot;&quot;;[.$O$122]&amp;&quot; &quot;&amp;flocm_in)">
            <text:p/>
          </table:table-cell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5]&lt;&gt;[.AD265];&quot;Change&quot;;&quot;&quot;)">
            <text:p/>
          </table:table-cell>
          <table:table-cell table:style-name="ce386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7"/>
          <table:table-cell table:style-name="ce256" office:value-type="string" calcext:value-type="string">
            <text:p>A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  <table:table-cell/>
          <table:table-cell table:style-name="ce227"/>
          <table:table-cell table:style-name="ce256" office:value-type="string" calcext:value-type="string">
            <text:p>B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7]&lt;&gt;[.AD267];&quot;Change&quot;;&quot;&quot;)">
            <text:p/>
          </table:table-cell>
          <table:table-cell table:style-name="ce386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table-cell table:style-name="ce227"/>
          <table:table-cell table:style-name="ce256" office:value-type="string" calcext:value-type="string">
            <text:p>C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table-cell table:style-name="ce227"/>
          <table:table-cell table:style-name="ce256" office:value-type="string" calcext:value-type="string">
            <text:p>D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9]&lt;&gt;[.AD269];&quot;Change&quot;;&quot;&quot;)">
            <text:p/>
          </table:table-cell>
          <table:table-cell table:style-name="ce386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3" table:formula="of:=[.R140]" office:value-type="string" office:string-value="mA" calcext:value-type="string">
            <text:p>mA</text:p>
          </table:table-cell>
          <table:table-cell table:style-name="ce127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3" table:formula="of:=[.U140]" office:value-type="string" office:string-value="mA" calcext:value-type="string">
            <text:p>mA</text:p>
          </table:table-cell>
          <table:table-cell table:style-name="ce127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3" table:formula="of:=[.X140]" office:value-type="string" office:string-value="mA" calcext:value-type="string">
            <text:p>mA</text:p>
          </table:table-cell>
          <table:table-cell table:style-name="ce191" table:formula="of:=[.Y140]" office:value-type="string" office:string-value="mGy/min" calcext:value-type="string">
            <text:p>mGy/min</text:p>
          </table:table-cell>
          <table:table-cell/>
          <table:table-cell table:style-name="ce227"/>
          <table:table-cell table:style-name="ce256" office:value-type="string" calcext:value-type="string">
            <text:p>E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4" table:formula="of:=IF([.R141]=&quot;&quot;;&quot;&quot;;[.R141])">
            <text:p/>
          </table:table-cell>
          <table:table-cell table:style-name="ce128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4" table:formula="of:=IF([.U141]=&quot;&quot;;&quot;&quot;;[.U141])">
            <text:p/>
          </table:table-cell>
          <table:table-cell table:style-name="ce128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4" table:formula="of:=IF([.X141]=&quot;&quot;;&quot;&quot;;[.X141])">
            <text:p/>
          </table:table-cell>
          <table:table-cell table:style-name="ce192" table:formula="of:=IF([.Y141]=&quot;&quot;;&quot;&quot;;[.Y141])">
            <text:p/>
          </table:table-cell>
          <table:table-cell/>
          <table:table-cell table:style-name="ce227"/>
          <table:table-cell table:style-name="ce256" office:value-type="string" calcext:value-type="string">
            <text:p>F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1]&lt;&gt;[.AD271];&quot;Change&quot;;&quot;&quot;)">
            <text:p/>
          </table:table-cell>
          <table:table-cell table:style-name="ce386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9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9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3" table:formula="of:=IF([.Y142]=&quot;&quot;;&quot;&quot;;[.Y142])">
            <text:p/>
          </table:table-cell>
          <table:table-cell/>
          <table:table-cell table:style-name="ce227"/>
          <table:table-cell table:style-name="ce256" office:value-type="string" calcext:value-type="string">
            <text:p>G</text:p>
          </table:table-cell>
          <table:table-cell table:style-name="ce283" table:number-columns-repeated="5"/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 Page 2</text:p>
          </table:table-cell>
          <table:table-cell table:style-name="ce380"/>
          <table:table-cell table:style-name="ce385" table:formula="of:=IF([.AB272]&lt;&gt;[.AD272];&quot;Change&quot;;&quot;&quot;)">
            <text:p/>
          </table:table-cell>
          <table:table-cell table:style-name="ce386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5" table:formula="of:=IF([.R143]=&quot;&quot;;&quot;&quot;;[.R143])">
            <text:p/>
          </table:table-cell>
          <table:table-cell table:style-name="ce130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5" table:formula="of:=IF([.U143]=&quot;&quot;;&quot;&quot;;[.U143])">
            <text:p/>
          </table:table-cell>
          <table:table-cell table:style-name="ce130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5" table:formula="of:=IF([.X143]=&quot;&quot;;&quot;&quot;;[.X143])">
            <text:p/>
          </table:table-cell>
          <table:table-cell table:style-name="ce194" table:formula="of:=IF([.Y143]=&quot;&quot;;&quot;&quot;;[.Y143])">
            <text:p/>
          </table:table-cell>
          <table:table-cell/>
          <table:table-cell table:style-name="ce227"/>
          <table:table-cell table:style-name="ce256" office:value-type="string" calcext:value-type="string">
            <text:p>H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4" table:formula="of:=IF([.R144]=&quot;&quot;;&quot;&quot;;[.R144])">
            <text:p/>
          </table:table-cell>
          <table:table-cell table:style-name="ce128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4" table:formula="of:=IF([.U144]=&quot;&quot;;&quot;&quot;;[.U144])">
            <text:p/>
          </table:table-cell>
          <table:table-cell table:style-name="ce128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4" table:formula="of:=IF([.X144]=&quot;&quot;;&quot;&quot;;[.X144])">
            <text:p/>
          </table:table-cell>
          <table:table-cell table:style-name="ce192" table:formula="of:=IF([.Y144]=&quot;&quot;;&quot;&quot;;[.Y144])">
            <text:p/>
          </table:table-cell>
          <table:table-cell/>
          <table:table-cell table:style-name="ce227"/>
          <table:table-cell table:style-name="ce256" office:value-type="string" calcext:value-type="string">
            <text:p>J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4]&lt;&gt;[.AD274];&quot;Change&quot;;&quot;&quot;)">
            <text:p/>
          </table:table-cell>
          <table:table-cell table:style-name="ce386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9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9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3" table:formula="of:=IF([.Y145]=&quot;&quot;;&quot;&quot;;[.Y145])">
            <text:p/>
          </table:table-cell>
          <table:table-cell/>
          <table:table-cell table:style-name="ce227"/>
          <table:table-cell table:style-name="ce256" office:value-type="string" calcext:value-type="string">
            <text:p>K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5" table:formula="of:=IF([.R146]=&quot;&quot;;&quot;&quot;;[.R146])">
            <text:p/>
          </table:table-cell>
          <table:table-cell table:style-name="ce130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5" table:formula="of:=IF([.U146]=&quot;&quot;;&quot;&quot;;[.U146])">
            <text:p/>
          </table:table-cell>
          <table:table-cell table:style-name="ce130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5" table:formula="of:=IF([.X146]=&quot;&quot;;&quot;&quot;;[.X146])">
            <text:p/>
          </table:table-cell>
          <table:table-cell table:style-name="ce194" table:formula="of:=IF([.Y146]=&quot;&quot;;&quot;&quot;;[.Y146])">
            <text:p/>
          </table:table-cell>
          <table:table-cell/>
          <table:table-cell table:style-name="ce227"/>
          <table:table-cell table:style-name="ce256" office:value-type="string" calcext:value-type="string">
            <text:p>L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6]&lt;&gt;[.AD276];&quot;Change&quot;;&quot;&quot;)">
            <text:p/>
          </table:table-cell>
          <table:table-cell table:style-name="ce386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4" table:formula="of:=IF([.R147]=&quot;&quot;;&quot;&quot;;[.R147])">
            <text:p/>
          </table:table-cell>
          <table:table-cell table:style-name="ce128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4" table:formula="of:=IF([.U147]=&quot;&quot;;&quot;&quot;;[.U147])">
            <text:p/>
          </table:table-cell>
          <table:table-cell table:style-name="ce128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4" table:formula="of:=IF([.X147]=&quot;&quot;;&quot;&quot;;[.X147])">
            <text:p/>
          </table:table-cell>
          <table:table-cell table:style-name="ce192" table:formula="of:=IF([.Y147]=&quot;&quot;;&quot;&quot;;[.Y147])">
            <text:p/>
          </table:table-cell>
          <table:table-cell/>
          <table:table-cell table:style-name="ce227"/>
          <table:table-cell table:style-name="ce256" office:value-type="string" calcext:value-type="string">
            <text:p>M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9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9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3" table:formula="of:=IF([.Y148]=&quot;&quot;;&quot;&quot;;[.Y148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78]&lt;&gt;[.AD278];&quot;Change&quot;;&quot;&quot;)">
            <text:p/>
          </table:table-cell>
          <table:table-cell table:style-name="ce386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5" table:formula="of:=IF([.R149]=&quot;&quot;;&quot;&quot;;[.R149])">
            <text:p/>
          </table:table-cell>
          <table:table-cell table:style-name="ce130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5" table:formula="of:=IF([.U149]=&quot;&quot;;&quot;&quot;;[.U149])">
            <text:p/>
          </table:table-cell>
          <table:table-cell table:style-name="ce130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5" table:formula="of:=IF([.X149]=&quot;&quot;;&quot;&quot;;[.X149])">
            <text:p/>
          </table:table-cell>
          <table:table-cell table:style-name="ce194" table:formula="of:=IF([.Y149]=&quot;&quot;;&quot;&quot;;[.Y149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4" table:formula="of:=IF([.R150]=&quot;&quot;;&quot;&quot;;[.R150])">
            <text:p/>
          </table:table-cell>
          <table:table-cell table:style-name="ce128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4" table:formula="of:=IF([.U150]=&quot;&quot;;&quot;&quot;;[.U150])">
            <text:p/>
          </table:table-cell>
          <table:table-cell table:style-name="ce128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4" table:formula="of:=IF([.X150]=&quot;&quot;;&quot;&quot;;[.X150])">
            <text:p/>
          </table:table-cell>
          <table:table-cell table:style-name="ce192" table:formula="of:=IF([.Y150]=&quot;&quot;;&quot;&quot;;[.Y150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7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0]&lt;&gt;[.AD280];&quot;Change&quot;;&quot;&quot;)">
            <text:p/>
          </table:table-cell>
          <table:table-cell table:style-name="ce386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9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9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3" table:formula="of:=IF([.Y151]=&quot;&quot;;&quot;&quot;;[.Y151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5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5" table:formula="of:=IF([.U152]=&quot;&quot;;&quot;&quot;;[.U152])">
            <text:p/>
          </table:table-cell>
          <table:table-cell table:style-name="ce130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5" table:formula="of:=IF([.X152]=&quot;&quot;;&quot;&quot;;[.X152])">
            <text:p/>
          </table:table-cell>
          <table:table-cell table:style-name="ce194" table:formula="of:=IF([.Y152]=&quot;&quot;;&quot;&quot;;[.Y152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282]&lt;&gt;[.AD282];&quot;Change&quot;;&quot;&quot;)">
            <text:p/>
          </table:table-cell>
          <table:table-cell table:style-name="ce386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4" table:formula="of:=IF([.R153]=&quot;&quot;;&quot;&quot;;[.R153])">
            <text:p/>
          </table:table-cell>
          <table:table-cell table:style-name="ce128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4" table:formula="of:=IF([.U153]=&quot;&quot;;&quot;&quot;;[.U153])">
            <text:p/>
          </table:table-cell>
          <table:table-cell table:style-name="ce128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4" table:formula="of:=IF([.X153]=&quot;&quot;;&quot;&quot;;[.X153])">
            <text:p/>
          </table:table-cell>
          <table:table-cell table:style-name="ce192" table:formula="of:=IF([.Y153]=&quot;&quot;;&quot;&quot;;[.Y153])">
            <text:p/>
          </table:table-cell>
          <table:table-cell/>
          <table:table-cell table:style-name="ce223" office:value-type="string" calcext:value-type="string">
            <text:p>Field Size</text:p>
          </table:table-cell>
          <table:table-cell table:style-name="ce54"/>
          <table:table-cell table:style-name="ce287" table:formula="of:=IF([.$O$110]=&quot;&quot;;&quot;&quot;;[.$O$110])">
            <text:p/>
          </table:table-cell>
          <table:table-cell table:style-name="ce287" table:formula="of:=IF([.$O$113]=&quot;&quot;;&quot;&quot;;[.$O$113])">
            <text:p/>
          </table:table-cell>
          <table:table-cell table:style-name="ce287" table:formula="of:=IF([.$O$116]=&quot;&quot;;&quot;&quot;;[.$O$116])">
            <text:p/>
          </table:table-cell>
          <table:table-cell table:style-name="ce287" table:formula="of:=IF([.$O$119]=&quot;&quot;;&quot;&quot;;[.$O$119])">
            <text:p/>
          </table:table-cell>
          <table:table-cell table:style-name="ce287" table:formula="of:=IF([.$O$122]=&quot;&quot;;&quot;&quot;;[.$O$122])">
            <text:p/>
          </table:table-cell>
          <table:table-cell table:style-name="ce54"/>
          <table:table-cell table:style-name="ce261" table:formula="of:=IF([.X283]&lt;&gt;&quot;&quot;;[.X283];IF([.AB160]=&quot;&quot;;&quot;&quot;;[.AB160]))">
            <text:p/>
          </table:table-cell>
          <table:table-cell table:style-name="ce298"/>
          <table:table-cell table:style-name="ce37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9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9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3" table:formula="of:=IF([.Y154]=&quot;&quot;;&quot;&quot;;[.Y154])">
            <text:p/>
          </table:table-cell>
          <table:table-cell/>
          <table:table-cell table:style-name="ce208"/>
          <table:table-cell table:style-name="ce20" office:value-type="string" calcext:value-type="string">
            <text:p>Horizontal</text:p>
          </table:table-cell>
          <table:table-cell table:style-name="ce288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4]&lt;&gt;[.AD284];&quot;Change&quot;;&quot;&quot;)">
            <text:p/>
          </table:table-cell>
          <table:table-cell table:style-name="ce386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5" table:formula="of:=IF([.R155]=&quot;&quot;;&quot;&quot;;[.R155])">
            <text:p/>
          </table:table-cell>
          <table:table-cell table:style-name="ce130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5" table:formula="of:=IF([.U155]=&quot;&quot;;&quot;&quot;;[.U155])">
            <text:p/>
          </table:table-cell>
          <table:table-cell table:style-name="ce130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5" table:formula="of:=IF([.X155]=&quot;&quot;;&quot;&quot;;[.X155])">
            <text:p/>
          </table:table-cell>
          <table:table-cell table:style-name="ce194" table:formula="of:=IF([.Y155]=&quot;&quot;;&quot;&quot;;[.Y155])">
            <text:p/>
          </table:table-cell>
          <table:table-cell/>
          <table:table-cell table:style-name="ce208"/>
          <table:table-cell table:style-name="ce20" office:value-type="string" calcext:value-type="string">
            <text:p>Vertical</text:p>
          </table:table-cell>
          <table:table-cell table:style-name="ce288" table:number-columns-repeated="5"/>
          <table:table-cell table:style-name="ce20"/>
          <table:table-cell table:style-name="ce51"/>
          <table:table-cell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6" table:formula="of:=IF([.R156]=&quot;&quot;;&quot;&quot;;[.R156])">
            <text:p/>
          </table:table-cell>
          <table:table-cell table:style-name="ce131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6" table:formula="of:=IF([.U156]=&quot;&quot;;&quot;&quot;;[.U156])">
            <text:p/>
          </table:table-cell>
          <table:table-cell table:style-name="ce131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6" table:formula="of:=IF([.X156]=&quot;&quot;;&quot;&quot;;[.X156])">
            <text:p/>
          </table:table-cell>
          <table:table-cell table:style-name="ce200" table:formula="of:=IF([.Y156]=&quot;&quot;;&quot;&quot;;[.Y156])">
            <text:p/>
          </table:table-cell>
          <table:table-cell/>
          <table:table-cell table:style-name="ce208"/>
          <table:table-cell table:style-name="ce20" office:value-type="string" calcext:value-type="string">
            <text:p>Diagonal</text:p>
          </table:table-cell>
          <table:table-cell table:style-name="ce289" table:formula="of:=IF(OR([.Q284]=&quot;&quot;;[.Q285]=&quot;&quot;);&quot;&quot;;SQRT([.Q284]^2+[.Q285]^2))">
            <text:p/>
          </table:table-cell>
          <table:table-cell table:style-name="ce289" table:formula="of:=IF(OR([.R284]=&quot;&quot;;[.R285]=&quot;&quot;);&quot;&quot;;SQRT([.R284]^2+[.R285]^2))">
            <text:p/>
          </table:table-cell>
          <table:table-cell table:style-name="ce289" table:formula="of:=IF(OR([.S284]=&quot;&quot;;[.S285]=&quot;&quot;);&quot;&quot;;SQRT([.S284]^2+[.S285]^2))">
            <text:p/>
          </table:table-cell>
          <table:table-cell table:style-name="ce289" table:formula="of:=IF(OR([.T284]=&quot;&quot;;[.T285]=&quot;&quot;);&quot;&quot;;SQRT([.T284]^2+[.T285]^2))">
            <text:p/>
          </table:table-cell>
          <table:table-cell table:style-name="ce289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6]&lt;&gt;[.AD286];&quot;Change&quot;;&quot;&quot;)">
            <text:p/>
          </table:table-cell>
          <table:table-cell table:style-name="ce386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cceptable</text:p>
          </table:table-cell>
          <table:table-cell table:style-name="ce29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8]&lt;&gt;[.AD288];&quot;Change&quot;;&quot;&quot;)">
            <text:p/>
          </table:table-cell>
          <table:table-cell table:style-name="ce386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8" office:value-type="string" calcext:value-type="string">
            <text:p>Useful Beam Limitation</text:p>
          </table:table-cell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5" table:formula="of:=IF([.P290]&lt;&gt;&quot;&quot;;[.P290];IF([.AB161]=&quot;&quot;;&quot;&quot;;[.AB161]))">
            <text:p/>
          </table:table-cell>
          <table:table-cell table:style-name="ce239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90]&lt;&gt;[.AD290];&quot;Change&quot;;&quot;&quot;)">
            <text:p/>
          </table:table-cell>
          <table:table-cell table:style-name="ce386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style-name="ce243" office:value-type="string" calcext:value-type="string">
            <text:p>Measured</text:p>
          </table:table-cell>
          <table:table-cell table:style-name="ce243" office:value-type="string" calcext:value-type="string">
            <text:p>Difference</text:p>
          </table:table-cell>
          <table:table-cell table:style-name="ce243" office:value-type="string" calcext:value-type="string">
            <text:p>Sum</text:p>
          </table:table-cell>
          <table:table-cell table:style-name="ce243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1" office:value-type="string" calcext:value-type="string">
            <text:p>R</text:p>
          </table:table-cell>
          <table:table-cell table:number-columns-repeated="2"/>
          <table:table-cell table:style-name="ce380"/>
          <table:table-cell table:style-name="ce385" table:formula="of:=IF([.AB292]&lt;&gt;[.AD292];&quot;Change&quot;;&quot;&quot;)">
            <text:p/>
          </table:table-cell>
          <table:table-cell table:style-name="ce386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Top</text:p>
          </table:table-cell>
          <table:table-cell table:style-name="ce257" table:formula="of:=IF(OR([.V293]=&quot;&quot;;[.V294]=&quot;&quot;;[.V297]=&quot;&quot;);&quot;&quot;;([.V293]-[.V294])*[.V297])">
            <text:p/>
          </table:table-cell>
          <table:table-cell table:style-name="ce29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3" table:formula="of:=IF(OR([.Q293]=&quot;&quot;;[.Q295]=&quot;&quot;);&quot;&quot;;[.Q293]+[.Q295])" table:number-columns-spanned="1" table:number-rows-spanned="4">
            <text:p/>
          </table:table-cell>
          <table:table-cell table:style-name="ce332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Bottom</text:p>
          </table:table-cell>
          <table:table-cell table:style-name="ce257" table:formula="of:=IF(OR([.W293]=&quot;&quot;;[.W294]=&quot;&quot;;[.V297]=&quot;&quot;);&quot;&quot;;([.W293]-[.W294])*[.V297])">
            <text:p/>
          </table:table-cell>
          <table:covered-table-cell table:number-columns-repeated="2" table:style-name="ce292"/>
          <table:table-cell table:style-name="ce332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0"/>
          <table:table-cell table:style-name="ce385" table:formula="of:=IF([.AB294]&lt;&gt;[.AD294];&quot;Change&quot;;&quot;&quot;)">
            <text:p/>
          </table:table-cell>
          <table:table-cell table:style-name="ce386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1"/>
          <table:table-cell/>
          <table:table-cell table:style-name="ce208" office:value-type="string" calcext:value-type="string">
            <text:p>Left</text:p>
          </table:table-cell>
          <table:table-cell table:style-name="ce257" table:formula="of:=IF(OR([.X293]=&quot;&quot;;[.X294]=&quot;&quot;;[.V297]=&quot;&quot;);&quot;&quot;;([.X293]-[.X294])*[.V297])">
            <text:p/>
          </table:table-cell>
          <table:table-cell table:style-name="ce293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2"/>
          <table:table-cell table:style-name="ce332" table:formula="of:=IF([.AB164]=&quot;&quot;;&quot;&quot;;[.AB164])">
            <text:p/>
          </table:table-cell>
          <table:table-cell table:style-name="ce220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6" table:formula="of:=[.O290]">
            <text:p/>
          </table:table-cell>
          <table:table-cell table:style-name="ce361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  <table:table-cell/>
          <table:table-cell table:style-name="ce208" office:value-type="string" calcext:value-type="string">
            <text:p>Right</text:p>
          </table:table-cell>
          <table:table-cell table:style-name="ce258" table:formula="of:=IF(OR([.Y293]=&quot;&quot;;[.Y294]=&quot;&quot;;[.V297]=&quot;&quot;);&quot;&quot;;([.Y293]-[.Y294])*[.V297])">
            <text:p/>
          </table:table-cell>
          <table:covered-table-cell table:number-columns-repeated="2" table:style-name="ce294"/>
          <table:table-cell table:style-name="ce333" table:formula="of:=IF([.AB165]=&quot;&quot;;&quot;&quot;;[.AB165])">
            <text:p/>
          </table:table-cell>
          <table:table-cell table:style-name="ce344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3"/>
          <table:table-cell table:style-name="ce4" table:number-columns-repeated="2"/>
          <table:table-cell table:style-name="ce376"/>
          <table:table-cell table:number-columns-repeated="2"/>
          <table:table-cell table:style-name="ce380"/>
          <table:table-cell table:style-name="ce385" table:formula="of:=IF([.AB296]&lt;&gt;[.AD296];&quot;Change&quot;;&quot;&quot;)">
            <text:p/>
          </table:table-cell>
          <table:table-cell table:style-name="ce386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33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6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27"/>
          <table:table-cell table:style-name="ce52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98]&lt;&gt;[.AD298];&quot;Change&quot;;&quot;&quot;)">
            <text:p/>
          </table:table-cell>
          <table:table-cell table:style-name="ce386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9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300]&lt;&gt;[.AD300];&quot;Change&quot;;&quot;&quot;)">
            <text:p/>
          </table:table-cell>
          <table:table-cell table:style-name="ce386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302]&lt;&gt;[.AD302];&quot;Change&quot;;&quot;&quot;)">
            <text:p/>
          </table:table-cell>
          <table:table-cell table:style-name="ce386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81"/>
          <table:table-cell table:number-columns-repeated="14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81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80"/>
          <table:table-cell table:style-name="ce385" table:formula="of:=IF([.AB304]&lt;&gt;[.AD304];&quot;Change&quot;;&quot;&quot;)">
            <text:p/>
          </table:table-cell>
          <table:table-cell table:style-name="ce386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81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6]&lt;&gt;[.AD306];&quot;Change&quot;;&quot;&quot;)">
            <text:p/>
          </table:table-cell>
          <table:table-cell table:style-name="ce386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6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8]&lt;&gt;[.AD308];&quot;Change&quot;;&quot;&quot;)">
            <text:p/>
          </table:table-cell>
          <table:table-cell table:style-name="ce386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8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0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2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4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8" table:number-columns-repeated="7"/>
          <table:table-cell table:style-name="ce20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80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7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7" office:value-type="string" calcext:value-type="string">
            <text:p>Acceptable</text:p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9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9" table:formula="of:=IF([.H335]=&quot;&quot;;&quot;&quot;;IF([.H335]&lt;1;&quot;NO&quot;;&quot;YES&quot;))">
            <text:p/>
          </table:table-cell>
          <table:table-cell table:style-name="ce162" table:formula="of:=IF([.T254]=&quot;&quot;;&quot;&quot;;VLOOKUP([.T254];LeedsN3;2))">
            <text:p/>
          </table:table-cell>
          <table:table-cell table:style-name="ce159" table:formula="of:=IF([.J335]=&quot;&quot;;&quot;&quot;;IF([.J335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9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9" table:formula="of:=IF([.H336]=&quot;&quot;;&quot;&quot;;IF([.H336]&lt;1.25;&quot;NO&quot;;&quot;YES&quot;))">
            <text:p/>
          </table:table-cell>
          <table:table-cell table:style-name="ce162" table:formula="of:=IF([.T255]=&quot;&quot;;&quot;&quot;;VLOOKUP([.T255];LeedsN3;2))">
            <text:p/>
          </table:table-cell>
          <table:table-cell table:style-name="ce159" table:formula="of:=IF([.J336]=&quot;&quot;;&quot;&quot;;IF([.J336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9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9" table:formula="of:=IF([.H337]=&quot;&quot;;&quot;&quot;;IF([.H337]&lt;1.4;&quot;NO&quot;;&quot;YES&quot;))">
            <text:p/>
          </table:table-cell>
          <table:table-cell table:style-name="ce162" table:formula="of:=IF([.T256]=&quot;&quot;;&quot;&quot;;VLOOKUP([.T256];LeedsN3;2))">
            <text:p/>
          </table:table-cell>
          <table:table-cell table:style-name="ce159" table:formula="of:=IF([.J337]=&quot;&quot;;&quot;&quot;;IF([.J337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9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9" table:formula="of:=IF([.H338]=&quot;&quot;;&quot;&quot;;IF([.H338]&lt;2;&quot;NO&quot;;&quot;YES&quot;))">
            <text:p/>
          </table:table-cell>
          <table:table-cell table:style-name="ce162" table:formula="of:=IF([.T257]=&quot;&quot;;&quot;&quot;;VLOOKUP([.T257];LeedsN3;2))">
            <text:p/>
          </table:table-cell>
          <table:table-cell table:style-name="ce159" table:formula="of:=IF([.J338]=&quot;&quot;;&quot;&quot;;IF([.J338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20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60" table:formula="of:=IF([.H339]=&quot;&quot;;&quot;&quot;;IF([.H339]&lt;1;&quot;NO&quot;;&quot;YES&quot;))">
            <text:p/>
          </table:table-cell>
          <table:table-cell table:style-name="ce163" table:formula="of:=IF([.T258]=&quot;&quot;;&quot;&quot;;VLOOKUP([.T258];LeedsN3;2))">
            <text:p/>
          </table:table-cell>
          <table:table-cell table:style-name="ce160" table:formula="of:=IF([.J339]=&quot;&quot;;&quot;&quot;;IF([.J339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4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2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1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6"/>
          <table:table-cell table:style-name="ce161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4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8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3" table:formula="of:=[.U265]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5" table:formula="of:=IF([.U266]=&quot;&quot;;&quot;&quot;;HLOOKUP([.U266];TO10Values;MATCH([.$P266];TO10Group;0)))">
            <text:p/>
          </table:table-cell>
          <table:table-cell table:style-name="ce162" table:formula="of:=IF([.D349]=&quot;&quot;;&quot;&quot;;IF(ISNA([.D349]);NA();1/([.D349]*[Tables.$C47])))">
            <text:p/>
          </table:table-cell>
          <table:table-cell table:style-name="ce170" table:formula="of:=IF([.E349]=&quot;&quot;;&quot;&quot;;IF(ISNA([.E349]);NA();1/([.E349]*[Tables.$C47])))">
            <text:p/>
          </table:table-cell>
          <table:table-cell table:style-name="ce170" table:formula="of:=IF([.F349]=&quot;&quot;;&quot;&quot;;IF(ISNA([.F349]);NA();1/([.F349]*[Tables.$C47])))">
            <text:p/>
          </table:table-cell>
          <table:table-cell table:style-name="ce170" table:formula="of:=IF([.G349]=&quot;&quot;;&quot;&quot;;IF(ISNA([.G349]);NA();1/([.G349]*[Tables.$C47])))">
            <text:p/>
          </table:table-cell>
          <table:table-cell table:style-name="ce204" table:formula="of:=IF([.H349]=&quot;&quot;;&quot;&quot;;IF(ISNA([.H349]);NA();1/([.H349]*[Tables.$C4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8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5" table:formula="of:=IF([.U267]=&quot;&quot;;&quot;&quot;;HLOOKUP([.U267];TO10Values;MATCH([.$P267];TO10Group;0)))">
            <text:p/>
          </table:table-cell>
          <table:table-cell table:style-name="ce162" table:formula="of:=IF([.D350]=&quot;&quot;;&quot;&quot;;IF(ISNA([.D350]);NA();1/([.D350]*[Tables.$C48])))">
            <text:p/>
          </table:table-cell>
          <table:table-cell table:style-name="ce170" table:formula="of:=IF([.E350]=&quot;&quot;;&quot;&quot;;IF(ISNA([.E350]);NA();1/([.E350]*[Tables.$C48])))">
            <text:p/>
          </table:table-cell>
          <table:table-cell table:style-name="ce170" table:formula="of:=IF([.F350]=&quot;&quot;;&quot;&quot;;IF(ISNA([.F350]);NA();1/([.F350]*[Tables.$C48])))">
            <text:p/>
          </table:table-cell>
          <table:table-cell table:style-name="ce170" table:formula="of:=IF([.G350]=&quot;&quot;;&quot;&quot;;IF(ISNA([.G350]);NA();1/([.G350]*[Tables.$C48])))">
            <text:p/>
          </table:table-cell>
          <table:table-cell table:style-name="ce204" table:formula="of:=IF([.H350]=&quot;&quot;;&quot;&quot;;IF(ISNA([.H350]);NA();1/([.H350]*[Tables.$C4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5" table:formula="of:=IF([.U268]=&quot;&quot;;&quot;&quot;;HLOOKUP([.U268];TO10Values;MATCH([.$P268];TO10Group;0)))">
            <text:p/>
          </table:table-cell>
          <table:table-cell table:style-name="ce162" table:formula="of:=IF([.D351]=&quot;&quot;;&quot;&quot;;IF(ISNA([.D351]);NA();1/([.D351]*[Tables.$C49])))">
            <text:p/>
          </table:table-cell>
          <table:table-cell table:style-name="ce170" table:formula="of:=IF([.E351]=&quot;&quot;;&quot;&quot;;IF(ISNA([.E351]);NA();1/([.E351]*[Tables.$C49])))">
            <text:p/>
          </table:table-cell>
          <table:table-cell table:style-name="ce170" table:formula="of:=IF([.F351]=&quot;&quot;;&quot;&quot;;IF(ISNA([.F351]);NA();1/([.F351]*[Tables.$C49])))">
            <text:p/>
          </table:table-cell>
          <table:table-cell table:style-name="ce170" table:formula="of:=IF([.G351]=&quot;&quot;;&quot;&quot;;IF(ISNA([.G351]);NA();1/([.G351]*[Tables.$C49])))">
            <text:p/>
          </table:table-cell>
          <table:table-cell table:style-name="ce204" table:formula="of:=IF([.H351]=&quot;&quot;;&quot;&quot;;IF(ISNA([.H351]);NA();1/([.H351]*[Tables.$C49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0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5" table:formula="of:=IF([.U269]=&quot;&quot;;&quot;&quot;;HLOOKUP([.U269];TO10Values;MATCH([.$P269];TO10Group;0)))">
            <text:p/>
          </table:table-cell>
          <table:table-cell table:style-name="ce162" table:formula="of:=IF([.D352]=&quot;&quot;;&quot;&quot;;IF(ISNA([.D352]);NA();1/([.D352]*[Tables.$C50])))">
            <text:p/>
          </table:table-cell>
          <table:table-cell table:style-name="ce170" table:formula="of:=IF([.E352]=&quot;&quot;;&quot;&quot;;IF(ISNA([.E352]);NA();1/([.E352]*[Tables.$C50])))">
            <text:p/>
          </table:table-cell>
          <table:table-cell table:style-name="ce170" table:formula="of:=IF([.F352]=&quot;&quot;;&quot;&quot;;IF(ISNA([.F352]);NA();1/([.F352]*[Tables.$C50])))">
            <text:p/>
          </table:table-cell>
          <table:table-cell table:style-name="ce170" table:formula="of:=IF([.G352]=&quot;&quot;;&quot;&quot;;IF(ISNA([.G352]);NA();1/([.G352]*[Tables.$C50])))">
            <text:p/>
          </table:table-cell>
          <table:table-cell table:style-name="ce204" table:formula="of:=IF([.H352]=&quot;&quot;;&quot;&quot;;IF(ISNA([.H352]);NA();1/([.H352]*[Tables.$C50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5" table:formula="of:=IF([.U270]=&quot;&quot;;&quot;&quot;;HLOOKUP([.U270];TO10Values;MATCH([.$P270];TO10Group;0)))">
            <text:p/>
          </table:table-cell>
          <table:table-cell table:style-name="ce162" table:formula="of:=IF([.D353]=&quot;&quot;;&quot;&quot;;IF(ISNA([.D353]);NA();1/([.D353]*[Tables.$C51])))">
            <text:p/>
          </table:table-cell>
          <table:table-cell table:style-name="ce170" table:formula="of:=IF([.E353]=&quot;&quot;;&quot;&quot;;IF(ISNA([.E353]);NA();1/([.E353]*[Tables.$C51])))">
            <text:p/>
          </table:table-cell>
          <table:table-cell table:style-name="ce170" table:formula="of:=IF([.F353]=&quot;&quot;;&quot;&quot;;IF(ISNA([.F353]);NA();1/([.F353]*[Tables.$C51])))">
            <text:p/>
          </table:table-cell>
          <table:table-cell table:style-name="ce170" table:formula="of:=IF([.G353]=&quot;&quot;;&quot;&quot;;IF(ISNA([.G353]);NA();1/([.G353]*[Tables.$C51])))">
            <text:p/>
          </table:table-cell>
          <table:table-cell table:style-name="ce204" table:formula="of:=IF([.H353]=&quot;&quot;;&quot;&quot;;IF(ISNA([.H353]);NA();1/([.H353]*[Tables.$C51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2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5" table:formula="of:=IF([.U271]=&quot;&quot;;&quot;&quot;;HLOOKUP([.U271];TO10Values;MATCH([.$P271];TO10Group;0)))">
            <text:p/>
          </table:table-cell>
          <table:table-cell table:style-name="ce162" table:formula="of:=IF([.D354]=&quot;&quot;;&quot;&quot;;IF(ISNA([.D354]);NA();1/([.D354]*[Tables.$C52])))">
            <text:p/>
          </table:table-cell>
          <table:table-cell table:style-name="ce170" table:formula="of:=IF([.E354]=&quot;&quot;;&quot;&quot;;IF(ISNA([.E354]);NA();1/([.E354]*[Tables.$C52])))">
            <text:p/>
          </table:table-cell>
          <table:table-cell table:style-name="ce170" table:formula="of:=IF([.F354]=&quot;&quot;;&quot;&quot;;IF(ISNA([.F354]);NA();1/([.F354]*[Tables.$C52])))">
            <text:p/>
          </table:table-cell>
          <table:table-cell table:style-name="ce170" table:formula="of:=IF([.G354]=&quot;&quot;;&quot;&quot;;IF(ISNA([.G354]);NA();1/([.G354]*[Tables.$C52])))">
            <text:p/>
          </table:table-cell>
          <table:table-cell table:style-name="ce204" table:formula="of:=IF([.H354]=&quot;&quot;;&quot;&quot;;IF(ISNA([.H354]);NA();1/([.H354]*[Tables.$C52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5" table:formula="of:=IF([.U272]=&quot;&quot;;&quot;&quot;;HLOOKUP([.U272];TO10Values;MATCH([.$P272];TO10Group;0)))">
            <text:p/>
          </table:table-cell>
          <table:table-cell table:style-name="ce162" table:formula="of:=IF([.D355]=&quot;&quot;;&quot;&quot;;IF(ISNA([.D355]);NA();1/([.D355]*[Tables.$C53])))">
            <text:p/>
          </table:table-cell>
          <table:table-cell table:style-name="ce170" table:formula="of:=IF([.E355]=&quot;&quot;;&quot;&quot;;IF(ISNA([.E355]);NA();1/([.E355]*[Tables.$C53])))">
            <text:p/>
          </table:table-cell>
          <table:table-cell table:style-name="ce170" table:formula="of:=IF([.F355]=&quot;&quot;;&quot;&quot;;IF(ISNA([.F355]);NA();1/([.F355]*[Tables.$C53])))">
            <text:p/>
          </table:table-cell>
          <table:table-cell table:style-name="ce170" table:formula="of:=IF([.G355]=&quot;&quot;;&quot;&quot;;IF(ISNA([.G355]);NA();1/([.G355]*[Tables.$C53])))">
            <text:p/>
          </table:table-cell>
          <table:table-cell table:style-name="ce204" table:formula="of:=IF([.H355]=&quot;&quot;;&quot;&quot;;IF(ISNA([.H355]);NA();1/([.H355]*[Tables.$C53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4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5" table:formula="of:=IF([.U273]=&quot;&quot;;&quot;&quot;;HLOOKUP([.U273];TO10Values;MATCH([.$P273];TO10Group;0)))">
            <text:p/>
          </table:table-cell>
          <table:table-cell table:style-name="ce162" table:formula="of:=IF([.D356]=&quot;&quot;;&quot;&quot;;IF(ISNA([.D356]);NA();1/([.D356]*[Tables.$C54])))">
            <text:p/>
          </table:table-cell>
          <table:table-cell table:style-name="ce170" table:formula="of:=IF([.E356]=&quot;&quot;;&quot;&quot;;IF(ISNA([.E356]);NA();1/([.E356]*[Tables.$C54])))">
            <text:p/>
          </table:table-cell>
          <table:table-cell table:style-name="ce170" table:formula="of:=IF([.F356]=&quot;&quot;;&quot;&quot;;IF(ISNA([.F356]);NA();1/([.F356]*[Tables.$C54])))">
            <text:p/>
          </table:table-cell>
          <table:table-cell table:style-name="ce170" table:formula="of:=IF([.G356]=&quot;&quot;;&quot;&quot;;IF(ISNA([.G356]);NA();1/([.G356]*[Tables.$C54])))">
            <text:p/>
          </table:table-cell>
          <table:table-cell table:style-name="ce204" table:formula="of:=IF([.H356]=&quot;&quot;;&quot;&quot;;IF(ISNA([.H356]);NA();1/([.H356]*[Tables.$C54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5" table:formula="of:=IF([.U274]=&quot;&quot;;&quot;&quot;;HLOOKUP([.U274];TO10Values;MATCH([.$P274];TO10Group;0)))">
            <text:p/>
          </table:table-cell>
          <table:table-cell table:style-name="ce162" table:formula="of:=IF([.D357]=&quot;&quot;;&quot;&quot;;IF(ISNA([.D357]);NA();1/([.D357]*[Tables.$C55])))">
            <text:p/>
          </table:table-cell>
          <table:table-cell table:style-name="ce170" table:formula="of:=IF([.E357]=&quot;&quot;;&quot;&quot;;IF(ISNA([.E357]);NA();1/([.E357]*[Tables.$C55])))">
            <text:p/>
          </table:table-cell>
          <table:table-cell table:style-name="ce170" table:formula="of:=IF([.F357]=&quot;&quot;;&quot;&quot;;IF(ISNA([.F357]);NA();1/([.F357]*[Tables.$C55])))">
            <text:p/>
          </table:table-cell>
          <table:table-cell table:style-name="ce170" table:formula="of:=IF([.G357]=&quot;&quot;;&quot;&quot;;IF(ISNA([.G357]);NA();1/([.G357]*[Tables.$C55])))">
            <text:p/>
          </table:table-cell>
          <table:table-cell table:style-name="ce204" table:formula="of:=IF([.H357]=&quot;&quot;;&quot;&quot;;IF(ISNA([.H357]);NA();1/([.H357]*[Tables.$C55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6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5" table:formula="of:=IF([.U275]=&quot;&quot;;&quot;&quot;;HLOOKUP([.U275];TO10Values;MATCH([.$P275];TO10Group;0)))">
            <text:p/>
          </table:table-cell>
          <table:table-cell table:style-name="ce162" table:formula="of:=IF([.D358]=&quot;&quot;;&quot;&quot;;IF(ISNA([.D358]);NA();1/([.D358]*[Tables.$C56])))">
            <text:p/>
          </table:table-cell>
          <table:table-cell table:style-name="ce170" table:formula="of:=IF([.E358]=&quot;&quot;;&quot;&quot;;IF(ISNA([.E358]);NA();1/([.E358]*[Tables.$C56])))">
            <text:p/>
          </table:table-cell>
          <table:table-cell table:style-name="ce170" table:formula="of:=IF([.F358]=&quot;&quot;;&quot;&quot;;IF(ISNA([.F358]);NA();1/([.F358]*[Tables.$C56])))">
            <text:p/>
          </table:table-cell>
          <table:table-cell table:style-name="ce170" table:formula="of:=IF([.G358]=&quot;&quot;;&quot;&quot;;IF(ISNA([.G358]);NA();1/([.G358]*[Tables.$C56])))">
            <text:p/>
          </table:table-cell>
          <table:table-cell table:style-name="ce204" table:formula="of:=IF([.H358]=&quot;&quot;;&quot;&quot;;IF(ISNA([.H358]);NA();1/([.H358]*[Tables.$C56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5" table:formula="of:=IF([.U276]=&quot;&quot;;&quot;&quot;;HLOOKUP([.U276];TO10Values;MATCH([.$P276];TO10Group;0)))">
            <text:p/>
          </table:table-cell>
          <table:table-cell table:style-name="ce162" table:formula="of:=IF([.D359]=&quot;&quot;;&quot;&quot;;IF(ISNA([.D359]);NA();1/([.D359]*[Tables.$C57])))">
            <text:p/>
          </table:table-cell>
          <table:table-cell table:style-name="ce170" table:formula="of:=IF([.E359]=&quot;&quot;;&quot;&quot;;IF(ISNA([.E359]);NA();1/([.E359]*[Tables.$C57])))">
            <text:p/>
          </table:table-cell>
          <table:table-cell table:style-name="ce170" table:formula="of:=IF([.F359]=&quot;&quot;;&quot;&quot;;IF(ISNA([.F359]);NA();1/([.F359]*[Tables.$C57])))">
            <text:p/>
          </table:table-cell>
          <table:table-cell table:style-name="ce170" table:formula="of:=IF([.G359]=&quot;&quot;;&quot;&quot;;IF(ISNA([.G359]);NA();1/([.G359]*[Tables.$C57])))">
            <text:p/>
          </table:table-cell>
          <table:table-cell table:style-name="ce204" table:formula="of:=IF([.H359]=&quot;&quot;;&quot;&quot;;IF(ISNA([.H359]);NA();1/([.H359]*[Tables.$C5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6" table:formula="of:=IF([.U277]=&quot;&quot;;&quot;&quot;;HLOOKUP([.U277];TO10Values;MATCH([.$P277];TO10Group;0)))">
            <text:p/>
          </table:table-cell>
          <table:table-cell table:style-name="ce163" table:formula="of:=IF([.D360]=&quot;&quot;;&quot;&quot;;IF(ISNA([.D360]);NA();1/([.D360]*[Tables.$C58])))">
            <text:p/>
          </table:table-cell>
          <table:table-cell table:style-name="ce171" table:formula="of:=IF([.E360]=&quot;&quot;;&quot;&quot;;IF(ISNA([.E360]);NA();1/([.E360]*[Tables.$C58])))">
            <text:p/>
          </table:table-cell>
          <table:table-cell table:style-name="ce171" table:formula="of:=IF([.F360]=&quot;&quot;;&quot;&quot;;IF(ISNA([.F360]);NA();1/([.F360]*[Tables.$C58])))">
            <text:p/>
          </table:table-cell>
          <table:table-cell table:style-name="ce171" table:formula="of:=IF([.G360]=&quot;&quot;;&quot;&quot;;IF(ISNA([.G360]);NA();1/([.G360]*[Tables.$C58])))">
            <text:p/>
          </table:table-cell>
          <table:table-cell table:style-name="ce205" table:formula="of:=IF([.H360]=&quot;&quot;;&quot;&quot;;IF(ISNA([.H360]);NA();1/([.H360]*[Tables.$C5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2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1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2"/>
          <table:covered-table-cell table:style-name="ce142"/>
          <table:table-cell table:style-name="Default"/>
          <table:table-cell table:style-name="ce164" table:formula="of:=[.T295]" office:value-type="string" office:string-value="Acceptable" calcext:value-type="string">
            <text:p>Acceptable</text:p>
          </table:table-cell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3" table:formula="of:=[.Q295]" table:number-columns-spanned="1" table:number-rows-spanned="2">
            <text:p/>
          </table:table-cell>
          <table:covered-table-cell table:style-name="ce142"/>
          <table:table-cell/>
          <table:table-cell table:style-name="ce165" table:formula="of:=[.T296]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4"/>
          <table:covered-table-cell table:style-name="ce143"/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8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8"/>
          <table:table-cell table:style-name="ce14" table:number-columns-repeated="4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IF([Fluoro.J220]=&quot;&quot;;&quot;&quot;;[Fluoro.J220]*0.1145)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7" table:formula="of:=IF([Fluoro.G237]=&quot;&quot;;&quot;&quot;;[Fluoro.G237]*0.1145)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8" table:formula="of:=IF([Fluoro.G238]=&quot;&quot;;&quot;&quot;;[Fluoro.G238]*0.1145)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8" table:formula="of:=IF([Fluoro.G239]=&quot;&quot;;&quot;&quot;;[Fluoro.G239]*0.1145)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9" table:formula="of:=IF([Fluoro.G240]=&quot;&quot;;&quot;&quot;;[Fluoro.G240]*0.1145)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9" table:formula="of:=IF([Fluoro.G241]=&quot;&quot;;&quot;&quot;;[Fluoro.G241]*0.1145)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7" table:formula="of:=IF([Fluoro.G242]=&quot;&quot;;&quot;&quot;;[Fluoro.G242]*0.1145)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8" table:formula="of:=IF([Fluoro.G243]=&quot;&quot;;&quot;&quot;;[Fluoro.G243]*0.1145)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8" table:formula="of:=IF([Fluoro.G244]=&quot;&quot;;&quot;&quot;;[Fluoro.G244]*0.1145)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8" table:formula="of:=IF([Fluoro.G245]=&quot;&quot;;&quot;&quot;;[Fluoro.G245]*0.1145)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50" table:formula="of:=IF([Fluoro.G246]=&quot;&quot;;&quot;&quot;;[Fluoro.G246]*0.1145)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7" table:formula="of:=IF([Fluoro.G247]=&quot;&quot;;&quot;&quot;;[Fluoro.G247]*0.1145)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8" table:formula="of:=IF([Fluoro.G248]=&quot;&quot;;&quot;&quot;;[Fluoro.G248]*0.1145)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8" table:formula="of:=IF([Fluoro.G249]=&quot;&quot;;&quot;&quot;;[Fluoro.G249]*0.1145)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8" table:formula="of:=IF([Fluoro.G250]=&quot;&quot;;&quot;&quot;;[Fluoro.G250]*0.1145)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50" table:formula="of:=IF([Fluoro.G251]=&quot;&quot;;&quot;&quot;;[Fluoro.G251]*0.1145)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7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8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8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9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9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7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8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8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8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50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7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8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8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8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50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91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[Fluoro.G205]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[Fluoro.J205]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[Fluoro.G207]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[Fluoro.J207]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[Fluoro.G208]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[Fluoro.J208]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[Fluoro.G210]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[Fluoro.J210]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[Fluoro.G211]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[Fluoro.J211]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[Fluoro.G213]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[Fluoro.J213]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[Fluoro.G214]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[Fluoro.J214]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[Fluoro.G216]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[Fluoro.J216]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[Fluoro.G217]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[Fluoro.J217]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[Fluoro.G219]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[Fluoro.J219]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[Fluoro.G220]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[Fluoro.J220]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91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[Fluoro.G271]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[Fluoro.J271]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[Fluoro.G273]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[Fluoro.J273]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[Fluoro.G274]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[Fluoro.J274]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[Fluoro.G276]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[Fluoro.J276]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[Fluoro.G277]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[Fluoro.J277]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[Fluoro.G279]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[Fluoro.J279]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[Fluoro.G280]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[Fluoro.J280]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[Fluoro.G282]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[Fluoro.J282]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[Fluoro.G283]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[Fluoro.J283]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[Fluoro.G285]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[Fluoro.J285]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[Fluoro.G286]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[Fluoro.J286]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03"/>
        <table:table-row table:style-name="ro5">
          <table:table-cell table:style-name="ce401" office:value-type="string" calcext:value-type="string" table:number-columns-spanned="2" table:number-rows-spanned="1">
            <text:p>Leeds MS</text:p>
          </table:table-cell>
          <table:covered-table-cell table:style-name="ce404"/>
          <table:table-cell table:number-columns-repeated="11"/>
          <table:table-cell table:style-name="ce5"/>
          <table:table-cell table:style-name="ce409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9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" calcext:value-type="float">
            <text:p>1</text:p>
          </table:table-cell>
          <table:table-cell table:style-name="ce404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" calcext:value-type="float">
            <text:p>2</text:p>
          </table:table-cell>
          <table:table-cell table:style-name="ce404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" calcext:value-type="float">
            <text:p>3</text:p>
          </table:table-cell>
          <table:table-cell table:style-name="ce404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" calcext:value-type="float">
            <text:p>4</text:p>
          </table:table-cell>
          <table:table-cell table:style-name="ce404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 table:number-columns-spanned="2" table:number-rows-spanned="1">
            <text:p>Huttner Grating</text:p>
          </table:table-cell>
          <table:covered-table-cell table:style-name="ce404"/>
          <table:table-cell/>
          <table:table-cell table:style-name="ce404" office:value-type="string" calcext:value-type="string">
            <text:p>Leeds N3</text:p>
          </table:table-cell>
          <table:table-cell table:style-name="ce404"/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style-name="ce407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1" calcext:value-type="float">
            <text:p>1.1</text:p>
          </table:table-cell>
          <table:table-cell table:style-name="ce411" office:value-type="float" office:value="0.5" calcext:value-type="float">
            <text:p>0.50</text:p>
          </table:table-cell>
          <table:table-cell/>
          <table:table-cell table:style-name="ce402" office:value-type="float" office:value="1" calcext:value-type="float">
            <text:p>1</text:p>
          </table:table-cell>
          <table:table-cell table:style-name="ce416" table:formula="of:=HLOOKUP([$Fluoro.$V$253];[.$F$7:.$I$26];[.D8]+1)" office:value-type="float" office:value="0.167" calcext:value-type="float">
            <text:p>0.1670</text:p>
          </table:table-cell>
          <table:table-cell table:style-name="ce416" office:value-type="float" office:value="0.188" calcext:value-type="float">
            <text:p>0.18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9" calcext:value-type="float">
            <text:p>0.1490</text:p>
          </table:table-cell>
          <table:table-cell table:style-name="ce416" office:value-type="float" office:value="0.135" calcext:value-type="float">
            <text:p>0.1350</text:p>
          </table:table-cell>
          <table:table-cell table:style-name="ce416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2" calcext:value-type="float">
            <text:p>1.2</text:p>
          </table:table-cell>
          <table:table-cell table:style-name="ce411" office:value-type="float" office:value="0.56" calcext:value-type="float">
            <text:p>0.56</text:p>
          </table:table-cell>
          <table:table-cell/>
          <table:table-cell table:style-name="ce402" office:value-type="float" office:value="2" calcext:value-type="float">
            <text:p>2</text:p>
          </table:table-cell>
          <table:table-cell table:style-name="ce416" table:formula="of:=HLOOKUP([$Fluoro.$V$253];[.$F$7:.$I$26];[.D9]+1)" office:value-type="float" office:value="0.148" calcext:value-type="float">
            <text:p>0.14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8" calcext:value-type="float">
            <text:p>0.1480</text:p>
          </table:table-cell>
          <table:table-cell table:style-name="ce416" office:value-type="float" office:value="0.132" calcext:value-type="float">
            <text:p>0.1320</text:p>
          </table:table-cell>
          <table:table-cell table:style-name="ce416" office:value-type="float" office:value="0.12" calcext:value-type="float">
            <text:p>0.1200</text:p>
          </table:table-cell>
          <table:table-cell table:style-name="ce416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3" calcext:value-type="float">
            <text:p>1.3</text:p>
          </table:table-cell>
          <table:table-cell table:style-name="ce411" office:value-type="float" office:value="0.63" calcext:value-type="float">
            <text:p>0.63</text:p>
          </table:table-cell>
          <table:table-cell/>
          <table:table-cell table:style-name="ce402" office:value-type="float" office:value="3" calcext:value-type="float">
            <text:p>3</text:p>
          </table:table-cell>
          <table:table-cell table:style-name="ce416" table:formula="of:=HLOOKUP([$Fluoro.$V$253];[.$F$7:.$I$26];[.D10]+1)" office:value-type="float" office:value="0.128" calcext:value-type="float">
            <text:p>0.1280</text:p>
          </table:table-cell>
          <table:table-cell table:style-name="ce416" office:value-type="float" office:value="0.145" calcext:value-type="float">
            <text:p>0.1450</text:p>
          </table:table-cell>
          <table:table-cell table:style-name="ce416" office:value-type="float" office:value="0.128" calcext:value-type="float">
            <text:p>0.1280</text:p>
          </table:table-cell>
          <table:table-cell table:style-name="ce416" office:value-type="float" office:value="0.114" calcext:value-type="float">
            <text:p>0.1140</text:p>
          </table:table-cell>
          <table:table-cell table:style-name="ce416" office:value-type="float" office:value="0.104" calcext:value-type="float">
            <text:p>0.1040</text:p>
          </table:table-cell>
          <table:table-cell table:style-name="ce416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1" calcext:value-type="float">
            <text:p>2.1</text:p>
          </table:table-cell>
          <table:table-cell table:style-name="ce411" office:value-type="float" office:value="0.71" calcext:value-type="float">
            <text:p>0.71</text:p>
          </table:table-cell>
          <table:table-cell/>
          <table:table-cell table:style-name="ce402" office:value-type="float" office:value="4" calcext:value-type="float">
            <text:p>4</text:p>
          </table:table-cell>
          <table:table-cell table:style-name="ce416" table:formula="of:=HLOOKUP([$Fluoro.$V$253];[.$F$7:.$I$26];[.D11]+1)" office:value-type="float" office:value="0.109" calcext:value-type="float">
            <text:p>0.1090</text:p>
          </table:table-cell>
          <table:table-cell table:style-name="ce416" office:value-type="float" office:value="0.124" calcext:value-type="float">
            <text:p>0.1240</text:p>
          </table:table-cell>
          <table:table-cell table:style-name="ce416" office:value-type="float" office:value="0.109" calcext:value-type="float">
            <text:p>0.1090</text:p>
          </table:table-cell>
          <table:table-cell table:style-name="ce416" office:value-type="float" office:value="0.097" calcext:value-type="float">
            <text:p>0.0970</text:p>
          </table:table-cell>
          <table:table-cell table:style-name="ce416" office:value-type="float" office:value="0.088" calcext:value-type="float">
            <text:p>0.0880</text:p>
          </table:table-cell>
          <table:table-cell table:style-name="ce416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2" calcext:value-type="float">
            <text:p>2.2</text:p>
          </table:table-cell>
          <table:table-cell table:style-name="ce411" office:value-type="float" office:value="0.8" calcext:value-type="float">
            <text:p>0.80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style-name="ce416" table:formula="of:=HLOOKUP([$Fluoro.$V$253];[.$F$7:.$I$26];[.D12]+1)" office:value-type="float" office:value="0.0876" calcext:value-type="float">
            <text:p>0.0876</text:p>
          </table:table-cell>
          <table:table-cell table:style-name="ce416" office:value-type="float" office:value="0.0993" calcext:value-type="float">
            <text:p>0.0993</text:p>
          </table:table-cell>
          <table:table-cell table:style-name="ce416" office:value-type="float" office:value="0.0876" calcext:value-type="float">
            <text:p>0.0876</text:p>
          </table:table-cell>
          <table:table-cell table:style-name="ce416" office:value-type="float" office:value="0.078" calcext:value-type="float">
            <text:p>0.0780</text:p>
          </table:table-cell>
          <table:table-cell table:style-name="ce416" office:value-type="float" office:value="0.0705" calcext:value-type="float">
            <text:p>0.0705</text:p>
          </table:table-cell>
          <table:table-cell table:style-name="ce416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3" calcext:value-type="float">
            <text:p>2.3</text:p>
          </table:table-cell>
          <table:table-cell table:style-name="ce411" office:value-type="float" office:value="0.9" calcext:value-type="float">
            <text:p>0.90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style-name="ce416" table:formula="of:=HLOOKUP([$Fluoro.$V$253];[.$F$7:.$I$26];[.D13]+1)" office:value-type="float" office:value="0.0749" calcext:value-type="float">
            <text:p>0.0749</text:p>
          </table:table-cell>
          <table:table-cell table:style-name="ce416" office:value-type="float" office:value="0.0847" calcext:value-type="float">
            <text:p>0.0847</text:p>
          </table:table-cell>
          <table:table-cell table:style-name="ce416" office:value-type="float" office:value="0.0749" calcext:value-type="float">
            <text:p>0.0749</text:p>
          </table:table-cell>
          <table:table-cell table:style-name="ce416" office:value-type="float" office:value="0.067" calcext:value-type="float">
            <text:p>0.0670</text:p>
          </table:table-cell>
          <table:table-cell table:style-name="ce416" office:value-type="float" office:value="0.0609" calcext:value-type="float">
            <text:p>0.0609</text:p>
          </table:table-cell>
          <table:table-cell table:style-name="ce416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1" calcext:value-type="float">
            <text:p>3.1</text:p>
          </table:table-cell>
          <table:table-cell table:style-name="ce411" office:value-type="float" office:value="1" calcext:value-type="float">
            <text:p>1.00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style-name="ce416" table:formula="of:=HLOOKUP([$Fluoro.$V$253];[.$F$7:.$I$26];[.D14]+1)" office:value-type="float" office:value="0.0674" calcext:value-type="float">
            <text:p>0.0674</text:p>
          </table:table-cell>
          <table:table-cell table:style-name="ce416" office:value-type="float" office:value="0.0766" calcext:value-type="float">
            <text:p>0.0766</text:p>
          </table:table-cell>
          <table:table-cell table:style-name="ce416" office:value-type="float" office:value="0.0674" calcext:value-type="float">
            <text:p>0.0674</text:p>
          </table:table-cell>
          <table:table-cell table:style-name="ce416" office:value-type="float" office:value="0.0599" calcext:value-type="float">
            <text:p>0.0599</text:p>
          </table:table-cell>
          <table:table-cell table:style-name="ce416" office:value-type="float" office:value="0.0542" calcext:value-type="float">
            <text:p>0.0542</text:p>
          </table:table-cell>
          <table:table-cell table:style-name="ce416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2" calcext:value-type="float">
            <text:p>3.2</text:p>
          </table:table-cell>
          <table:table-cell table:style-name="ce411" office:value-type="float" office:value="1.12" calcext:value-type="float">
            <text:p>1.12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style-name="ce416" table:formula="of:=HLOOKUP([$Fluoro.$V$253];[.$F$7:.$I$26];[.D15]+1)" office:value-type="float" office:value="0.0525" calcext:value-type="float">
            <text:p>0.0525</text:p>
          </table:table-cell>
          <table:table-cell table:style-name="ce416" office:value-type="float" office:value="0.0593" calcext:value-type="float">
            <text:p>0.0593</text:p>
          </table:table-cell>
          <table:table-cell table:style-name="ce416" office:value-type="float" office:value="0.0525" calcext:value-type="float">
            <text:p>0.0525</text:p>
          </table:table-cell>
          <table:table-cell table:style-name="ce416" office:value-type="float" office:value="0.047" calcext:value-type="float">
            <text:p>0.0470</text:p>
          </table:table-cell>
          <table:table-cell table:style-name="ce416" office:value-type="float" office:value="0.0427" calcext:value-type="float">
            <text:p>0.0427</text:p>
          </table:table-cell>
          <table:table-cell table:style-name="ce416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3" calcext:value-type="float">
            <text:p>3.3</text:p>
          </table:table-cell>
          <table:table-cell table:style-name="ce411" office:value-type="float" office:value="1.25" calcext:value-type="float">
            <text:p>1.25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16" table:formula="of:=HLOOKUP([$Fluoro.$V$253];[.$F$7:.$I$26];[.D16]+1)" office:value-type="float" office:value="0.045" calcext:value-type="float">
            <text:p>0.0450</text:p>
          </table:table-cell>
          <table:table-cell table:style-name="ce416" office:value-type="float" office:value="0.0512" calcext:value-type="float">
            <text:p>0.0512</text:p>
          </table:table-cell>
          <table:table-cell table:style-name="ce416" office:value-type="float" office:value="0.045" calcext:value-type="float">
            <text:p>0.0450</text:p>
          </table:table-cell>
          <table:table-cell table:style-name="ce416" office:value-type="float" office:value="0.0399" calcext:value-type="float">
            <text:p>0.0399</text:p>
          </table:table-cell>
          <table:table-cell table:style-name="ce416" office:value-type="float" office:value="0.036" calcext:value-type="float">
            <text:p>0.0360</text:p>
          </table:table-cell>
          <table:table-cell table:style-name="ce416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1" calcext:value-type="float">
            <text:p>4.1</text:p>
          </table:table-cell>
          <table:table-cell table:style-name="ce411" office:value-type="float" office:value="1.4" calcext:value-type="float">
            <text:p>1.40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16" table:formula="of:=HLOOKUP([$Fluoro.$V$253];[.$F$7:.$I$26];[.D17]+1)" office:value-type="float" office:value="0.0371" calcext:value-type="float">
            <text:p>0.0371</text:p>
          </table:table-cell>
          <table:table-cell table:style-name="ce416" office:value-type="float" office:value="0.04" calcext:value-type="float">
            <text:p>0.0400</text:p>
          </table:table-cell>
          <table:table-cell table:style-name="ce416" office:value-type="float" office:value="0.0371" calcext:value-type="float">
            <text:p>0.0371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9" calcext:value-type="float">
            <text:p>0.0329</text:p>
          </table:table-cell>
          <table:table-cell table:style-name="ce416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2" calcext:value-type="float">
            <text:p>4.2</text:p>
          </table:table-cell>
          <table:table-cell table:style-name="ce411" office:value-type="float" office:value="1.6" calcext:value-type="float">
            <text:p>1.60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16" table:formula="of:=HLOOKUP([$Fluoro.$V$253];[.$F$7:.$I$26];[.D18]+1)" office:value-type="float" office:value="0.0322" calcext:value-type="float">
            <text:p>0.0322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2" calcext:value-type="float">
            <text:p>0.0322</text:p>
          </table:table-cell>
          <table:table-cell table:style-name="ce416" office:value-type="float" office:value="0.0301" calcext:value-type="float">
            <text:p>0.0301</text:p>
          </table:table-cell>
          <table:table-cell table:style-name="ce416" office:value-type="float" office:value="0.0285" calcext:value-type="float">
            <text:p>0.0285</text:p>
          </table:table-cell>
          <table:table-cell table:style-name="ce416" office:value-type="float" office:value="0.033" calcext:value-type="float">
            <text:p>0.0330</text:p>
          </table:table-cell>
          <table:table-cell table:number-columns-repeated="3"/>
          <table:table-cell table:style-name="ce419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3" calcext:value-type="float">
            <text:p>4.3</text:p>
          </table:table-cell>
          <table:table-cell table:style-name="ce411" office:value-type="float" office:value="1.8" calcext:value-type="float">
            <text:p>1.80</text:p>
          </table:table-cell>
          <table:table-cell/>
          <table:table-cell table:style-name="ce402" office:value-type="float" office:value="12" calcext:value-type="float">
            <text:p>12</text:p>
          </table:table-cell>
          <table:table-cell table:style-name="ce416" table:formula="of:=HLOOKUP([$Fluoro.$V$253];[.$F$7:.$I$26];[.D19]+1)" office:value-type="float" office:value="0.0246" calcext:value-type="float">
            <text:p>0.0246</text:p>
          </table:table-cell>
          <table:table-cell table:style-name="ce416" office:value-type="float" office:value="0.0269" calcext:value-type="float">
            <text:p>0.0269</text:p>
          </table:table-cell>
          <table:table-cell table:style-name="ce416" office:value-type="float" office:value="0.0246" calcext:value-type="float">
            <text:p>0.0246</text:p>
          </table:table-cell>
          <table:table-cell table:style-name="ce416" office:value-type="float" office:value="0.0233" calcext:value-type="float">
            <text:p>0.0233</text:p>
          </table:table-cell>
          <table:table-cell table:style-name="ce416" office:value-type="float" office:value="0.022" calcext:value-type="float">
            <text:p>0.0220</text:p>
          </table:table-cell>
          <table:table-cell table:style-name="ce416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1" calcext:value-type="float">
            <text:p>5.1</text:p>
          </table:table-cell>
          <table:table-cell table:style-name="ce411" office:value-type="float" office:value="2" calcext:value-type="float">
            <text:p>2.00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16" table:formula="of:=HLOOKUP([$Fluoro.$V$253];[.$F$7:.$I$26];[.D20]+1)" office:value-type="float" office:value="0.0215" calcext:value-type="float">
            <text:p>0.0215</text:p>
          </table:table-cell>
          <table:table-cell table:style-name="ce416" office:value-type="float" office:value="0.0232" calcext:value-type="float">
            <text:p>0.0232</text:p>
          </table:table-cell>
          <table:table-cell table:style-name="ce416" office:value-type="float" office:value="0.0215" calcext:value-type="float">
            <text:p>0.0215</text:p>
          </table:table-cell>
          <table:table-cell table:style-name="ce416" office:value-type="float" office:value="0.0201" calcext:value-type="float">
            <text:p>0.0201</text:p>
          </table:table-cell>
          <table:table-cell table:style-name="ce416" office:value-type="float" office:value="0.019" calcext:value-type="float">
            <text:p>0.0190</text:p>
          </table:table-cell>
          <table:table-cell table:style-name="ce416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2" calcext:value-type="float">
            <text:p>5.2</text:p>
          </table:table-cell>
          <table:table-cell table:style-name="ce411" office:value-type="float" office:value="2.24" calcext:value-type="float">
            <text:p>2.24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16" table:formula="of:=HLOOKUP([$Fluoro.$V$253];[.$F$7:.$I$26];[.D21]+1)" office:value-type="float" office:value="0.0172" calcext:value-type="float">
            <text:p>0.0172</text:p>
          </table:table-cell>
          <table:table-cell table:style-name="ce416" office:value-type="float" office:value="0.0186" calcext:value-type="float">
            <text:p>0.0186</text:p>
          </table:table-cell>
          <table:table-cell table:style-name="ce416" office:value-type="float" office:value="0.0172" calcext:value-type="float">
            <text:p>0.0172</text:p>
          </table:table-cell>
          <table:table-cell table:style-name="ce416" office:value-type="float" office:value="0.0161" calcext:value-type="float">
            <text:p>0.0161</text:p>
          </table:table-cell>
          <table:table-cell table:style-name="ce416" office:value-type="float" office:value="0.0153" calcext:value-type="float">
            <text:p>0.0153</text:p>
          </table:table-cell>
          <table:table-cell table:style-name="ce416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3" calcext:value-type="float">
            <text:p>5.3</text:p>
          </table:table-cell>
          <table:table-cell table:style-name="ce411" office:value-type="float" office:value="2.5" calcext:value-type="float">
            <text:p>2.50</text:p>
          </table:table-cell>
          <table:table-cell/>
          <table:table-cell table:style-name="ce402" office:value-type="float" office:value="15" calcext:value-type="float">
            <text:p>15</text:p>
          </table:table-cell>
          <table:table-cell table:style-name="ce416" table:formula="of:=HLOOKUP([$Fluoro.$V$253];[.$F$7:.$I$26];[.D22]+1)" office:value-type="float" office:value="0.0155" calcext:value-type="float">
            <text:p>0.0155</text:p>
          </table:table-cell>
          <table:table-cell table:style-name="ce416" office:value-type="float" office:value="0.0168" calcext:value-type="float">
            <text:p>0.0168</text:p>
          </table:table-cell>
          <table:table-cell table:style-name="ce416" office:value-type="float" office:value="0.0155" calcext:value-type="float">
            <text:p>0.0155</text:p>
          </table:table-cell>
          <table:table-cell table:style-name="ce416" office:value-type="float" office:value="0.0145" calcext:value-type="float">
            <text:p>0.0145</text:p>
          </table:table-cell>
          <table:table-cell table:style-name="ce416" office:value-type="float" office:value="0.0138" calcext:value-type="float">
            <text:p>0.0138</text:p>
          </table:table-cell>
          <table:table-cell table:style-name="ce416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1" calcext:value-type="float">
            <text:p>6.1</text:p>
          </table:table-cell>
          <table:table-cell table:style-name="ce411" office:value-type="float" office:value="2.8" calcext:value-type="float">
            <text:p>2.80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16" table:formula="of:=HLOOKUP([$Fluoro.$V$253];[.$F$7:.$I$26];[.D23]+1)" office:value-type="float" office:value="0.013" calcext:value-type="float">
            <text:p>0.0130</text:p>
          </table:table-cell>
          <table:table-cell table:style-name="ce416" office:value-type="float" office:value="0.014" calcext:value-type="float">
            <text:p>0.0140</text:p>
          </table:table-cell>
          <table:table-cell table:style-name="ce416" office:value-type="float" office:value="0.013" calcext:value-type="float">
            <text:p>0.0130</text:p>
          </table:table-cell>
          <table:table-cell table:style-name="ce416" office:value-type="float" office:value="0.0122" calcext:value-type="float">
            <text:p>0.0122</text:p>
          </table:table-cell>
          <table:table-cell table:style-name="ce416" office:value-type="float" office:value="0.0115" calcext:value-type="float">
            <text:p>0.0115</text:p>
          </table:table-cell>
          <table:table-cell table:style-name="ce416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2" calcext:value-type="float">
            <text:p>6.2</text:p>
          </table:table-cell>
          <table:table-cell table:style-name="ce411" office:value-type="float" office:value="3.15" calcext:value-type="float">
            <text:p>3.1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16" table:formula="of:=HLOOKUP([$Fluoro.$V$253];[.$F$7:.$I$26];[.D24]+1)" office:value-type="float" office:value="0.011" calcext:value-type="float">
            <text:p>0.0110</text:p>
          </table:table-cell>
          <table:table-cell table:style-name="ce416" office:value-type="float" office:value="0.0119" calcext:value-type="float">
            <text:p>0.0119</text:p>
          </table:table-cell>
          <table:table-cell table:style-name="ce416" office:value-type="float" office:value="0.011" calcext:value-type="float">
            <text:p>0.0110</text:p>
          </table:table-cell>
          <table:table-cell table:style-name="ce416" office:value-type="float" office:value="0.0103" calcext:value-type="float">
            <text:p>0.0103</text:p>
          </table:table-cell>
          <table:table-cell table:style-name="ce416" office:value-type="float" office:value="0.0097" calcext:value-type="float">
            <text:p>0.0097</text:p>
          </table:table-cell>
          <table:table-cell table:style-name="ce416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3" calcext:value-type="float">
            <text:p>6.3</text:p>
          </table:table-cell>
          <table:table-cell table:style-name="ce411" office:value-type="float" office:value="3.55" calcext:value-type="float">
            <text:p>3.55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16" table:formula="of:=HLOOKUP([$Fluoro.$V$253];[.$F$7:.$I$26];[.D25]+1)" office:value-type="float" office:value="0.0086" calcext:value-type="float">
            <text:p>0.0086</text:p>
          </table:table-cell>
          <table:table-cell table:style-name="ce416" office:value-type="float" office:value="0.0093" calcext:value-type="float">
            <text:p>0.0093</text:p>
          </table:table-cell>
          <table:table-cell table:style-name="ce416" office:value-type="float" office:value="0.0086" calcext:value-type="float">
            <text:p>0.0086</text:p>
          </table:table-cell>
          <table:table-cell table:style-name="ce416" office:value-type="float" office:value="0.0081" calcext:value-type="float">
            <text:p>0.0081</text:p>
          </table:table-cell>
          <table:table-cell table:style-name="ce416" office:value-type="float" office:value="0.0077" calcext:value-type="float">
            <text:p>0.0077</text:p>
          </table:table-cell>
          <table:table-cell table:style-name="ce416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1" calcext:value-type="float">
            <text:p>7.1</text:p>
          </table:table-cell>
          <table:table-cell table:style-name="ce411" office:value-type="float" office:value="4" calcext:value-type="float">
            <text:p>4.00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16" table:formula="of:=HLOOKUP([$Fluoro.$V$253];[.$F$7:.$I$26];[.D26]+1)" office:value-type="float" office:value="0.0066" calcext:value-type="float">
            <text:p>0.0066</text:p>
          </table:table-cell>
          <table:table-cell table:style-name="ce416" office:value-type="float" office:value="0.0071" calcext:value-type="float">
            <text:p>0.0071</text:p>
          </table:table-cell>
          <table:table-cell table:style-name="ce416" office:value-type="float" office:value="0.0066" calcext:value-type="float">
            <text:p>0.0066</text:p>
          </table:table-cell>
          <table:table-cell table:style-name="ce416" office:value-type="float" office:value="0.0062" calcext:value-type="float">
            <text:p>0.0062</text:p>
          </table:table-cell>
          <table:table-cell table:style-name="ce416" office:value-type="float" office:value="0.0059" calcext:value-type="float">
            <text:p>0.0059</text:p>
          </table:table-cell>
          <table:table-cell table:style-name="ce416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2" calcext:value-type="float">
            <text:p>7.2</text:p>
          </table:table-cell>
          <table:table-cell table:style-name="ce411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3" calcext:value-type="float">
            <text:p>7.3</text:p>
          </table:table-cell>
          <table:table-cell table:style-name="ce411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2" calcext:value-type="float">
            <text:p>0.0120</text:p>
          </table:table-cell>
          <table:table-cell table:style-name="ce405" office:value-type="float" office:value="0.0119" calcext:value-type="float">
            <text:p>0.0119</text:p>
          </table:table-cell>
          <table:table-cell table:style-name="ce405" office:value-type="float" office:value="0.011" calcext:value-type="float">
            <text:p>0.0110</text:p>
          </table:table-cell>
          <table:table-cell table:style-name="ce405" office:value-type="float" office:value="0.0103" calcext:value-type="float">
            <text:p>0.0103</text:p>
          </table:table-cell>
          <table:table-cell table:style-name="ce405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6" calcext:value-type="float">
            <text:p>0.0160</text:p>
          </table:table-cell>
          <table:table-cell table:style-name="ce405" office:value-type="float" office:value="0.0168" calcext:value-type="float">
            <text:p>0.0168</text:p>
          </table:table-cell>
          <table:table-cell table:style-name="ce405" office:value-type="float" office:value="0.0155" calcext:value-type="float">
            <text:p>0.0155</text:p>
          </table:table-cell>
          <table:table-cell table:style-name="ce405" office:value-type="float" office:value="0.0145" calcext:value-type="float">
            <text:p>0.0145</text:p>
          </table:table-cell>
          <table:table-cell table:style-name="ce405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23" calcext:value-type="float">
            <text:p>0.0230</text:p>
          </table:table-cell>
          <table:table-cell table:style-name="ce405" office:value-type="float" office:value="0.0232" calcext:value-type="float">
            <text:p>0.0232</text:p>
          </table:table-cell>
          <table:table-cell table:style-name="ce405" office:value-type="float" office:value="0.0215" calcext:value-type="float">
            <text:p>0.0215</text:p>
          </table:table-cell>
          <table:table-cell table:style-name="ce405" office:value-type="float" office:value="0.0201" calcext:value-type="float">
            <text:p>0.0201</text:p>
          </table:table-cell>
          <table:table-cell table:style-name="ce405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32" calcext:value-type="float">
            <text:p>0.0320</text:p>
          </table:table-cell>
          <table:table-cell table:style-name="ce405" office:value-type="float" office:value="0.0347" calcext:value-type="float">
            <text:p>0.0347</text:p>
          </table:table-cell>
          <table:table-cell table:style-name="ce405" office:value-type="float" office:value="0.0322" calcext:value-type="float">
            <text:p>0.0322</text:p>
          </table:table-cell>
          <table:table-cell table:style-name="ce405" office:value-type="float" office:value="0.0301" calcext:value-type="float">
            <text:p>0.0301</text:p>
          </table:table-cell>
          <table:table-cell table:style-name="ce405" office:value-type="float" office:value="0.0285" calcext:value-type="float">
            <text:p>0.0285</text:p>
          </table:table-cell>
          <table:table-cell table:number-columns-repeated="8"/>
          <table:table-cell table:style-name="ce419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512" calcext:value-type="float">
            <text:p>0.0512</text:p>
          </table:table-cell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399" calcext:value-type="float">
            <text:p>0.0399</text:p>
          </table:table-cell>
          <table:table-cell table:style-name="ce405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1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1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66" calcext:value-type="float">
            <text:p>0.0660</text:p>
          </table:table-cell>
          <table:table-cell table:style-name="ce405" office:value-type="float" office:value="0.0766" calcext:value-type="float">
            <text:p>0.0766</text:p>
          </table:table-cell>
          <table:table-cell table:style-name="ce405" office:value-type="float" office:value="0.0674" calcext:value-type="float">
            <text:p>0.0674</text:p>
          </table:table-cell>
          <table:table-cell table:style-name="ce405" office:value-type="float" office:value="0.0599" calcext:value-type="float">
            <text:p>0.0599</text:p>
          </table:table-cell>
          <table:table-cell table:style-name="ce405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1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1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86" calcext:value-type="float">
            <text:p>0.0860</text:p>
          </table:table-cell>
          <table:table-cell table:style-name="ce405" office:value-type="float" office:value="0.0993" calcext:value-type="float">
            <text:p>0.0993</text:p>
          </table:table-cell>
          <table:table-cell table:style-name="ce405" office:value-type="float" office:value="0.0876" calcext:value-type="float">
            <text:p>0.0876</text:p>
          </table:table-cell>
          <table:table-cell table:style-name="ce405" office:value-type="float" office:value="0.078" calcext:value-type="float">
            <text:p>0.0780</text:p>
          </table:table-cell>
          <table:table-cell table:style-name="ce405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1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1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23" calcext:value-type="float">
            <text:p>0.1230</text:p>
          </table:table-cell>
          <table:table-cell table:style-name="ce405" office:value-type="float" office:value="0.145" calcext:value-type="float">
            <text:p>0.1450</text:p>
          </table:table-cell>
          <table:table-cell table:style-name="ce405" office:value-type="float" office:value="0.128" calcext:value-type="float">
            <text:p>0.1280</text:p>
          </table:table-cell>
          <table:table-cell table:style-name="ce405" office:value-type="float" office:value="0.114" calcext:value-type="float">
            <text:p>0.1140</text:p>
          </table:table-cell>
          <table:table-cell table:style-name="ce405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1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1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6" calcext:value-type="float">
            <text:p>0.1600</text:p>
          </table:table-cell>
          <table:table-cell table:style-name="ce405" office:value-type="float" office:value="0.188" calcext:value-type="float">
            <text:p>0.1880</text:p>
          </table:table-cell>
          <table:table-cell table:style-name="ce405" office:value-type="float" office:value="0.167" calcext:value-type="float">
            <text:p>0.1670</text:p>
          </table:table-cell>
          <table:table-cell table:style-name="ce405" office:value-type="float" office:value="0.149" calcext:value-type="float">
            <text:p>0.1490</text:p>
          </table:table-cell>
          <table:table-cell table:style-name="ce405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1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1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23" calcext:value-type="float">
            <text:p>0.2300</text:p>
          </table:table-cell>
          <table:table-cell table:style-name="ce405" office:value-type="float" office:value="0.267" calcext:value-type="float">
            <text:p>0.2670</text:p>
          </table:table-cell>
          <table:table-cell table:style-name="ce405" office:value-type="float" office:value="0.238" calcext:value-type="float">
            <text:p>0.2380</text:p>
          </table:table-cell>
          <table:table-cell table:style-name="ce405" office:value-type="float" office:value="0.214" calcext:value-type="float">
            <text:p>0.2140</text:p>
          </table:table-cell>
          <table:table-cell table:style-name="ce405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1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1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35" calcext:value-type="float">
            <text:p>0.3500</text:p>
          </table:table-cell>
          <table:table-cell table:style-name="ce405" office:value-type="float" office:value="0.399" calcext:value-type="float">
            <text:p>0.3990</text:p>
          </table:table-cell>
          <table:table-cell table:style-name="ce405" office:value-type="float" office:value="0.36" calcext:value-type="float">
            <text:p>0.3600</text:p>
          </table:table-cell>
          <table:table-cell table:style-name="ce405" office:value-type="float" office:value="0.327" calcext:value-type="float">
            <text:p>0.3270</text:p>
          </table:table-cell>
          <table:table-cell table:style-name="ce405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1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1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5" calcext:value-type="float">
            <text:p>0.5000</text:p>
          </table:table-cell>
          <table:table-cell table:style-name="ce405" office:value-type="float" office:value="0.618" calcext:value-type="float">
            <text:p>0.6180</text:p>
          </table:table-cell>
          <table:table-cell table:style-name="ce405" office:value-type="float" office:value="0.573" calcext:value-type="float">
            <text:p>0.5730</text:p>
          </table:table-cell>
          <table:table-cell table:style-name="ce405" office:value-type="float" office:value="0.533" calcext:value-type="float">
            <text:p>0.5330</text:p>
          </table:table-cell>
          <table:table-cell table:style-name="ce405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1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1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66" calcext:value-type="float">
            <text:p>0.6600</text:p>
          </table:table-cell>
          <table:table-cell table:style-name="ce405" office:value-type="float" office:value="0.769" calcext:value-type="float">
            <text:p>0.7690</text:p>
          </table:table-cell>
          <table:table-cell table:style-name="ce405" office:value-type="float" office:value="0.726" calcext:value-type="float">
            <text:p>0.7260</text:p>
          </table:table-cell>
          <table:table-cell table:style-name="ce405" office:value-type="float" office:value="0.686" calcext:value-type="float">
            <text:p>0.6860</text:p>
          </table:table-cell>
          <table:table-cell table:style-name="ce405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1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1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93" calcext:value-type="float">
            <text:p>0.9300</text:p>
          </table:table-cell>
          <table:table-cell table:style-name="ce405" office:value-type="float" office:value="0.969" calcext:value-type="float">
            <text:p>0.9690</text:p>
          </table:table-cell>
          <table:table-cell table:style-name="ce405" office:value-type="float" office:value="0.954" calcext:value-type="float">
            <text:p>0.9540</text:p>
          </table:table-cell>
          <table:table-cell table:style-name="ce405" office:value-type="float" office:value="0.936" calcext:value-type="float">
            <text:p>0.9360</text:p>
          </table:table-cell>
          <table:table-cell table:style-name="ce405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1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1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1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1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2" office:value-type="string" calcext:value-type="string">
            <text:p>Diameter (mm)</text:p>
          </table:table-cell>
          <table:table-cell table:style-name="ce404" office:value-type="string" calcext:value-type="string">
            <text:p>sqrt(Area)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1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1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A</text:p>
          </table:table-cell>
          <table:table-cell table:style-name="ce412" office:value-type="float" office:value="11.1" calcext:value-type="float">
            <text:p>11.10</text:p>
          </table:table-cell>
          <table:table-cell table:style-name="ce414" table:formula="of:=SQRT(PI()*([.B47]/2)^2)" office:value-type="float" office:value="9.83711887252561" calcext:value-type="float">
            <text:p>9.837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1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1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B</text:p>
          </table:table-cell>
          <table:table-cell table:style-name="ce412" office:value-type="float" office:value="7.9" calcext:value-type="float">
            <text:p>7.90</text:p>
          </table:table-cell>
          <table:table-cell table:style-name="ce414" table:formula="of:=SQRT(PI()*([.B48]/2)^2)" office:value-type="float" office:value="7.00119271107679" calcext:value-type="float">
            <text:p>7.001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1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1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C</text:p>
          </table:table-cell>
          <table:table-cell table:style-name="ce412" office:value-type="float" office:value="5.6" calcext:value-type="float">
            <text:p>5.60</text:p>
          </table:table-cell>
          <table:table-cell table:style-name="ce414" table:formula="of:=SQRT(PI()*([.B49]/2)^2)" office:value-type="float" office:value="4.96287078253544" calcext:value-type="float">
            <text:p>4.963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1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1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D</text:p>
          </table:table-cell>
          <table:table-cell table:style-name="ce412" office:value-type="float" office:value="4" calcext:value-type="float">
            <text:p>4.00</text:p>
          </table:table-cell>
          <table:table-cell table:style-name="ce414" table:formula="of:=SQRT(PI()*([.B50]/2)^2)" office:value-type="float" office:value="3.54490770181103" calcext:value-type="float">
            <text:p>3.545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E</text:p>
          </table:table-cell>
          <table:table-cell table:style-name="ce412" office:value-type="float" office:value="2.8" calcext:value-type="float">
            <text:p>2.80</text:p>
          </table:table-cell>
          <table:table-cell table:style-name="ce414" table:formula="of:=SQRT(PI()*([.B51]/2)^2)" office:value-type="float" office:value="2.48143539126772" calcext:value-type="float">
            <text:p>2.481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F</text:p>
          </table:table-cell>
          <table:table-cell table:style-name="ce412" office:value-type="float" office:value="2" calcext:value-type="float">
            <text:p>2.00</text:p>
          </table:table-cell>
          <table:table-cell table:style-name="ce414" table:formula="of:=SQRT(PI()*([.B52]/2)^2)" office:value-type="float" office:value="1.77245385090552" calcext:value-type="float">
            <text:p>1.772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G</text:p>
          </table:table-cell>
          <table:table-cell table:style-name="ce412" office:value-type="float" office:value="1.4" calcext:value-type="float">
            <text:p>1.40</text:p>
          </table:table-cell>
          <table:table-cell table:style-name="ce414" table:formula="of:=SQRT(PI()*([.B53]/2)^2)" office:value-type="float" office:value="1.24071769563386" calcext:value-type="float">
            <text:p>1.241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H</text:p>
          </table:table-cell>
          <table:table-cell table:style-name="ce412" office:value-type="float" office:value="1" calcext:value-type="float">
            <text:p>1.00</text:p>
          </table:table-cell>
          <table:table-cell table:style-name="ce414" table:formula="of:=SQRT(PI()*([.B54]/2)^2)" office:value-type="float" office:value="0.886226925452758" calcext:value-type="float">
            <text:p>0.886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J</text:p>
          </table:table-cell>
          <table:table-cell table:style-name="ce412" office:value-type="float" office:value="0.7" calcext:value-type="float">
            <text:p>0.70</text:p>
          </table:table-cell>
          <table:table-cell table:style-name="ce414" table:formula="of:=SQRT(PI()*([.B55]/2)^2)" office:value-type="float" office:value="0.620358847816931" calcext:value-type="float">
            <text:p>0.62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K</text:p>
          </table:table-cell>
          <table:table-cell table:style-name="ce412" office:value-type="float" office:value="0.5" calcext:value-type="float">
            <text:p>0.50</text:p>
          </table:table-cell>
          <table:table-cell table:style-name="ce414" table:formula="of:=SQRT(PI()*([.B56]/2)^2)" office:value-type="float" office:value="0.443113462726379" calcext:value-type="float">
            <text:p>0.443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L</text:p>
          </table:table-cell>
          <table:table-cell table:style-name="ce412" office:value-type="float" office:value="0.35" calcext:value-type="float">
            <text:p>0.35</text:p>
          </table:table-cell>
          <table:table-cell table:style-name="ce414" table:formula="of:=SQRT(PI()*([.B57]/2)^2)" office:value-type="float" office:value="0.310179423908465" calcext:value-type="float">
            <text:p>0.310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M</text:p>
          </table:table-cell>
          <table:table-cell table:style-name="ce412" office:value-type="float" office:value="0.25" calcext:value-type="float">
            <text:p>0.25</text:p>
          </table:table-cell>
          <table:table-cell table:style-name="ce414" table:formula="of:=SQRT(PI()*([.B58]/2)^2)" office:value-type="float" office:value="0.221556731363189" calcext:value-type="float">
            <text:p>0.222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8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2.5" calcext:value-type="float">
            <text:p>2.5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3.5" calcext:value-type="float">
            <text:p>3.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4.5" calcext:value-type="float">
            <text:p>4.5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5.5" calcext:value-type="float">
            <text:p>5.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6.5" calcext:value-type="float">
            <text:p>6.5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7.5" calcext:value-type="float">
            <text:p>7.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8.5" calcext:value-type="float">
            <text:p>8.5</text:p>
          </table:table-cell>
          <table:table-cell table:style-name="ce402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A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8" table:formula="of:=([.C61]+[.E61])/2" office:value-type="float" office:value="0.1475" calcext:value-type="float">
            <text:p>0.148</text:p>
          </table:table-cell>
          <table:table-cell table:style-name="ce408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8" table:formula="of:=([.E61]+[.G61])/2" office:value-type="float" office:value="0.1078" calcext:value-type="float">
            <text:p>0.108</text:p>
          </table:table-cell>
          <table:table-cell table:style-name="ce408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8" table:formula="of:=([.G61]+[.I61])/2" office:value-type="float" office:value="0.0775" calcext:value-type="float">
            <text:p>0.078</text:p>
          </table:table-cell>
          <table:table-cell table:style-name="ce408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8" table:formula="of:=([.I61]+[.K61])/2" office:value-type="float" office:value="0.0562" calcext:value-type="float">
            <text:p>0.056</text:p>
          </table:table-cell>
          <table:table-cell table:style-name="ce408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8" table:formula="of:=([.K61]+[.M61])/2" office:value-type="float" office:value="0.0386" calcext:value-type="float">
            <text:p>0.039</text:p>
          </table:table-cell>
          <table:table-cell table:style-name="ce408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8" table:formula="of:=([.M61]+[.O61])/2" office:value-type="float" office:value="0.02685" calcext:value-type="float">
            <text:p>0.027</text:p>
          </table:table-cell>
          <table:table-cell table:style-name="ce408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8" table:formula="of:=([.O61]+[.Q61])/2" office:value-type="float" office:value="0.0185" calcext:value-type="float">
            <text:p>0.019</text:p>
          </table:table-cell>
          <table:table-cell table:style-name="ce408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8" table:formula="of:=([.Q61]+[.S61])/2" office:value-type="float" office:value="0.01325" calcext:value-type="float">
            <text:p>0.013</text:p>
          </table:table-cell>
          <table:table-cell table:style-name="ce408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B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8" table:formula="of:=([.C62]+[.E62])/2" office:value-type="float" office:value="0.1475" calcext:value-type="float">
            <text:p>0.148</text:p>
          </table:table-cell>
          <table:table-cell table:style-name="ce408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8" table:formula="of:=([.E62]+[.G62])/2" office:value-type="float" office:value="0.1078" calcext:value-type="float">
            <text:p>0.108</text:p>
          </table:table-cell>
          <table:table-cell table:style-name="ce408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8" table:formula="of:=([.G62]+[.I62])/2" office:value-type="float" office:value="0.0775" calcext:value-type="float">
            <text:p>0.078</text:p>
          </table:table-cell>
          <table:table-cell table:style-name="ce408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8" table:formula="of:=([.I62]+[.K62])/2" office:value-type="float" office:value="0.0562" calcext:value-type="float">
            <text:p>0.056</text:p>
          </table:table-cell>
          <table:table-cell table:style-name="ce408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8" table:formula="of:=([.K62]+[.M62])/2" office:value-type="float" office:value="0.0386" calcext:value-type="float">
            <text:p>0.039</text:p>
          </table:table-cell>
          <table:table-cell table:style-name="ce408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8" table:formula="of:=([.M62]+[.O62])/2" office:value-type="float" office:value="0.02685" calcext:value-type="float">
            <text:p>0.027</text:p>
          </table:table-cell>
          <table:table-cell table:style-name="ce408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8" table:formula="of:=([.O62]+[.Q62])/2" office:value-type="float" office:value="0.0185" calcext:value-type="float">
            <text:p>0.019</text:p>
          </table:table-cell>
          <table:table-cell table:style-name="ce408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8" table:formula="of:=([.Q62]+[.S62])/2" office:value-type="float" office:value="0.01325" calcext:value-type="float">
            <text:p>0.013</text:p>
          </table:table-cell>
          <table:table-cell table:style-name="ce408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C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8" table:formula="of:=([.C63]+[.E63])/2" office:value-type="float" office:value="0.1475" calcext:value-type="float">
            <text:p>0.148</text:p>
          </table:table-cell>
          <table:table-cell table:style-name="ce408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8" table:formula="of:=([.E63]+[.G63])/2" office:value-type="float" office:value="0.1078" calcext:value-type="float">
            <text:p>0.108</text:p>
          </table:table-cell>
          <table:table-cell table:style-name="ce408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8" table:formula="of:=([.G63]+[.I63])/2" office:value-type="float" office:value="0.0775" calcext:value-type="float">
            <text:p>0.078</text:p>
          </table:table-cell>
          <table:table-cell table:style-name="ce408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8" table:formula="of:=([.I63]+[.K63])/2" office:value-type="float" office:value="0.0562" calcext:value-type="float">
            <text:p>0.056</text:p>
          </table:table-cell>
          <table:table-cell table:style-name="ce408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8" table:formula="of:=([.K63]+[.M63])/2" office:value-type="float" office:value="0.0386" calcext:value-type="float">
            <text:p>0.039</text:p>
          </table:table-cell>
          <table:table-cell table:style-name="ce408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8" table:formula="of:=([.M63]+[.O63])/2" office:value-type="float" office:value="0.02685" calcext:value-type="float">
            <text:p>0.027</text:p>
          </table:table-cell>
          <table:table-cell table:style-name="ce408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8" table:formula="of:=([.O63]+[.Q63])/2" office:value-type="float" office:value="0.0185" calcext:value-type="float">
            <text:p>0.019</text:p>
          </table:table-cell>
          <table:table-cell table:style-name="ce408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8" table:formula="of:=([.Q63]+[.S63])/2" office:value-type="float" office:value="0.01325" calcext:value-type="float">
            <text:p>0.013</text:p>
          </table:table-cell>
          <table:table-cell table:style-name="ce408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D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8" table:formula="of:=([.C64]+[.E64])/2" office:value-type="float" office:value="0.2025" calcext:value-type="float">
            <text:p>0.203</text:p>
          </table:table-cell>
          <table:table-cell table:style-name="ce408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8" table:formula="of:=([.E64]+[.G64])/2" office:value-type="float" office:value="0.1475" calcext:value-type="float">
            <text:p>0.148</text:p>
          </table:table-cell>
          <table:table-cell table:style-name="ce408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8" table:formula="of:=([.G64]+[.I64])/2" office:value-type="float" office:value="0.1078" calcext:value-type="float">
            <text:p>0.108</text:p>
          </table:table-cell>
          <table:table-cell table:style-name="ce408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8" table:formula="of:=([.I64]+[.K64])/2" office:value-type="float" office:value="0.0775" calcext:value-type="float">
            <text:p>0.078</text:p>
          </table:table-cell>
          <table:table-cell table:style-name="ce408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8" table:formula="of:=([.K64]+[.M64])/2" office:value-type="float" office:value="0.0562" calcext:value-type="float">
            <text:p>0.056</text:p>
          </table:table-cell>
          <table:table-cell table:style-name="ce408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8" table:formula="of:=([.M64]+[.O64])/2" office:value-type="float" office:value="0.0386" calcext:value-type="float">
            <text:p>0.039</text:p>
          </table:table-cell>
          <table:table-cell table:style-name="ce408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8" table:formula="of:=([.O64]+[.Q64])/2" office:value-type="float" office:value="0.02685" calcext:value-type="float">
            <text:p>0.027</text:p>
          </table:table-cell>
          <table:table-cell table:style-name="ce408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8" table:formula="of:=([.Q64]+[.S64])/2" office:value-type="float" office:value="0.0185" calcext:value-type="float">
            <text:p>0.019</text:p>
          </table:table-cell>
          <table:table-cell table:style-name="ce408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E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8" table:formula="of:=([.C65]+[.E65])/2" office:value-type="float" office:value="0.2025" calcext:value-type="float">
            <text:p>0.203</text:p>
          </table:table-cell>
          <table:table-cell table:style-name="ce408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8" table:formula="of:=([.E65]+[.G65])/2" office:value-type="float" office:value="0.1475" calcext:value-type="float">
            <text:p>0.148</text:p>
          </table:table-cell>
          <table:table-cell table:style-name="ce408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8" table:formula="of:=([.G65]+[.I65])/2" office:value-type="float" office:value="0.1078" calcext:value-type="float">
            <text:p>0.108</text:p>
          </table:table-cell>
          <table:table-cell table:style-name="ce408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8" table:formula="of:=([.I65]+[.K65])/2" office:value-type="float" office:value="0.0775" calcext:value-type="float">
            <text:p>0.078</text:p>
          </table:table-cell>
          <table:table-cell table:style-name="ce408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8" table:formula="of:=([.K65]+[.M65])/2" office:value-type="float" office:value="0.0562" calcext:value-type="float">
            <text:p>0.056</text:p>
          </table:table-cell>
          <table:table-cell table:style-name="ce408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8" table:formula="of:=([.M65]+[.O65])/2" office:value-type="float" office:value="0.0386" calcext:value-type="float">
            <text:p>0.039</text:p>
          </table:table-cell>
          <table:table-cell table:style-name="ce408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8" table:formula="of:=([.O65]+[.Q65])/2" office:value-type="float" office:value="0.02685" calcext:value-type="float">
            <text:p>0.027</text:p>
          </table:table-cell>
          <table:table-cell table:style-name="ce408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8" table:formula="of:=([.Q65]+[.S65])/2" office:value-type="float" office:value="0.0185" calcext:value-type="float">
            <text:p>0.019</text:p>
          </table:table-cell>
          <table:table-cell table:style-name="ce408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F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8" table:formula="of:=([.C66]+[.E66])/2" office:value-type="float" office:value="0.2025" calcext:value-type="float">
            <text:p>0.203</text:p>
          </table:table-cell>
          <table:table-cell table:style-name="ce408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8" table:formula="of:=([.E66]+[.G66])/2" office:value-type="float" office:value="0.1475" calcext:value-type="float">
            <text:p>0.148</text:p>
          </table:table-cell>
          <table:table-cell table:style-name="ce408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8" table:formula="of:=([.G66]+[.I66])/2" office:value-type="float" office:value="0.1078" calcext:value-type="float">
            <text:p>0.108</text:p>
          </table:table-cell>
          <table:table-cell table:style-name="ce408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8" table:formula="of:=([.I66]+[.K66])/2" office:value-type="float" office:value="0.0775" calcext:value-type="float">
            <text:p>0.078</text:p>
          </table:table-cell>
          <table:table-cell table:style-name="ce408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8" table:formula="of:=([.K66]+[.M66])/2" office:value-type="float" office:value="0.0562" calcext:value-type="float">
            <text:p>0.056</text:p>
          </table:table-cell>
          <table:table-cell table:style-name="ce408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8" table:formula="of:=([.M66]+[.O66])/2" office:value-type="float" office:value="0.0386" calcext:value-type="float">
            <text:p>0.039</text:p>
          </table:table-cell>
          <table:table-cell table:style-name="ce408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8" table:formula="of:=([.O66]+[.Q66])/2" office:value-type="float" office:value="0.02685" calcext:value-type="float">
            <text:p>0.027</text:p>
          </table:table-cell>
          <table:table-cell table:style-name="ce408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8" table:formula="of:=([.Q66]+[.S66])/2" office:value-type="float" office:value="0.0185" calcext:value-type="float">
            <text:p>0.019</text:p>
          </table:table-cell>
          <table:table-cell table:style-name="ce408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G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8" table:formula="of:=([.C67]+[.E67])/2" office:value-type="float" office:value="0.4665" calcext:value-type="float">
            <text:p>0.467</text:p>
          </table:table-cell>
          <table:table-cell table:style-name="ce408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8" table:formula="of:=([.E67]+[.G67])/2" office:value-type="float" office:value="0.299" calcext:value-type="float">
            <text:p>0.299</text:p>
          </table:table-cell>
          <table:table-cell table:style-name="ce408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8" table:formula="of:=([.G67]+[.I67])/2" office:value-type="float" office:value="0.2025" calcext:value-type="float">
            <text:p>0.203</text:p>
          </table:table-cell>
          <table:table-cell table:style-name="ce408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8" table:formula="of:=([.I67]+[.K67])/2" office:value-type="float" office:value="0.1475" calcext:value-type="float">
            <text:p>0.148</text:p>
          </table:table-cell>
          <table:table-cell table:style-name="ce408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8" table:formula="of:=([.K67]+[.M67])/2" office:value-type="float" office:value="0.1078" calcext:value-type="float">
            <text:p>0.108</text:p>
          </table:table-cell>
          <table:table-cell table:style-name="ce408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8" table:formula="of:=([.M67]+[.O67])/2" office:value-type="float" office:value="0.0775" calcext:value-type="float">
            <text:p>0.078</text:p>
          </table:table-cell>
          <table:table-cell table:style-name="ce408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8" table:formula="of:=([.O67]+[.Q67])/2" office:value-type="float" office:value="0.0562" calcext:value-type="float">
            <text:p>0.056</text:p>
          </table:table-cell>
          <table:table-cell table:style-name="ce408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8" table:formula="of:=([.Q67]+[.S67])/2" office:value-type="float" office:value="0.0386" calcext:value-type="float">
            <text:p>0.039</text:p>
          </table:table-cell>
          <table:table-cell table:style-name="ce408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H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8" table:formula="of:=([.C68]+[.E68])/2" office:value-type="float" office:value="0.4665" calcext:value-type="float">
            <text:p>0.467</text:p>
          </table:table-cell>
          <table:table-cell table:style-name="ce408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8" table:formula="of:=([.E68]+[.G68])/2" office:value-type="float" office:value="0.299" calcext:value-type="float">
            <text:p>0.299</text:p>
          </table:table-cell>
          <table:table-cell table:style-name="ce408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8" table:formula="of:=([.G68]+[.I68])/2" office:value-type="float" office:value="0.2025" calcext:value-type="float">
            <text:p>0.203</text:p>
          </table:table-cell>
          <table:table-cell table:style-name="ce408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8" table:formula="of:=([.I68]+[.K68])/2" office:value-type="float" office:value="0.1475" calcext:value-type="float">
            <text:p>0.148</text:p>
          </table:table-cell>
          <table:table-cell table:style-name="ce408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8" table:formula="of:=([.K68]+[.M68])/2" office:value-type="float" office:value="0.1078" calcext:value-type="float">
            <text:p>0.108</text:p>
          </table:table-cell>
          <table:table-cell table:style-name="ce408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8" table:formula="of:=([.M68]+[.O68])/2" office:value-type="float" office:value="0.0775" calcext:value-type="float">
            <text:p>0.078</text:p>
          </table:table-cell>
          <table:table-cell table:style-name="ce408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8" table:formula="of:=([.O68]+[.Q68])/2" office:value-type="float" office:value="0.0562" calcext:value-type="float">
            <text:p>0.056</text:p>
          </table:table-cell>
          <table:table-cell table:style-name="ce408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8" table:formula="of:=([.Q68]+[.S68])/2" office:value-type="float" office:value="0.0386" calcext:value-type="float">
            <text:p>0.039</text:p>
          </table:table-cell>
          <table:table-cell table:style-name="ce408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J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8" table:formula="of:=([.C69]+[.E69])/2" office:value-type="float" office:value="0.4665" calcext:value-type="float">
            <text:p>0.467</text:p>
          </table:table-cell>
          <table:table-cell table:style-name="ce408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8" table:formula="of:=([.E69]+[.G69])/2" office:value-type="float" office:value="0.299" calcext:value-type="float">
            <text:p>0.299</text:p>
          </table:table-cell>
          <table:table-cell table:style-name="ce408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8" table:formula="of:=([.G69]+[.I69])/2" office:value-type="float" office:value="0.2025" calcext:value-type="float">
            <text:p>0.203</text:p>
          </table:table-cell>
          <table:table-cell table:style-name="ce408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8" table:formula="of:=([.I69]+[.K69])/2" office:value-type="float" office:value="0.1475" calcext:value-type="float">
            <text:p>0.148</text:p>
          </table:table-cell>
          <table:table-cell table:style-name="ce408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8" table:formula="of:=([.K69]+[.M69])/2" office:value-type="float" office:value="0.1078" calcext:value-type="float">
            <text:p>0.108</text:p>
          </table:table-cell>
          <table:table-cell table:style-name="ce408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8" table:formula="of:=([.M69]+[.O69])/2" office:value-type="float" office:value="0.0775" calcext:value-type="float">
            <text:p>0.078</text:p>
          </table:table-cell>
          <table:table-cell table:style-name="ce408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8" table:formula="of:=([.O69]+[.Q69])/2" office:value-type="float" office:value="0.0562" calcext:value-type="float">
            <text:p>0.056</text:p>
          </table:table-cell>
          <table:table-cell table:style-name="ce408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8" table:formula="of:=([.Q69]+[.S69])/2" office:value-type="float" office:value="0.0386" calcext:value-type="float">
            <text:p>0.039</text:p>
          </table:table-cell>
          <table:table-cell table:style-name="ce408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K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8" table:formula="of:=([.C70]+[.E70])/2" office:value-type="float" office:value="0.84" calcext:value-type="float">
            <text:p>0.840</text:p>
          </table:table-cell>
          <table:table-cell table:style-name="ce408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8" table:formula="of:=([.E70]+[.G70])/2" office:value-type="float" office:value="0.6495" calcext:value-type="float">
            <text:p>0.650</text:p>
          </table:table-cell>
          <table:table-cell table:style-name="ce408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8" table:formula="of:=([.G70]+[.I70])/2" office:value-type="float" office:value="0.4665" calcext:value-type="float">
            <text:p>0.467</text:p>
          </table:table-cell>
          <table:table-cell table:style-name="ce408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8" table:formula="of:=([.I70]+[.K70])/2" office:value-type="float" office:value="0.299" calcext:value-type="float">
            <text:p>0.299</text:p>
          </table:table-cell>
          <table:table-cell table:style-name="ce408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8" table:formula="of:=([.K70]+[.M70])/2" office:value-type="float" office:value="0.2025" calcext:value-type="float">
            <text:p>0.203</text:p>
          </table:table-cell>
          <table:table-cell table:style-name="ce408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8" table:formula="of:=([.M70]+[.O70])/2" office:value-type="float" office:value="0.1475" calcext:value-type="float">
            <text:p>0.148</text:p>
          </table:table-cell>
          <table:table-cell table:style-name="ce408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8" table:formula="of:=([.O70]+[.Q70])/2" office:value-type="float" office:value="0.1078" calcext:value-type="float">
            <text:p>0.108</text:p>
          </table:table-cell>
          <table:table-cell table:style-name="ce408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8" table:formula="of:=([.Q70]+[.S70])/2" office:value-type="float" office:value="0.0775" calcext:value-type="float">
            <text:p>0.078</text:p>
          </table:table-cell>
          <table:table-cell table:style-name="ce408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L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8" table:formula="of:=([.C71]+[.E71])/2" office:value-type="float" office:value="0.84" calcext:value-type="float">
            <text:p>0.840</text:p>
          </table:table-cell>
          <table:table-cell table:style-name="ce408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8" table:formula="of:=([.E71]+[.G71])/2" office:value-type="float" office:value="0.6495" calcext:value-type="float">
            <text:p>0.650</text:p>
          </table:table-cell>
          <table:table-cell table:style-name="ce408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8" table:formula="of:=([.G71]+[.I71])/2" office:value-type="float" office:value="0.4665" calcext:value-type="float">
            <text:p>0.467</text:p>
          </table:table-cell>
          <table:table-cell table:style-name="ce408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8" table:formula="of:=([.I71]+[.K71])/2" office:value-type="float" office:value="0.299" calcext:value-type="float">
            <text:p>0.299</text:p>
          </table:table-cell>
          <table:table-cell table:style-name="ce408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8" table:formula="of:=([.K71]+[.M71])/2" office:value-type="float" office:value="0.2025" calcext:value-type="float">
            <text:p>0.203</text:p>
          </table:table-cell>
          <table:table-cell table:style-name="ce408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8" table:formula="of:=([.M71]+[.O71])/2" office:value-type="float" office:value="0.1475" calcext:value-type="float">
            <text:p>0.148</text:p>
          </table:table-cell>
          <table:table-cell table:style-name="ce408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8" table:formula="of:=([.O71]+[.Q71])/2" office:value-type="float" office:value="0.1078" calcext:value-type="float">
            <text:p>0.108</text:p>
          </table:table-cell>
          <table:table-cell table:style-name="ce408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8" table:formula="of:=([.Q71]+[.S71])/2" office:value-type="float" office:value="0.0775" calcext:value-type="float">
            <text:p>0.078</text:p>
          </table:table-cell>
          <table:table-cell table:style-name="ce408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M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8" table:formula="of:=([.C72]+[.E72])/2" office:value-type="float" office:value="0.84" calcext:value-type="float">
            <text:p>0.840</text:p>
          </table:table-cell>
          <table:table-cell table:style-name="ce408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8" table:formula="of:=([.E72]+[.G72])/2" office:value-type="float" office:value="0.6495" calcext:value-type="float">
            <text:p>0.650</text:p>
          </table:table-cell>
          <table:table-cell table:style-name="ce408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8" table:formula="of:=([.G72]+[.I72])/2" office:value-type="float" office:value="0.4665" calcext:value-type="float">
            <text:p>0.467</text:p>
          </table:table-cell>
          <table:table-cell table:style-name="ce408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8" table:formula="of:=([.I72]+[.K72])/2" office:value-type="float" office:value="0.299" calcext:value-type="float">
            <text:p>0.299</text:p>
          </table:table-cell>
          <table:table-cell table:style-name="ce408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8" table:formula="of:=([.K72]+[.M72])/2" office:value-type="float" office:value="0.2025" calcext:value-type="float">
            <text:p>0.203</text:p>
          </table:table-cell>
          <table:table-cell table:style-name="ce408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8" table:formula="of:=([.M72]+[.O72])/2" office:value-type="float" office:value="0.1475" calcext:value-type="float">
            <text:p>0.148</text:p>
          </table:table-cell>
          <table:table-cell table:style-name="ce408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8" table:formula="of:=([.O72]+[.Q72])/2" office:value-type="float" office:value="0.1078" calcext:value-type="float">
            <text:p>0.108</text:p>
          </table:table-cell>
          <table:table-cell table:style-name="ce408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8" table:formula="of:=([.Q72]+[.S72])/2" office:value-type="float" office:value="0.0775" calcext:value-type="float">
            <text:p>0.078</text:p>
          </table:table-cell>
          <table:table-cell table:style-name="ce408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9" office:value-type="string" calcext:value-type="string">
            <text:p>DHEC</text:p>
          </table:table-cell>
          <table:table-cell table:style-name="ce409"/>
          <table:table-cell/>
          <table:table-cell table:style-name="ce417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7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9"/>
          <table:table-cell table:style-name="ce409" office:value-type="string" calcext:value-type="string">
            <text:p>Min HVL</text:p>
          </table:table-cell>
          <table:table-cell table:style-name="ce409"/>
          <table:table-cell/>
          <table:table-cell office:value-type="string" calcext:value-type="string">
            <text:p>HVL</text:p>
          </table:table-cell>
          <table:table-cell table:style-name="ce409" office:value-type="string" calcext:value-type="string">
            <text:p>Min HVL</text:p>
          </table:table-cell>
          <table:table-cell table:style-name="ce409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9" office:value-type="string" calcext:value-type="string">
            <text:p>kVp</text:p>
          </table:table-cell>
          <table:table-cell table:style-name="ce409" office:value-type="string" calcext:value-type="string">
            <text:p>(mm Al)</text:p>
          </table:table-cell>
          <table:table-cell table:style-name="ce409"/>
          <table:table-cell table:style-name="ce409" office:value-type="string" calcext:value-type="string">
            <text:p>kVp</text:p>
          </table:table-cell>
          <table:table-cell table:number-columns-repeated="3" table:style-name="ce409" office:value-type="string" calcext:value-type="string">
            <text:p>(mm Al)</text:p>
          </table:table-cell>
          <table:table-cell/>
          <table:table-cell table:style-name="ce418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30" calcext:value-type="float">
            <text:p>30.00</text:p>
          </table:table-cell>
          <table:table-cell table:style-name="ce413" office:value-type="float" office:value="0.3" calcext:value-type="float">
            <text:p>0.3</text:p>
          </table:table-cell>
          <table:table-cell table:style-name="ce409"/>
          <table:table-cell table:style-name="ce415" office:value-type="float" office:value="60" calcext:value-type="float">
            <text:p>60</text:p>
          </table:table-cell>
          <table:table-cell table:style-name="ce413" office:value-type="float" office:value="2.2" calcext:value-type="float">
            <text:p>2.2</text:p>
          </table:table-cell>
          <table:table-cell table:style-name="ce413" table:formula="of:=TRUNC(TREND([.$E$78:.$E$85];[.$D$78:.$D$85];0.9*[.D78]);1)" office:value-type="float" office:value="1.8" calcext:value-type="float">
            <text:p>1.8</text:p>
          </table:table-cell>
          <table:table-cell table:style-name="ce413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8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40" calcext:value-type="float">
            <text:p>40.00</text:p>
          </table:table-cell>
          <table:table-cell table:style-name="ce413" office:value-type="float" office:value="0.4" calcext:value-type="float">
            <text:p>0.4</text:p>
          </table:table-cell>
          <table:table-cell table:style-name="ce409"/>
          <table:table-cell table:style-name="ce415" office:value-type="float" office:value="70" calcext:value-type="float">
            <text:p>70</text:p>
          </table:table-cell>
          <table:table-cell table:style-name="ce413" office:value-type="float" office:value="2.6" calcext:value-type="float">
            <text:p>2.6</text:p>
          </table:table-cell>
          <table:table-cell table:style-name="ce413" table:formula="of:=TRUNC(TREND([.$E$78:.$E$85];[.$D$78:.$D$85];0.9*[.D79]);1)" office:value-type="float" office:value="2.2" calcext:value-type="float">
            <text:p>2.2</text:p>
          </table:table-cell>
          <table:table-cell table:style-name="ce413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8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0" calcext:value-type="float">
            <text:p>50.00</text:p>
          </table:table-cell>
          <table:table-cell table:style-name="ce413" office:value-type="float" office:value="0.5" calcext:value-type="float">
            <text:p>0.5</text:p>
          </table:table-cell>
          <table:table-cell table:style-name="ce409"/>
          <table:table-cell table:style-name="ce415" office:value-type="float" office:value="80" calcext:value-type="float">
            <text:p>80</text:p>
          </table:table-cell>
          <table:table-cell table:style-name="ce413" office:value-type="float" office:value="3" calcext:value-type="float">
            <text:p>3.0</text:p>
          </table:table-cell>
          <table:table-cell table:style-name="ce413" table:formula="of:=TRUNC(TREND([.$E$78:.$E$85];[.$D$78:.$D$85];0.9*[.D80]);1)" office:value-type="float" office:value="2.6" calcext:value-type="float">
            <text:p>2.6</text:p>
          </table:table-cell>
          <table:table-cell table:style-name="ce413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8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1" calcext:value-type="float">
            <text:p>51.00</text:p>
          </table:table-cell>
          <table:table-cell table:style-name="ce413" office:value-type="float" office:value="1.2" calcext:value-type="float">
            <text:p>1.2</text:p>
          </table:table-cell>
          <table:table-cell table:style-name="ce409"/>
          <table:table-cell table:style-name="ce415" office:value-type="float" office:value="90" calcext:value-type="float">
            <text:p>90</text:p>
          </table:table-cell>
          <table:table-cell table:style-name="ce413" office:value-type="float" office:value="3.5" calcext:value-type="float">
            <text:p>3.5</text:p>
          </table:table-cell>
          <table:table-cell table:style-name="ce413" table:formula="of:=TRUNC(TREND([.$E$78:.$E$85];[.$D$78:.$D$85];0.9*[.D81]);1)" office:value-type="float" office:value="3.1" calcext:value-type="float">
            <text:p>3.1</text:p>
          </table:table-cell>
          <table:table-cell table:style-name="ce413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8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60" calcext:value-type="float">
            <text:p>60.00</text:p>
          </table:table-cell>
          <table:table-cell table:style-name="ce413" office:value-type="float" office:value="1.3" calcext:value-type="float">
            <text:p>1.3</text:p>
          </table:table-cell>
          <table:table-cell table:style-name="ce409"/>
          <table:table-cell table:style-name="ce415" office:value-type="float" office:value="100" calcext:value-type="float">
            <text:p>100</text:p>
          </table:table-cell>
          <table:table-cell table:style-name="ce413" office:value-type="float" office:value="3.9" calcext:value-type="float">
            <text:p>3.9</text:p>
          </table:table-cell>
          <table:table-cell table:style-name="ce413" table:formula="of:=TRUNC(TREND([.$E$78:.$E$85];[.$D$78:.$D$85];0.9*[.D82]);1)" office:value-type="float" office:value="3.5" calcext:value-type="float">
            <text:p>3.5</text:p>
          </table:table-cell>
          <table:table-cell table:style-name="ce413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8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70" calcext:value-type="float">
            <text:p>70.00</text:p>
          </table:table-cell>
          <table:table-cell table:style-name="ce413" office:value-type="float" office:value="1.5" calcext:value-type="float">
            <text:p>1.5</text:p>
          </table:table-cell>
          <table:table-cell table:style-name="ce409"/>
          <table:table-cell table:style-name="ce415" office:value-type="float" office:value="110" calcext:value-type="float">
            <text:p>110</text:p>
          </table:table-cell>
          <table:table-cell table:style-name="ce413" office:value-type="float" office:value="4.3" calcext:value-type="float">
            <text:p>4.3</text:p>
          </table:table-cell>
          <table:table-cell table:style-name="ce413" table:formula="of:=TRUNC(TREND([.$E$78:.$E$85];[.$D$78:.$D$85];0.9*[.D83]);1)" office:value-type="float" office:value="3.9" calcext:value-type="float">
            <text:p>3.9</text:p>
          </table:table-cell>
          <table:table-cell table:style-name="ce413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9" office:value-type="float" office:value="71" calcext:value-type="float">
            <text:p>71.00</text:p>
          </table:table-cell>
          <table:table-cell table:style-name="ce413" office:value-type="float" office:value="2.1" calcext:value-type="float">
            <text:p>2.1</text:p>
          </table:table-cell>
          <table:table-cell table:style-name="ce409"/>
          <table:table-cell table:style-name="ce415" office:value-type="float" office:value="120" calcext:value-type="float">
            <text:p>120</text:p>
          </table:table-cell>
          <table:table-cell table:style-name="ce413" office:value-type="float" office:value="5.7" calcext:value-type="float">
            <text:p>5.7</text:p>
          </table:table-cell>
          <table:table-cell table:style-name="ce413" table:formula="of:=TRUNC(TREND([.$E$78:.$E$85];[.$D$78:.$D$85];0.9*[.D84]);1)" office:value-type="float" office:value="4.4" calcext:value-type="float">
            <text:p>4.4</text:p>
          </table:table-cell>
          <table:table-cell table:style-name="ce413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9" office:value-type="float" office:value="80" calcext:value-type="float">
            <text:p>80.00</text:p>
          </table:table-cell>
          <table:table-cell table:style-name="ce413" office:value-type="float" office:value="2.3" calcext:value-type="float">
            <text:p>2.3</text:p>
          </table:table-cell>
          <table:table-cell table:style-name="ce409"/>
          <table:table-cell table:style-name="ce415" office:value-type="float" office:value="130" calcext:value-type="float">
            <text:p>130</text:p>
          </table:table-cell>
          <table:table-cell table:style-name="ce413" office:value-type="float" office:value="5.2" calcext:value-type="float">
            <text:p>5.2</text:p>
          </table:table-cell>
          <table:table-cell table:style-name="ce413" table:formula="of:=TRUNC(TREND([.$E$78:.$E$85];[.$D$78:.$D$85];0.9*[.D85]);1)" office:value-type="float" office:value="4.8" calcext:value-type="float">
            <text:p>4.8</text:p>
          </table:table-cell>
          <table:table-cell table:style-name="ce413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9" office:value-type="float" office:value="90" calcext:value-type="float">
            <text:p>90.00</text:p>
          </table:table-cell>
          <table:table-cell table:style-name="ce413" office:value-type="float" office:value="2.5" calcext:value-type="float">
            <text:p>2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00" calcext:value-type="float">
            <text:p>100.00</text:p>
          </table:table-cell>
          <table:table-cell table:style-name="ce413" office:value-type="float" office:value="2.7" calcext:value-type="float">
            <text:p>2.7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10" calcext:value-type="float">
            <text:p>110.00</text:p>
          </table:table-cell>
          <table:table-cell table:style-name="ce413" office:value-type="float" office:value="3" calcext:value-type="float">
            <text:p>3.0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20" calcext:value-type="float">
            <text:p>120.00</text:p>
          </table:table-cell>
          <table:table-cell table:style-name="ce413" office:value-type="float" office:value="3.2" calcext:value-type="float">
            <text:p>3.2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30" calcext:value-type="float">
            <text:p>130.00</text:p>
          </table:table-cell>
          <table:table-cell table:style-name="ce413" office:value-type="float" office:value="3.5" calcext:value-type="float">
            <text:p>3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40" calcext:value-type="float">
            <text:p>140.00</text:p>
          </table:table-cell>
          <table:table-cell table:style-name="ce413" office:value-type="float" office:value="3.8" calcext:value-type="float">
            <text:p>3.8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50" calcext:value-type="float">
            <text:p>150.00</text:p>
          </table:table-cell>
          <table:table-cell table:style-name="ce413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10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10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20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4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row table:style-name="ro4">
          <table:table-cell table:style-name="ce422" office:value-type="string" calcext:value-type="string">
            <text:p>Patient Entrance Exposure Rate (Fluoroscopy)*</text:p>
          </table:table-cell>
          <table:table-cell table:style-name="ce403" table:number-columns-repeated="9"/>
          <table:table-cell table:style-name="ce429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06]">
            <text:p/>
          </table:table-cell>
          <table:table-cell table:style-name="ce439"/>
          <table:table-cell table:style-name="ce429"/>
          <table:table-cell table:style-name="ce434" table:formula="of:=[Fluoro.T106]">
            <text:p/>
          </table:table-cell>
          <table:table-cell table:style-name="ce439"/>
          <table:table-cell table:style-name="ce429"/>
          <table:table-cell table:style-name="ce434" table:formula="of:=[Fluoro.W106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0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3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6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9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2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8" office:value-type="string" calcext:value-type="string">
            <text:p>Patient Entrance Exposure Rate (Digital Acquisition)*</text:p>
          </table:table-cell>
          <table:table-cell table:style-name="ce433" table:number-columns-repeated="9"/>
          <table:table-cell table:style-name="ce451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38]">
            <text:p/>
          </table:table-cell>
          <table:table-cell table:style-name="ce439"/>
          <table:table-cell table:style-name="ce429"/>
          <table:table-cell table:style-name="ce434" table:formula="of:=[Fluoro.T138]">
            <text:p/>
          </table:table-cell>
          <table:table-cell table:style-name="ce439"/>
          <table:table-cell table:style-name="ce429"/>
          <table:table-cell table:style-name="ce434" table:formula="of:=[Fluoro.W138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5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8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1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4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</table:table-row>
      </table:table>
      <table:table table:name="Changelog" table:style-name="ta1">
        <table:table-column table:style-name="co2" table:default-cell-style-name="ce440"/>
        <table:table-column table:style-name="co2" table:default-cell-style-name="ce442"/>
        <table:table-row table:style-name="ro4">
          <table:table-cell office:value-type="string" calcext:value-type="string">
            <text:p>Date</text:p>
          </table:table-cell>
          <table:table-cell table:style-name="ce44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1:12:13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2-23T11:13:27.386000000</dc:date>
    <dc:creator>Eugene Mah</dc:creator>
    <meta:editing-duration>P1DT16H18M30S</meta:editing-duration>
    <meta:editing-cycles>302</meta:editing-cycles>
    <meta:generator>LibreOffice/4.3.4.1$Windows_x86 LibreOffice_project/bc356b2f991740509f321d70e4512a6a54c5f243</meta:generator>
    <meta:document-statistic meta:table-count="5" meta:cell-count="671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